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1" svg:font-family="'Source Code Pro'"/>
    <style:font-face style:name="Source Sans Pro" svg:font-family="'Source Sans Pro'"/>
    <style:font-face style:name="Arial" svg:font-family="Arial"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ource Code Pro2" svg:font-family="'Source Code Pro'"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50%" fo:padding="0in" fo:border="none"/>
    </style:style>
    <style:style style:name="P2" style:family="paragraph" style:parent-style-name="Standard">
      <style:paragraph-properties fo:line-height="150%" fo:padding="0in" fo:border="none"/>
      <style:text-properties style:font-name="Source Code Pro" style:font-name-asian="Source Code Pro2" style:font-name-complex="Source Code Pro2"/>
    </style:style>
    <style:style style:name="P3" style:family="paragraph" style:parent-style-name="Standard">
      <style:paragraph-properties fo:line-height="150%" fo:padding="0in" fo:border="none"/>
      <style:text-properties style:font-name="Source Code Pro" fo:font-weight="bold" style:font-name-asian="Source Code Pro2" style:font-weight-asian="bold" style:font-name-complex="Source Code Pro2"/>
    </style:style>
    <style:style style:name="P4" style:family="paragraph" style:parent-style-name="Standard">
      <style:paragraph-properties fo:line-height="150%" fo:padding="0in" fo:border="none"/>
      <style:text-properties style:font-name="Source Code Pro" fo:font-size="14pt" fo:font-weight="bold" style:font-name-asian="Source Code Pro2" style:font-size-asian="14pt" style:font-weight-asian="bold" style:font-name-complex="Source Code Pro2" style:font-size-complex="14pt"/>
    </style:style>
    <style:style style:name="P5" style:family="paragraph" style:parent-style-name="Standard">
      <style:paragraph-properties fo:margin-left="0in" fo:margin-right="0in" fo:line-height="150%" fo:text-indent="0.5in" style:auto-text-indent="false" fo:padding="0in" fo:border="none"/>
    </style:style>
    <style:style style:name="P6" style:family="paragraph" style:parent-style-name="Standard">
      <style:paragraph-properties fo:line-height="150%" fo:break-before="page" fo:padding="0in" fo:border="none"/>
    </style:style>
    <style:style style:name="P7" style:family="paragraph" style:parent-style-name="Standard">
      <style:paragraph-properties fo:line-height="150%" fo:break-before="page" fo:padding="0in" fo:border="none"/>
      <style:text-properties style:font-name="Source Code Pro" style:font-name-asian="Source Code Pro2" style:font-name-complex="Source Code Pro2"/>
    </style:style>
    <style:style style:name="P8" style:family="paragraph" style:parent-style-name="Standard" style:list-style-name="WWNum57">
      <style:paragraph-properties fo:margin-left="0.5in" fo:margin-right="0in" fo:line-height="150%" fo:text-indent="-0.25in" style:auto-text-indent="false" fo:padding="0in" fo:border="none"/>
    </style:style>
    <style:style style:name="P9" style:family="paragraph" style:parent-style-name="Standard" style:list-style-name="WWNum77">
      <style:paragraph-properties fo:margin-left="0.5in" fo:margin-right="0in" fo:line-height="150%" fo:text-indent="-0.25in" style:auto-text-indent="false" fo:padding="0in" fo:border="none"/>
    </style:style>
    <style:style style:name="P10" style:family="paragraph" style:parent-style-name="Standard" style:list-style-name="WWNum76">
      <style:paragraph-properties fo:margin-left="0.5in" fo:margin-right="0in" fo:line-height="150%" fo:text-indent="-0.25in" style:auto-text-indent="false" fo:padding="0in" fo:border="none"/>
    </style:style>
    <style:style style:name="P11" style:family="paragraph" style:parent-style-name="Standard" style:list-style-name="WWNum91">
      <style:paragraph-properties fo:margin-left="0.5in" fo:margin-right="0in" fo:line-height="150%" fo:text-indent="-0.25in" style:auto-text-indent="false" fo:padding="0in" fo:border="none"/>
    </style:style>
    <style:style style:name="P12" style:family="paragraph" style:parent-style-name="Standard" style:list-style-name="WWNum45">
      <style:paragraph-properties fo:margin-left="0.5in" fo:margin-right="0in" fo:line-height="150%" fo:text-indent="-0.25in" style:auto-text-indent="false" fo:padding="0in" fo:border="none"/>
    </style:style>
    <style:style style:name="P13" style:family="paragraph" style:parent-style-name="Standard" style:list-style-name="WWNum64">
      <style:paragraph-properties fo:margin-left="0.5in" fo:margin-right="0in" fo:line-height="150%" fo:text-indent="-0.25in" style:auto-text-indent="false" fo:padding="0in" fo:border="none"/>
    </style:style>
    <style:style style:name="P14" style:family="paragraph" style:parent-style-name="Standard" style:list-style-name="WWNum2">
      <style:paragraph-properties fo:margin-left="0.5in" fo:margin-right="0in" fo:line-height="150%" fo:text-indent="-0.25in" style:auto-text-indent="false" fo:padding="0in" fo:border="none"/>
    </style:style>
    <style:style style:name="P15" style:family="paragraph" style:parent-style-name="Standard" style:list-style-name="WWNum69">
      <style:paragraph-properties fo:margin-left="0.5in" fo:margin-right="0in" fo:line-height="150%" fo:text-indent="-0.25in" style:auto-text-indent="false" fo:padding="0in" fo:border="none"/>
    </style:style>
    <style:style style:name="P16" style:family="paragraph" style:parent-style-name="Standard" style:list-style-name="WWNum59">
      <style:paragraph-properties fo:margin-left="0.5in" fo:margin-right="0in" fo:line-height="150%" fo:text-indent="-0.25in" style:auto-text-indent="false" fo:padding="0in" fo:border="none"/>
    </style:style>
    <style:style style:name="P17" style:family="paragraph" style:parent-style-name="Standard" style:list-style-name="WWNum89">
      <style:paragraph-properties fo:margin-left="0.5in" fo:margin-right="0in" fo:line-height="150%" fo:text-indent="-0.25in" style:auto-text-indent="false" fo:padding="0in" fo:border="none"/>
    </style:style>
    <style:style style:name="P18" style:family="paragraph" style:parent-style-name="Standard" style:list-style-name="WWNum72">
      <style:paragraph-properties fo:margin-left="0.5in" fo:margin-right="0in" fo:line-height="150%" fo:text-indent="-0.25in" style:auto-text-indent="false" fo:padding="0in" fo:border="none"/>
    </style:style>
    <style:style style:name="P19" style:family="paragraph" style:parent-style-name="Standard" style:list-style-name="WWNum11">
      <style:paragraph-properties fo:margin-left="0.5in" fo:margin-right="0in" fo:line-height="150%" fo:text-indent="-0.25in" style:auto-text-indent="false" fo:padding="0in" fo:border="none"/>
    </style:style>
    <style:style style:name="P20" style:family="paragraph" style:parent-style-name="Standard" style:list-style-name="WWNum46">
      <style:paragraph-properties fo:margin-left="0.5in" fo:margin-right="0in" fo:line-height="150%" fo:text-indent="-0.25in" style:auto-text-indent="false" fo:padding="0in" fo:border="none"/>
    </style:style>
    <style:style style:name="P21" style:family="paragraph" style:parent-style-name="Standard" style:list-style-name="WWNum20">
      <style:paragraph-properties fo:margin-left="0.5in" fo:margin-right="0in" fo:line-height="150%" fo:text-indent="-0.25in" style:auto-text-indent="false" fo:padding="0in" fo:border="none"/>
    </style:style>
    <style:style style:name="P22" style:family="paragraph" style:parent-style-name="Standard" style:list-style-name="WWNum27">
      <style:paragraph-properties fo:margin-left="0.5in" fo:margin-right="0in" fo:line-height="150%" fo:text-indent="-0.25in" style:auto-text-indent="false" fo:padding="0in" fo:border="none"/>
    </style:style>
    <style:style style:name="P23" style:family="paragraph" style:parent-style-name="Standard" style:list-style-name="WWNum34">
      <style:paragraph-properties fo:margin-left="0.5in" fo:margin-right="0in" fo:line-height="150%" fo:text-indent="-0.25in" style:auto-text-indent="false" fo:padding="0in" fo:border="none"/>
    </style:style>
    <style:style style:name="P24" style:family="paragraph" style:parent-style-name="Standard" style:list-style-name="WWNum82">
      <style:paragraph-properties fo:margin-left="0.5in" fo:margin-right="0in" fo:line-height="150%" fo:text-indent="-0.25in" style:auto-text-indent="false" fo:padding="0in" fo:border="none"/>
    </style:style>
    <style:style style:name="P25" style:family="paragraph" style:parent-style-name="Standard" style:list-style-name="WWNum28">
      <style:paragraph-properties fo:margin-left="0.5in" fo:margin-right="0in" fo:line-height="150%" fo:text-indent="-0.25in" style:auto-text-indent="false" fo:padding="0in" fo:border="none"/>
    </style:style>
    <style:style style:name="P26" style:family="paragraph" style:parent-style-name="Standard" style:list-style-name="WWNum83">
      <style:paragraph-properties fo:margin-left="0.5in" fo:margin-right="0in" fo:line-height="150%" fo:text-indent="-0.25in" style:auto-text-indent="false" fo:padding="0in" fo:border="none"/>
    </style:style>
    <style:style style:name="P27" style:family="paragraph" style:parent-style-name="Standard" style:list-style-name="WWNum70">
      <style:paragraph-properties fo:margin-left="0.5in" fo:margin-right="0in" fo:line-height="150%" fo:text-indent="-0.25in" style:auto-text-indent="false" fo:padding="0in" fo:border="none"/>
    </style:style>
    <style:style style:name="P28" style:family="paragraph" style:parent-style-name="Standard" style:list-style-name="WWNum3">
      <style:paragraph-properties fo:margin-left="0.5in" fo:margin-right="0in" fo:line-height="150%" fo:text-indent="-0.25in" style:auto-text-indent="false" fo:padding="0in" fo:border="none"/>
    </style:style>
    <style:style style:name="P29" style:family="paragraph" style:parent-style-name="Standard" style:list-style-name="WWNum31">
      <style:paragraph-properties fo:margin-left="0.5in" fo:margin-right="0in" fo:line-height="150%" fo:text-indent="-0.25in" style:auto-text-indent="false" fo:padding="0in" fo:border="none"/>
    </style:style>
    <style:style style:name="P30" style:family="paragraph" style:parent-style-name="Standard" style:list-style-name="WWNum14">
      <style:paragraph-properties fo:margin-left="0.5in" fo:margin-right="0in" fo:line-height="150%" fo:text-indent="-0.25in" style:auto-text-indent="false" fo:padding="0in" fo:border="none"/>
    </style:style>
    <style:style style:name="P31" style:family="paragraph" style:parent-style-name="Standard" style:list-style-name="WWNum78">
      <style:paragraph-properties fo:margin-left="0.5in" fo:margin-right="0in" fo:line-height="150%" fo:text-indent="-0.25in" style:auto-text-indent="false" fo:padding="0in" fo:border="none"/>
    </style:style>
    <style:style style:name="P32" style:family="paragraph" style:parent-style-name="Standard" style:list-style-name="WWNum29">
      <style:paragraph-properties fo:margin-left="0.5in" fo:margin-right="0in" fo:line-height="150%" fo:text-indent="-0.25in" style:auto-text-indent="false" fo:padding="0in" fo:border="none"/>
    </style:style>
    <style:style style:name="P33" style:family="paragraph" style:parent-style-name="Standard" style:list-style-name="WWNum43">
      <style:paragraph-properties fo:margin-left="0.5in" fo:margin-right="0in" fo:line-height="150%" fo:text-indent="-0.25in" style:auto-text-indent="false" fo:padding="0in" fo:border="none"/>
    </style:style>
    <style:style style:name="P34" style:family="paragraph" style:parent-style-name="Standard" style:list-style-name="WWNum62">
      <style:paragraph-properties fo:margin-left="0.5in" fo:margin-right="0in" fo:line-height="150%" fo:text-indent="-0.25in" style:auto-text-indent="false" fo:padding="0in" fo:border="none"/>
    </style:style>
    <style:style style:name="P35" style:family="paragraph" style:parent-style-name="Standard" style:list-style-name="WWNum73">
      <style:paragraph-properties fo:margin-left="0.5in" fo:margin-right="0in" fo:line-height="150%" fo:text-indent="-0.25in" style:auto-text-indent="false" fo:padding="0in" fo:border="none"/>
    </style:style>
    <style:style style:name="P36" style:family="paragraph" style:parent-style-name="Standard" style:list-style-name="WWNum25">
      <style:paragraph-properties fo:margin-left="0.5in" fo:margin-right="0in" fo:line-height="150%" fo:text-indent="-0.25in" style:auto-text-indent="false" fo:padding="0in" fo:border="none"/>
    </style:style>
    <style:style style:name="P37" style:family="paragraph" style:parent-style-name="Standard" style:list-style-name="WWNum30">
      <style:paragraph-properties fo:margin-left="0.5in" fo:margin-right="0in" fo:line-height="150%" fo:text-indent="-0.25in" style:auto-text-indent="false" fo:padding="0in" fo:border="none"/>
    </style:style>
    <style:style style:name="P38" style:family="paragraph" style:parent-style-name="Standard" style:list-style-name="WWNum16">
      <style:paragraph-properties fo:margin-left="0.5in" fo:margin-right="0in" fo:line-height="150%" fo:text-indent="-0.25in" style:auto-text-indent="false" fo:padding="0in" fo:border="none"/>
    </style:style>
    <style:style style:name="P39" style:family="paragraph" style:parent-style-name="Standard" style:list-style-name="WWNum15">
      <style:paragraph-properties fo:margin-left="0.5in" fo:margin-right="0in" fo:line-height="150%" fo:text-indent="-0.25in" style:auto-text-indent="false" fo:padding="0in" fo:border="none"/>
    </style:style>
    <style:style style:name="P40" style:family="paragraph" style:parent-style-name="Standard" style:list-style-name="WWNum50">
      <style:paragraph-properties fo:margin-left="0.5in" fo:margin-right="0in" fo:line-height="150%" fo:text-indent="-0.25in" style:auto-text-indent="false" fo:padding="0in" fo:border="none"/>
    </style:style>
    <style:style style:name="P41" style:family="paragraph" style:parent-style-name="Standard" style:list-style-name="WWNum79">
      <style:paragraph-properties fo:margin-left="0.5in" fo:margin-right="0in" fo:line-height="150%" fo:text-indent="-0.25in" style:auto-text-indent="false" fo:padding="0in" fo:border="none"/>
    </style:style>
    <style:style style:name="P42" style:family="paragraph" style:parent-style-name="Standard" style:list-style-name="WWNum94">
      <style:paragraph-properties fo:margin-left="0.5in" fo:margin-right="0in" fo:line-height="150%" fo:text-indent="-0.25in" style:auto-text-indent="false" fo:padding="0in" fo:border="none"/>
    </style:style>
    <style:style style:name="P43" style:family="paragraph" style:parent-style-name="Standard" style:list-style-name="WWNum81">
      <style:paragraph-properties fo:margin-left="0.5in" fo:margin-right="0in" fo:line-height="150%" fo:text-indent="-0.25in" style:auto-text-indent="false" fo:padding="0in" fo:border="none"/>
    </style:style>
    <style:style style:name="P44" style:family="paragraph" style:parent-style-name="Standard" style:list-style-name="WWNum12">
      <style:paragraph-properties fo:margin-left="0.5in" fo:margin-right="0in" fo:line-height="150%" fo:text-indent="-0.25in" style:auto-text-indent="false" fo:padding="0in" fo:border="none"/>
    </style:style>
    <style:style style:name="P45" style:family="paragraph" style:parent-style-name="Standard" style:list-style-name="WWNum60">
      <style:paragraph-properties fo:margin-left="0.5in" fo:margin-right="0in" fo:line-height="150%" fo:text-indent="-0.25in" style:auto-text-indent="false" fo:padding="0in" fo:border="none"/>
    </style:style>
    <style:style style:name="P46" style:family="paragraph" style:parent-style-name="Standard" style:list-style-name="WWNum24">
      <style:paragraph-properties fo:margin-left="0.5in" fo:margin-right="0in" fo:line-height="150%" fo:text-indent="-0.25in" style:auto-text-indent="false" fo:padding="0in" fo:border="none"/>
    </style:style>
    <style:style style:name="P47" style:family="paragraph" style:parent-style-name="Standard" style:list-style-name="WWNum56">
      <style:paragraph-properties fo:margin-left="0.5in" fo:margin-right="0in" fo:line-height="150%" fo:text-indent="-0.25in" style:auto-text-indent="false" fo:padding="0in" fo:border="none"/>
    </style:style>
    <style:style style:name="P48" style:family="paragraph" style:parent-style-name="Standard" style:list-style-name="WWNum1">
      <style:paragraph-properties fo:margin-left="0.5in" fo:margin-right="0in" fo:line-height="150%" fo:text-indent="-0.25in" style:auto-text-indent="false" fo:padding="0in" fo:border="none"/>
    </style:style>
    <style:style style:name="P49" style:family="paragraph" style:parent-style-name="Standard" style:list-style-name="WWNum18">
      <style:paragraph-properties fo:margin-left="0.5in" fo:margin-right="0in" fo:line-height="150%" fo:text-indent="-0.25in" style:auto-text-indent="false" fo:padding="0in" fo:border="none"/>
    </style:style>
    <style:style style:name="P50" style:family="paragraph" style:parent-style-name="Standard" style:list-style-name="WWNum66">
      <style:paragraph-properties fo:margin-left="0.5in" fo:margin-right="0in" fo:line-height="150%" fo:text-indent="-0.25in" style:auto-text-indent="false" fo:padding="0in" fo:border="none"/>
    </style:style>
    <style:style style:name="P51" style:family="paragraph" style:parent-style-name="Standard" style:list-style-name="WWNum63">
      <style:paragraph-properties fo:margin-left="0.5in" fo:margin-right="0in" fo:line-height="150%" fo:text-indent="-0.25in" style:auto-text-indent="false" fo:padding="0in" fo:border="none"/>
    </style:style>
    <style:style style:name="P52" style:family="paragraph" style:parent-style-name="Standard" style:list-style-name="WWNum10">
      <style:paragraph-properties fo:margin-left="0.5in" fo:margin-right="0in" fo:line-height="150%" fo:text-indent="-0.25in" style:auto-text-indent="false" fo:padding="0in" fo:border="none"/>
    </style:style>
    <style:style style:name="P53" style:family="paragraph" style:parent-style-name="Standard" style:list-style-name="WWNum92">
      <style:paragraph-properties fo:margin-left="0.5in" fo:margin-right="0in" fo:line-height="150%" fo:text-indent="-0.25in" style:auto-text-indent="false" fo:padding="0in" fo:border="none"/>
    </style:style>
    <style:style style:name="P54" style:family="paragraph" style:parent-style-name="Standard" style:list-style-name="WWNum4">
      <style:paragraph-properties fo:margin-left="0.5in" fo:margin-right="0in" fo:line-height="150%" fo:text-indent="-0.25in" style:auto-text-indent="false" fo:padding="0in" fo:border="none"/>
    </style:style>
    <style:style style:name="P55" style:family="paragraph" style:parent-style-name="Standard" style:list-style-name="WWNum95">
      <style:paragraph-properties fo:margin-left="0.5in" fo:margin-right="0in" fo:line-height="150%" fo:text-indent="-0.25in" style:auto-text-indent="false" fo:padding="0in" fo:border="none"/>
    </style:style>
    <style:style style:name="P56" style:family="paragraph" style:parent-style-name="Standard" style:list-style-name="WWNum85">
      <style:paragraph-properties fo:margin-left="0.5in" fo:margin-right="0in" fo:line-height="150%" fo:text-indent="-0.25in" style:auto-text-indent="false" fo:padding="0in" fo:border="none"/>
    </style:style>
    <style:style style:name="P57" style:family="paragraph" style:parent-style-name="Standard" style:list-style-name="WWNum49">
      <style:paragraph-properties fo:margin-left="0.5in" fo:margin-right="0in" fo:line-height="150%" fo:text-indent="-0.25in" style:auto-text-indent="false" fo:padding="0in" fo:border="none"/>
    </style:style>
    <style:style style:name="P58" style:family="paragraph" style:parent-style-name="Standard" style:list-style-name="WWNum13">
      <style:paragraph-properties fo:margin-left="0.5in" fo:margin-right="0in" fo:line-height="150%" fo:text-indent="-0.25in" style:auto-text-indent="false" fo:padding="0in" fo:border="none"/>
    </style:style>
    <style:style style:name="P59" style:family="paragraph" style:parent-style-name="Standard" style:list-style-name="WWNum7">
      <style:paragraph-properties fo:margin-left="0.5in" fo:margin-right="0in" fo:line-height="150%" fo:text-indent="-0.25in" style:auto-text-indent="false" fo:padding="0in" fo:border="none"/>
    </style:style>
    <style:style style:name="P60" style:family="paragraph" style:parent-style-name="Standard" style:list-style-name="WWNum8">
      <style:paragraph-properties fo:margin-left="0.5in" fo:margin-right="0in" fo:line-height="150%" fo:text-indent="-0.25in" style:auto-text-indent="false" fo:padding="0in" fo:border="none"/>
    </style:style>
    <style:style style:name="P61" style:family="paragraph" style:parent-style-name="Standard" style:list-style-name="WWNum47">
      <style:paragraph-properties fo:margin-left="0.5in" fo:margin-right="0in" fo:line-height="150%" fo:text-indent="-0.25in" style:auto-text-indent="false" fo:padding="0in" fo:border="none"/>
    </style:style>
    <style:style style:name="P62" style:family="paragraph" style:parent-style-name="Standard" style:list-style-name="WWNum44">
      <style:paragraph-properties fo:margin-left="0.5in" fo:margin-right="0in" fo:line-height="150%" fo:text-indent="-0.25in" style:auto-text-indent="false" fo:padding="0in" fo:border="none"/>
    </style:style>
    <style:style style:name="P63" style:family="paragraph" style:parent-style-name="Standard" style:list-style-name="WWNum38">
      <style:paragraph-properties fo:margin-left="0.5in" fo:margin-right="0in" fo:line-height="150%" fo:text-indent="-0.25in" style:auto-text-indent="false" fo:padding="0in" fo:border="none"/>
    </style:style>
    <style:style style:name="P64" style:family="paragraph" style:parent-style-name="Standard" style:list-style-name="WWNum36">
      <style:paragraph-properties fo:margin-left="0.5in" fo:margin-right="0in" fo:line-height="150%" fo:text-indent="-0.25in" style:auto-text-indent="false" fo:padding="0in" fo:border="none"/>
    </style:style>
    <style:style style:name="P65" style:family="paragraph" style:parent-style-name="Standard" style:list-style-name="WWNum90">
      <style:paragraph-properties fo:margin-left="0.5in" fo:margin-right="0in" fo:line-height="150%" fo:text-indent="-0.25in" style:auto-text-indent="false" fo:padding="0in" fo:border="none"/>
    </style:style>
    <style:style style:name="P66" style:family="paragraph" style:parent-style-name="Standard" style:list-style-name="WWNum5">
      <style:paragraph-properties fo:margin-left="0.5in" fo:margin-right="0in" fo:line-height="150%" fo:text-indent="-0.25in" style:auto-text-indent="false" fo:padding="0in" fo:border="none"/>
    </style:style>
    <style:style style:name="P67" style:family="paragraph" style:parent-style-name="Standard" style:list-style-name="WWNum21">
      <style:paragraph-properties fo:margin-left="0.5in" fo:margin-right="0in" fo:line-height="150%" fo:text-indent="-0.25in" style:auto-text-indent="false" fo:padding="0in" fo:border="none"/>
    </style:style>
    <style:style style:name="P68" style:family="paragraph" style:parent-style-name="Standard" style:list-style-name="WWNum22">
      <style:paragraph-properties fo:margin-left="0.5in" fo:margin-right="0in" fo:line-height="150%" fo:text-indent="-0.25in" style:auto-text-indent="false" fo:padding="0in" fo:border="none"/>
    </style:style>
    <style:style style:name="P69" style:family="paragraph" style:parent-style-name="Standard" style:list-style-name="WWNum58">
      <style:paragraph-properties fo:margin-left="0.5in" fo:margin-right="0in" fo:line-height="150%" fo:text-indent="-0.25in" style:auto-text-indent="false" fo:padding="0in" fo:border="none"/>
    </style:style>
    <style:style style:name="P70" style:family="paragraph" style:parent-style-name="Standard" style:list-style-name="WWNum52">
      <style:paragraph-properties fo:margin-left="0.5in" fo:margin-right="0in" fo:line-height="150%" fo:text-indent="-0.25in" style:auto-text-indent="false" fo:padding="0in" fo:border="none"/>
    </style:style>
    <style:style style:name="P71" style:family="paragraph" style:parent-style-name="Standard" style:list-style-name="WWNum80">
      <style:paragraph-properties fo:margin-left="0.5in" fo:margin-right="0in" fo:line-height="150%" fo:text-indent="-0.25in" style:auto-text-indent="false" fo:padding="0in" fo:border="none"/>
    </style:style>
    <style:style style:name="P72" style:family="paragraph" style:parent-style-name="Standard" style:list-style-name="WWNum67">
      <style:paragraph-properties fo:margin-left="0.5in" fo:margin-right="0in" fo:line-height="150%" fo:text-indent="-0.25in" style:auto-text-indent="false" fo:padding="0in" fo:border="none"/>
    </style:style>
    <style:style style:name="P73" style:family="paragraph" style:parent-style-name="Standard" style:list-style-name="WWNum35">
      <style:paragraph-properties fo:margin-left="0.5in" fo:margin-right="0in" fo:line-height="150%" fo:text-indent="-0.25in" style:auto-text-indent="false" fo:padding="0in" fo:border="none"/>
    </style:style>
    <style:style style:name="P74" style:family="paragraph" style:parent-style-name="Standard" style:list-style-name="WWNum19">
      <style:paragraph-properties fo:margin-left="0.5in" fo:margin-right="0in" fo:line-height="150%" fo:text-indent="-0.25in" style:auto-text-indent="false" fo:padding="0in" fo:border="none"/>
    </style:style>
    <style:style style:name="P75" style:family="paragraph" style:parent-style-name="Standard" style:list-style-name="WWNum93">
      <style:paragraph-properties fo:margin-left="0.5in" fo:margin-right="0in" fo:line-height="150%" fo:text-indent="-0.25in" style:auto-text-indent="false" fo:padding="0in" fo:border="none"/>
    </style:style>
    <style:style style:name="P76" style:family="paragraph" style:parent-style-name="Standard" style:list-style-name="WWNum86">
      <style:paragraph-properties fo:margin-left="0.5in" fo:margin-right="0in" fo:line-height="150%" fo:text-indent="-0.25in" style:auto-text-indent="false" fo:padding="0in" fo:border="none"/>
    </style:style>
    <style:style style:name="P77" style:family="paragraph" style:parent-style-name="Standard" style:list-style-name="WWNum65">
      <style:paragraph-properties fo:margin-left="0.5in" fo:margin-right="0in" fo:line-height="150%" fo:text-indent="-0.25in" style:auto-text-indent="false" fo:padding="0in" fo:border="none"/>
    </style:style>
    <style:style style:name="P78" style:family="paragraph" style:parent-style-name="Standard" style:list-style-name="WWNum61">
      <style:paragraph-properties fo:margin-left="0.5in" fo:margin-right="0in" fo:line-height="150%" fo:text-indent="-0.25in" style:auto-text-indent="false" fo:padding="0in" fo:border="none"/>
    </style:style>
    <style:style style:name="P79" style:family="paragraph" style:parent-style-name="Standard" style:list-style-name="WWNum71">
      <style:paragraph-properties fo:margin-left="0.5in" fo:margin-right="0in" fo:line-height="150%" fo:text-indent="-0.25in" style:auto-text-indent="false" fo:padding="0in" fo:border="none"/>
    </style:style>
    <style:style style:name="P80" style:family="paragraph" style:parent-style-name="Standard" style:list-style-name="WWNum23">
      <style:paragraph-properties fo:margin-left="0.5in" fo:margin-right="0in" fo:line-height="150%" fo:text-indent="-0.25in" style:auto-text-indent="false" fo:padding="0in" fo:border="none"/>
    </style:style>
    <style:style style:name="P81" style:family="paragraph" style:parent-style-name="Standard" style:list-style-name="WWNum39">
      <style:paragraph-properties fo:margin-left="0.5in" fo:margin-right="0in" fo:line-height="150%" fo:text-indent="-0.25in" style:auto-text-indent="false" fo:padding="0in" fo:border="none"/>
    </style:style>
    <style:style style:name="P82" style:family="paragraph" style:parent-style-name="Standard" style:list-style-name="WWNum84">
      <style:paragraph-properties fo:margin-left="0.5in" fo:margin-right="0in" fo:line-height="150%" fo:text-indent="-0.25in" style:auto-text-indent="false" fo:padding="0in" fo:border="none"/>
    </style:style>
    <style:style style:name="P83" style:family="paragraph" style:parent-style-name="Standard" style:list-style-name="WWNum42">
      <style:paragraph-properties fo:margin-left="0.5in" fo:margin-right="0in" fo:line-height="150%" fo:text-indent="-0.25in" style:auto-text-indent="false" fo:padding="0in" fo:border="none"/>
    </style:style>
    <style:style style:name="P84" style:family="paragraph" style:parent-style-name="Standard" style:list-style-name="WWNum17">
      <style:paragraph-properties fo:margin-left="0.5in" fo:margin-right="0in" fo:line-height="150%" fo:text-indent="-0.25in" style:auto-text-indent="false" fo:padding="0in" fo:border="none"/>
    </style:style>
    <style:style style:name="P85" style:family="paragraph" style:parent-style-name="Standard" style:list-style-name="WWNum37">
      <style:paragraph-properties fo:margin-left="0.5in" fo:margin-right="0in" fo:line-height="150%" fo:text-indent="-0.25in" style:auto-text-indent="false" fo:padding="0in" fo:border="none"/>
    </style:style>
    <style:style style:name="P86" style:family="paragraph" style:parent-style-name="Standard" style:list-style-name="WWNum87">
      <style:paragraph-properties fo:margin-left="0.5in" fo:margin-right="0in" fo:line-height="150%" fo:text-indent="-0.25in" style:auto-text-indent="false" fo:padding="0in" fo:border="none"/>
    </style:style>
    <style:style style:name="P87" style:family="paragraph" style:parent-style-name="Standard" style:list-style-name="WWNum26">
      <style:paragraph-properties fo:margin-left="0.5in" fo:margin-right="0in" fo:line-height="150%" fo:text-indent="-0.25in" style:auto-text-indent="false" fo:padding="0in" fo:border="none"/>
    </style:style>
    <style:style style:name="P88" style:family="paragraph" style:parent-style-name="Standard" style:list-style-name="WWNum55">
      <style:paragraph-properties fo:margin-left="0.5in" fo:margin-right="0in" fo:line-height="150%" fo:text-indent="-0.25in" style:auto-text-indent="false" fo:padding="0in" fo:border="none"/>
    </style:style>
    <style:style style:name="P89" style:family="paragraph" style:parent-style-name="Standard" style:list-style-name="WWNum53">
      <style:paragraph-properties fo:margin-left="0.5in" fo:margin-right="0in" fo:line-height="150%" fo:text-indent="-0.25in" style:auto-text-indent="false" fo:padding="0in" fo:border="none"/>
    </style:style>
    <style:style style:name="P90" style:family="paragraph" style:parent-style-name="Standard" style:list-style-name="WWNum41">
      <style:paragraph-properties fo:margin-left="0.5in" fo:margin-right="0in" fo:line-height="150%" fo:text-indent="-0.25in" style:auto-text-indent="false" fo:padding="0in" fo:border="none"/>
    </style:style>
    <style:style style:name="P91" style:family="paragraph" style:parent-style-name="Standard" style:list-style-name="WWNum88">
      <style:paragraph-properties fo:margin-left="0.5in" fo:margin-right="0in" fo:line-height="150%" fo:text-indent="-0.25in" style:auto-text-indent="false" fo:padding="0in" fo:border="none"/>
    </style:style>
    <style:style style:name="P92" style:family="paragraph" style:parent-style-name="Standard" style:list-style-name="WWNum68">
      <style:paragraph-properties fo:margin-left="0.5in" fo:margin-right="0in" fo:line-height="150%" fo:text-indent="-0.25in" style:auto-text-indent="false" fo:padding="0in" fo:border="none"/>
    </style:style>
    <style:style style:name="P93" style:family="paragraph" style:parent-style-name="Standard" style:list-style-name="WWNum6">
      <style:paragraph-properties fo:margin-left="0.5in" fo:margin-right="0in" fo:line-height="150%" fo:text-indent="-0.25in" style:auto-text-indent="false" fo:padding="0in" fo:border="none"/>
    </style:style>
    <style:style style:name="P94" style:family="paragraph" style:parent-style-name="Standard" style:list-style-name="WWNum32">
      <style:paragraph-properties fo:margin-left="0.5in" fo:margin-right="0in" fo:line-height="150%" fo:text-indent="-0.25in" style:auto-text-indent="false" fo:padding="0in" fo:border="none"/>
    </style:style>
    <style:style style:name="P95" style:family="paragraph" style:parent-style-name="Standard" style:list-style-name="WWNum54">
      <style:paragraph-properties fo:margin-left="0.5in" fo:margin-right="0in" fo:line-height="150%" fo:text-indent="-0.25in" style:auto-text-indent="false" fo:padding="0in" fo:border="none"/>
    </style:style>
    <style:style style:name="P96" style:family="paragraph" style:parent-style-name="Standard" style:list-style-name="WWNum48">
      <style:paragraph-properties fo:margin-left="0.5in" fo:margin-right="0in" fo:line-height="150%" fo:text-indent="-0.25in" style:auto-text-indent="false" fo:padding="0in" fo:border="none"/>
    </style:style>
    <style:style style:name="P97" style:family="paragraph" style:parent-style-name="Standard" style:list-style-name="WWNum74">
      <style:paragraph-properties fo:margin-left="0.5in" fo:margin-right="0in" fo:line-height="150%" fo:text-indent="-0.25in" style:auto-text-indent="false" fo:padding="0in" fo:border="none"/>
    </style:style>
    <style:style style:name="P98" style:family="paragraph" style:parent-style-name="Standard" style:list-style-name="WWNum9">
      <style:paragraph-properties fo:margin-left="0.5in" fo:margin-right="0in" fo:line-height="150%" fo:text-indent="-0.25in" style:auto-text-indent="false" fo:padding="0in" fo:border="none"/>
    </style:style>
    <style:style style:name="P99" style:family="paragraph" style:parent-style-name="Standard" style:list-style-name="WWNum40">
      <style:paragraph-properties fo:margin-left="0.5in" fo:margin-right="0in" fo:line-height="150%" fo:text-indent="-0.25in" style:auto-text-indent="false" fo:padding="0in" fo:border="none"/>
    </style:style>
    <style:style style:name="P100" style:family="paragraph" style:parent-style-name="Standard" style:list-style-name="WWNum51">
      <style:paragraph-properties fo:margin-left="0.5in" fo:margin-right="0in" fo:line-height="150%" fo:text-indent="-0.25in" style:auto-text-indent="false" fo:padding="0in" fo:border="none"/>
    </style:style>
    <style:style style:name="P101" style:family="paragraph" style:parent-style-name="Standard" style:list-style-name="WWNum33">
      <style:paragraph-properties fo:margin-left="0.5in" fo:margin-right="0in" fo:line-height="150%" fo:text-indent="-0.25in" style:auto-text-indent="false" fo:padding="0in" fo:border="none"/>
    </style:style>
    <style:style style:name="P102" style:family="paragraph" style:parent-style-name="Standard" style:list-style-name="WWNum75">
      <style:paragraph-properties fo:margin-left="0.5in" fo:margin-right="0in" fo:line-height="150%" fo:text-indent="-0.25in" style:auto-text-indent="false" fo:padding="0in" fo:border="none"/>
    </style:style>
    <style:style style:name="P103" style:family="paragraph" style:parent-style-name="Standard" style:list-style-name="WWNum31">
      <style:paragraph-properties fo:margin-left="0.5in" fo:margin-right="0in" fo:line-height="150%" fo:text-indent="-0.25in" style:auto-text-indent="false" fo:padding="0in" fo:border="none"/>
      <style:text-properties style:font-name="Source Code Pro" style:text-underline-style="none" style:font-name-asian="Source Code Pro2" style:font-name-complex="Source Code Pro2"/>
    </style:style>
    <style:style style:name="P104" style:family="paragraph" style:parent-style-name="Standard" style:list-style-name="WWNum78">
      <style:paragraph-properties fo:margin-left="0.5in" fo:margin-right="0in" fo:line-height="150%" fo:text-indent="-0.25in" style:auto-text-indent="false" fo:padding="0in" fo:border="none"/>
      <style:text-properties style:font-name="Source Code Pro" style:text-underline-style="none" style:font-name-asian="Source Code Pro2" style:font-name-complex="Source Code Pro2"/>
    </style:style>
    <style:style style:name="P105" style:family="paragraph" style:parent-style-name="Standard" style:list-style-name="WWNum43">
      <style:paragraph-properties fo:margin-left="0.5in" fo:margin-right="0in" fo:line-height="150%" fo:text-indent="-0.25in" style:auto-text-indent="false" fo:padding="0in" fo:border="none"/>
      <style:text-properties style:font-name="Source Code Pro" style:text-underline-style="none" style:font-name-asian="Source Code Pro2" style:font-name-complex="Source Code Pro2"/>
    </style:style>
    <style:style style:name="P106" style:family="paragraph" style:parent-style-name="Standard" style:list-style-name="WWNum91">
      <style:paragraph-properties fo:margin-left="1in" fo:margin-right="0in" fo:line-height="150%" fo:text-indent="-0.25in" style:auto-text-indent="false" fo:padding="0in" fo:border="none"/>
    </style:style>
    <style:style style:name="P107" style:family="paragraph" style:parent-style-name="Standard" style:list-style-name="WWNum70">
      <style:paragraph-properties fo:margin-left="1in" fo:margin-right="0in" fo:line-height="150%" fo:text-indent="-0.25in" style:auto-text-indent="false" fo:padding="0in" fo:border="none"/>
    </style:style>
    <style:style style:name="P108" style:family="paragraph" style:parent-style-name="Standard" style:list-style-name="WWNum16">
      <style:paragraph-properties fo:margin-left="1in" fo:margin-right="0in" fo:line-height="150%" fo:text-indent="-0.25in" style:auto-text-indent="false" fo:padding="0in" fo:border="none"/>
    </style:style>
    <style:style style:name="P109" style:family="paragraph" style:parent-style-name="Standard" style:list-style-name="WWNum50">
      <style:paragraph-properties fo:margin-left="1in" fo:margin-right="0in" fo:line-height="150%" fo:text-indent="-0.25in" style:auto-text-indent="false" fo:padding="0in" fo:border="none"/>
    </style:style>
    <style:style style:name="P110" style:family="paragraph" style:parent-style-name="Standard" style:list-style-name="WWNum60">
      <style:paragraph-properties fo:margin-left="1in" fo:margin-right="0in" fo:line-height="150%" fo:text-indent="-0.25in" style:auto-text-indent="false" fo:padding="0in" fo:border="none"/>
    </style:style>
    <style:style style:name="P111" style:family="paragraph" style:parent-style-name="Standard" style:list-style-name="WWNum56">
      <style:paragraph-properties fo:margin-left="1in" fo:margin-right="0in" fo:line-height="150%" fo:text-indent="-0.25in" style:auto-text-indent="false" fo:padding="0in" fo:border="none"/>
    </style:style>
    <style:style style:name="P112" style:family="paragraph" style:parent-style-name="Standard" style:list-style-name="WWNum10">
      <style:paragraph-properties fo:margin-left="1in" fo:margin-right="0in" fo:line-height="150%" fo:text-indent="-0.25in" style:auto-text-indent="false" fo:padding="0in" fo:border="none"/>
    </style:style>
    <style:style style:name="P113" style:family="paragraph" style:parent-style-name="Standard" style:list-style-name="WWNum80">
      <style:paragraph-properties fo:margin-left="1in" fo:margin-right="0in" fo:line-height="150%" fo:text-indent="-0.25in" style:auto-text-indent="false" fo:padding="0in" fo:border="none"/>
    </style:style>
    <style:style style:name="P114" style:family="paragraph" style:parent-style-name="Standard" style:list-style-name="WWNum67">
      <style:paragraph-properties fo:margin-left="1in" fo:margin-right="0in" fo:line-height="150%" fo:text-indent="-0.25in" style:auto-text-indent="false" fo:padding="0in" fo:border="none"/>
    </style:style>
    <style:style style:name="P115" style:family="paragraph" style:parent-style-name="Standard" style:list-style-name="WWNum19">
      <style:paragraph-properties fo:margin-left="1in" fo:margin-right="0in" fo:line-height="150%" fo:text-indent="-0.25in" style:auto-text-indent="false" fo:padding="0in" fo:border="none"/>
    </style:style>
    <style:style style:name="P116" style:family="paragraph" style:parent-style-name="Standard" style:list-style-name="WWNum65">
      <style:paragraph-properties fo:margin-left="1in" fo:margin-right="0in" fo:line-height="150%" fo:text-indent="-0.25in" style:auto-text-indent="false" fo:padding="0in" fo:border="none"/>
    </style:style>
    <style:style style:name="P117" style:family="paragraph" style:parent-style-name="Standard" style:list-style-name="WWNum17">
      <style:paragraph-properties fo:margin-left="1in" fo:margin-right="0in" fo:line-height="150%" fo:text-indent="-0.25in" style:auto-text-indent="false" fo:padding="0in" fo:border="none"/>
    </style:style>
    <style:style style:name="P118" style:family="paragraph" style:parent-style-name="Standard" style:list-style-name="WWNum55">
      <style:paragraph-properties fo:margin-left="1in" fo:margin-right="0in" fo:line-height="150%" fo:text-indent="-0.25in" style:auto-text-indent="false" fo:padding="0in" fo:border="none"/>
    </style:style>
    <style:style style:name="P119" style:family="paragraph" style:parent-style-name="Standard" style:list-style-name="WWNum53">
      <style:paragraph-properties fo:margin-left="1in" fo:margin-right="0in" fo:line-height="150%" fo:text-indent="-0.25in" style:auto-text-indent="false" fo:padding="0in" fo:border="none"/>
    </style:style>
    <style:style style:name="P120" style:family="paragraph" style:parent-style-name="Standard" style:list-style-name="WWNum41">
      <style:paragraph-properties fo:margin-left="1in" fo:margin-right="0in" fo:line-height="150%" fo:text-indent="-0.25in" style:auto-text-indent="false" fo:padding="0in" fo:border="none"/>
    </style:style>
    <style:style style:name="P121" style:family="paragraph" style:parent-style-name="Standard" style:list-style-name="WWNum54">
      <style:paragraph-properties fo:margin-left="1in" fo:margin-right="0in" fo:line-height="150%" fo:text-indent="-0.25in" style:auto-text-indent="false" fo:padding="0in" fo:border="none"/>
    </style:style>
    <style:style style:name="P122" style:family="paragraph" style:parent-style-name="Standard" style:list-style-name="WWNum74">
      <style:paragraph-properties fo:margin-left="1in" fo:margin-right="0in" fo:line-height="150%" fo:text-indent="-0.25in" style:auto-text-indent="false" fo:padding="0in" fo:border="none"/>
    </style:style>
    <style:style style:name="P123" style:family="paragraph" style:parent-style-name="Standard" style:list-style-name="WWNum9">
      <style:paragraph-properties fo:margin-left="1in" fo:margin-right="0in" fo:line-height="150%" fo:text-indent="-0.25in" style:auto-text-indent="false" fo:padding="0in" fo:border="none"/>
    </style:style>
    <style:style style:name="P124" style:family="paragraph" style:parent-style-name="Standard" style:list-style-name="WWNum56">
      <style:paragraph-properties fo:margin-left="1.5in" fo:margin-right="0in" fo:line-height="150%" fo:text-indent="-0.25in" style:auto-text-indent="false" fo:padding="0in" fo:border="none"/>
    </style:style>
    <style:style style:name="P125" style:family="paragraph" style:parent-style-name="Standard" style:list-style-name="WWNum80">
      <style:paragraph-properties fo:margin-left="1.5in" fo:margin-right="0in" fo:line-height="150%" fo:text-indent="-0.25in" style:auto-text-indent="false" fo:padding="0in" fo:border="none"/>
    </style:style>
    <style:style style:name="P126" style:family="paragraph" style:parent-style-name="Standard" style:list-style-name="WWNum17">
      <style:paragraph-properties fo:margin-left="1.5in" fo:margin-right="0in" fo:line-height="150%" fo:text-indent="-0.25in" style:auto-text-indent="false" fo:padding="0in" fo:border="none"/>
    </style:style>
    <style:style style:name="P127" style:family="paragraph" style:parent-style-name="Standard">
      <style:paragraph-properties fo:margin-left="0in" fo:margin-right="0in" fo:line-height="150%" fo:text-indent="0in" style:auto-text-indent="false" fo:padding="0in" fo:border="none"/>
      <style:text-properties style:font-name="Source Code Pro" style:font-name-asian="Source Code Pro2" style:font-name-complex="Source Code Pro2"/>
    </style:style>
    <style:style style:name="P128" style:family="paragraph" style:parent-style-name="Standard" style:master-page-name="Standard">
      <style:paragraph-properties fo:line-height="150%" style:page-number="1" fo:padding="0in" fo:border="none"/>
    </style:style>
    <style:style style:name="P129" style:family="paragraph">
      <style:paragraph-properties fo:margin-top="0in" fo:margin-bottom="0in" fo:line-height="100%" fo:text-align="center"/>
    </style:style>
    <style:style style:name="P130" style:family="paragraph">
      <loext:graphic-properties draw:fill="none"/>
      <style:paragraph-properties fo:margin-top="0in" fo:margin-bottom="0in" fo:line-height="100%" fo:text-align="center"/>
    </style:style>
    <style:style style:name="P131" style:family="paragraph">
      <loext:graphic-properties draw:fill="solid" draw:fill-color="#c9daf8"/>
      <style:paragraph-properties fo:text-align="start"/>
    </style:style>
    <style:style style:name="P132" style:family="paragraph">
      <loext:graphic-properties draw:fill="solid" draw:fill-color="#ffffff"/>
      <style:paragraph-properties fo:text-align="start"/>
    </style:style>
    <style:style style:name="P133" style:family="paragraph">
      <loext:graphic-properties draw:fill="solid" draw:fill-color="#f4cccc"/>
      <style:paragraph-properties fo:text-align="start"/>
    </style:style>
    <style:style style:name="P134" style:family="paragraph">
      <loext:graphic-properties draw:fill="solid" draw:fill-color="#fff2cc"/>
      <style:paragraph-properties fo:text-align="start"/>
    </style:style>
    <style:style style:name="P135" style:family="paragraph">
      <loext:graphic-properties draw:fill="solid" draw:fill-color="#f3f3f3"/>
      <style:paragraph-properties fo:text-align="start"/>
    </style:style>
    <style:style style:name="P136" style:family="paragraph">
      <style:paragraph-properties fo:margin-top="0in" fo:margin-bottom="0in" fo:line-height="100%" fo:text-align="start"/>
    </style:style>
    <style:style style:name="P137" style:family="paragraph">
      <loext:graphic-properties draw:fill="none"/>
      <style:paragraph-properties fo:margin-top="0in" fo:margin-bottom="0in" fo:line-height="100%" fo:text-align="start"/>
    </style:style>
    <style:style style:name="P138" style:family="paragraph">
      <loext:graphic-properties draw:fill="solid" draw:fill-color="#f3f3f3"/>
      <style:paragraph-properties fo:margin-top="0in" fo:margin-bottom="0in" fo:line-height="100%" fo:text-align="start"/>
    </style:style>
    <style:style style:name="P139" style:family="paragraph">
      <loext:graphic-properties draw:fill="solid" draw:fill-color="#ff0000"/>
      <style:paragraph-properties fo:text-align="start"/>
    </style:style>
    <style:style style:name="P140" style:family="paragraph">
      <loext:graphic-properties draw:fill="solid" draw:fill-color="#d9d9d9"/>
      <style:paragraph-properties fo:margin-top="0in" fo:margin-bottom="0in" fo:line-height="100%" fo:text-align="start"/>
    </style:style>
    <style:style style:name="P141" style:family="paragraph">
      <loext:graphic-properties draw:fill="solid" draw:fill-color="#00ff00"/>
      <style:paragraph-properties fo:text-align="start"/>
    </style:style>
    <style:style style:name="P142" style:family="paragraph">
      <loext:graphic-properties draw:fill="solid" draw:fill-color="#cfe2f3"/>
      <style:paragraph-properties fo:text-align="start"/>
    </style:style>
    <style:style style:name="P143" style:family="paragraph">
      <loext:graphic-properties draw:fill="solid" draw:fill-color="#ffffff"/>
      <style:paragraph-properties fo:margin-top="0in" fo:margin-bottom="0in" fo:line-height="100%" fo:text-align="start"/>
    </style:style>
    <style:style style:name="P144" style:family="paragraph">
      <loext:graphic-properties draw:fill="solid" draw:fill-color="#cfe2f3"/>
      <style:paragraph-properties fo:margin-top="0in" fo:margin-bottom="0in" fo:line-height="100%" fo:text-align="start"/>
    </style:style>
    <style:style style:name="P145" style:family="paragraph">
      <loext:graphic-properties draw:fill="solid" draw:fill-color="#d0e0e3"/>
      <style:paragraph-properties fo:text-align="start"/>
    </style:style>
    <style:style style:name="T1" style:family="text">
      <style:text-properties style:font-name="Source Code Pro" fo:font-weight="bold" style:font-name-asian="Source Code Pro2" style:font-weight-asian="bold" style:font-name-complex="Source Code Pro2"/>
    </style:style>
    <style:style style:name="T2" style:family="text">
      <style:text-properties style:font-name="Source Code Pro" style:font-name-asian="Source Code Pro2" style:font-name-complex="Source Code Pro2"/>
    </style:style>
    <style:style style:name="T3" style:family="text">
      <style:text-properties style:font-name="Source Code Pro" fo:font-size="14pt" fo:font-weight="bold" style:font-name-asian="Source Code Pro2" style:font-size-asian="14pt" style:font-weight-asian="bold" style:font-name-complex="Source Code Pro2" style:font-size-complex="14pt"/>
    </style:style>
    <style:style style:name="T4" style:family="text">
      <style:text-properties style:font-name="Source Code Pro" style:text-underline-style="none" style:font-name-asian="Source Code Pro2" style:font-name-complex="Source Code Pro2"/>
    </style:style>
    <style:style style:name="T5" style:family="text">
      <style:text-properties style:font-name="Source Code Pro" fo:font-size="10pt" style:font-name-asian="Source Code Pro2" style:font-size-asian="10pt" style:font-name-complex="Source Code Pro2" style:font-size-complex="10pt"/>
    </style:style>
    <style:style style:name="T6" style:family="text">
      <style:text-properties fo:color="#1155cc" style:font-name="Source Code Pro" style:text-underline-style="solid" style:text-underline-width="auto" style:text-underline-color="font-color" style:font-name-asian="Source Code Pro2" style:font-name-complex="Source Code Pro2"/>
    </style:style>
    <style:style style:name="T7" style:family="text">
      <style:text-properties style:text-position="super 58%" style:font-name="Source Code Pro" style:font-name-asian="Source Code Pro2" style:font-name-complex="Source Code Pro2"/>
    </style:style>
    <style:style style:name="T8" style:family="text">
      <style:text-properties style:text-line-through-style="solid" style:text-line-through-type="single" style:font-name="Source Code Pro" style:font-name-asian="Source Code Pro2" style:font-name-complex="Source Code Pro2"/>
    </style:style>
    <style:style style:name="T9" style:family="text">
      <style:text-properties fo:font-variant="normal" fo:text-transform="none" fo:color="#000000" style:text-line-through-style="none" style:text-line-through-type="none" style:text-position="0% 100%" style:font-name="Source Code Pro1" fo:font-size="14pt" fo:letter-spacing="normal" fo:font-style="normal" style:text-underline-style="none" fo:font-weight="bold" style:font-name-asian="Source Code Pro1" style:font-size-asian="14pt" style:font-style-asian="normal" style:font-weight-asian="bold" style:font-name-complex="Source Code Pro1"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Source Code Pro1" fo:font-size="10pt" fo:letter-spacing="normal" fo:font-style="normal" style:text-underline-style="none" fo:font-weight="bold" style:font-name-asian="Source Code Pro1" style:font-size-asian="10pt" style:font-style-asian="normal" style:font-weight-asian="bold" style:font-name-complex="Source Code Pro1" style:font-size-complex="10pt" style:font-style-complex="normal" style:font-weight-complex="bold"/>
    </style:style>
    <style:style style:name="T11" style:family="text">
      <style:text-properties fo:font-variant="normal" fo:text-transform="none" fo:color="#000000" style:text-line-through-style="none" style:text-line-through-type="none" style:text-position="0% 100%" style:font-name="Source Code Pro1" fo:font-size="10pt" fo:letter-spacing="normal" fo:font-style="normal" style:text-underline-style="none" fo:font-weight="normal" style:font-name-asian="Source Code Pro1" style:font-size-asian="10pt" style:font-style-asian="normal" style:font-weight-asian="normal" style:font-name-complex="Source Code Pro1" style:font-size-complex="1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Source Code Pro1" fo:font-size="9pt" fo:letter-spacing="normal" fo:font-style="normal" style:text-underline-style="none" fo:font-weight="normal" style:font-name-asian="Source Code Pro1" style:font-size-asian="9pt" style:font-style-asian="normal" style:font-weight-asian="normal" style:font-name-complex="Source Code Pro1" style:font-size-complex="9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Source Sans Pro" fo:font-size="10pt" fo:letter-spacing="normal" fo:font-style="normal" style:text-underline-style="none" fo:font-weight="bold" style:font-name-asian="Source Sans Pro" style:font-size-asian="10pt" style:font-style-asian="normal" style:font-weight-asian="bold" style:font-name-complex="Source Sans Pro" style:font-size-complex="10pt" style:font-style-complex="normal" style:font-weight-complex="bold"/>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none" draw:textarea-vertical-align="top" draw:auto-grow-height="false" draw:fit-to-size="false" style:shrink-to-fit="false" fo:min-height="0.2252in" fo:min-width="0.7217in" fo:padding-top="0.1in" fo:padding-bottom="0.1in" fo:padding-left="0.1in" fo:padding-right="0.1in" fo:wrap-option="wrap" style:run-through="foreground"/>
    </style:style>
    <style:style style:name="gr3" style:family="graphic">
      <style:graphic-properties draw:stroke="solid" svg:stroke-width="0.0209in" svg:stroke-color="#000000" draw:stroke-linejoin="round" draw:fill="solid" draw:fill-color="#c9daf8" draw:textarea-vertical-align="middle" draw:auto-grow-height="false" draw:fit-to-size="false" style:shrink-to-fit="false" fo:min-height="0in" fo:min-width="4.4492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style:shrink-to-fit="false" fo:min-height="0.2252in" fo:min-width="1.4654in" fo:padding-top="0.1in" fo:padding-bottom="0.1in" fo:padding-left="0.1in" fo:padding-right="0.1in" fo:wrap-option="wrap" style:run-through="foreground"/>
    </style:style>
    <style:style style:name="gr5" style:family="graphic">
      <style:graphic-properties draw:stroke="solid" svg:stroke-width="0.0209in" svg:stroke-color="#000000" draw:stroke-linejoin="round" draw:fill="solid" draw:fill-color="#ffffff" draw:textarea-vertical-align="middle" draw:auto-grow-height="false" draw:fit-to-size="false" style:shrink-to-fit="false" fo:min-height="1.8425in" fo:min-width="1.3409in" fo:padding-top="0.1in" fo:padding-bottom="0.1in" fo:padding-left="0.1in" fo:padding-right="0.1in" fo:wrap-option="wrap" style:run-through="foreground"/>
    </style:style>
    <style:style style:name="gr6" style:family="graphic">
      <style:graphic-properties draw:stroke="solid" svg:stroke-width="0.0209in" svg:stroke-color="#000000" draw:stroke-linejoin="round" draw:fill="solid" draw:fill-color="#f4cccc" draw:textarea-vertical-align="middle" draw:auto-grow-height="false" draw:fit-to-size="false" style:shrink-to-fit="false" fo:min-height="0.2634in" fo:min-width="0.9634in" fo:padding-top="0.1in" fo:padding-bottom="0.1in" fo:padding-left="0.1in" fo:padding-right="0.1in" fo:wrap-option="wrap" style:run-through="foreground"/>
    </style:style>
    <style:style style:name="gr7" style:family="graphic">
      <style:graphic-properties draw:stroke="solid" svg:stroke-width="0.0209in" svg:stroke-color="#000000" draw:stroke-linejoin="round" draw:fill="solid" draw:fill-color="#fff2cc" draw:textarea-vertical-align="middle" draw:auto-grow-height="false" draw:fit-to-size="false" style:shrink-to-fit="false" fo:min-height="0.2638in" fo:min-width="0.9634in" fo:padding-top="0.1in" fo:padding-bottom="0.1in" fo:padding-left="0.1in" fo:padding-right="0.1in" fo:wrap-option="wrap" style:run-through="foreground"/>
    </style:style>
    <style:style style:name="gr8" style:family="graphic">
      <style:graphic-properties draw:stroke="solid" svg:stroke-width="0.0209in" svg:stroke-color="#000000" draw:stroke-linejoin="round" draw:fill="solid" draw:fill-color="#c9daf8" draw:textarea-vertical-align="middle" draw:auto-grow-height="false" draw:fit-to-size="false" style:shrink-to-fit="false" fo:min-height="0.2634in" fo:min-width="0.9634in" fo:padding-top="0.1in" fo:padding-bottom="0.1in" fo:padding-left="0.1in" fo:padding-right="0.1in" fo:wrap-option="wrap" style:run-through="foreground"/>
    </style:style>
    <style:style style:name="gr9" style:family="graphic">
      <style:graphic-properties draw:stroke="solid" svg:stroke-width="0.0209in" svg:stroke-color="#000000" draw:stroke-linejoin="round" draw:fill="solid" draw:fill-color="#ffffff" draw:textarea-vertical-align="middle" draw:auto-grow-height="false" draw:fit-to-size="false" style:shrink-to-fit="false" fo:min-height="1.8425in" fo:min-width="1.3417in" fo:padding-top="0.1in" fo:padding-bottom="0.1in" fo:padding-left="0.1in" fo:padding-right="0.1in" fo:wrap-option="wrap" style:run-through="foreground"/>
    </style:style>
    <style:style style:name="gr10" style:family="graphic">
      <style:graphic-properties draw:stroke="solid" svg:stroke-width="0.0209in" svg:stroke-color="#000000" draw:stroke-linejoin="round" draw:fill="solid" draw:fill-color="#f3f3f3" draw:textarea-vertical-align="middle" draw:auto-grow-height="false" draw:fit-to-size="false" style:shrink-to-fit="false" fo:min-height="1.2055in" fo:min-width="0.9638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false" draw:fit-to-size="false" style:shrink-to-fit="false" fo:min-height="0.2366in" fo:min-width="0.6709in" fo:padding-top="0.1in" fo:padding-bottom="0.1in" fo:padding-left="0.1in" fo:padding-right="0.1in" fo:wrap-option="wrap" style:run-through="foreground"/>
    </style:style>
    <style:style style:name="gr12" style:family="graphic">
      <style:graphic-properties draw:stroke="solid" svg:stroke-width="0.0209in" svg:stroke-color="#000000" draw:stroke-linejoin="round" draw:fill="solid" draw:fill-color="#ffffff" draw:textarea-vertical-align="middle" draw:auto-grow-height="false" draw:fit-to-size="false" style:shrink-to-fit="false" fo:min-height="0in" fo:min-width="0.7181in" fo:padding-top="0.1in" fo:padding-bottom="0.1in" fo:padding-left="0.1in" fo:padding-right="0.1in" fo:wrap-option="wrap" style:run-through="foreground"/>
    </style:style>
    <style:style style:name="gr13" style:family="graphic">
      <style:graphic-properties draw:stroke="solid" svg:stroke-width="0.0209in" svg:stroke-color="#000000" draw:stroke-linejoin="round" draw:fill="solid" draw:fill-color="#ffffff" draw:textarea-vertical-align="middle" draw:auto-grow-height="false" draw:fit-to-size="false" style:shrink-to-fit="false" fo:min-height="0in" fo:min-width="0.1591in" fo:padding-top="0.1in" fo:padding-bottom="0.1in" fo:padding-left="0.1in" fo:padding-right="0.1in" fo:wrap-option="wrap" style:run-through="foreground"/>
    </style:style>
    <style:style style:name="gr14" style:family="graphic">
      <style:graphic-properties draw:stroke="solid" svg:stroke-width="0.0209in" svg:stroke-color="#000000" draw:stroke-linejoin="round" draw:fill="solid" draw:fill-color="#f3f3f3" draw:textarea-vertical-align="middle" draw:auto-grow-height="false" draw:fit-to-size="false" style:shrink-to-fit="false" fo:min-height="1.2055in" fo:min-width="0.9634in" fo:padding-top="0.1in" fo:padding-bottom="0.1in" fo:padding-left="0.1in" fo:padding-right="0.1in" fo:wrap-option="wrap" style:run-through="foreground"/>
    </style:style>
    <style:style style:name="gr15" style:family="graphic">
      <style:graphic-properties draw:stroke="none" svg:stroke-width="0in" draw:fill="none" draw:textarea-vertical-align="top" draw:auto-grow-height="false" draw:fit-to-size="false" style:shrink-to-fit="false" fo:min-height="0.2366in" fo:min-width="0.6701in" fo:padding-top="0.1in" fo:padding-bottom="0.1in" fo:padding-left="0.1in" fo:padding-right="0.1in" fo:wrap-option="wrap" style:run-through="foreground"/>
    </style:style>
    <style:style style:name="gr16" style:family="graphic">
      <style:graphic-properties draw:stroke="none" svg:stroke-width="0in" draw:fill="none" draw:textarea-vertical-align="top" draw:auto-grow-height="false" draw:fit-to-size="false" style:shrink-to-fit="false" fo:min-height="0.2366in" fo:min-width="0.5646in" fo:padding-top="0.1in" fo:padding-bottom="0.1in" fo:padding-left="0.1in" fo:padding-right="0.1in" fo:wrap-option="wrap" style:run-through="foreground"/>
    </style:style>
    <style:style style:name="gr17" style:family="graphic">
      <style:graphic-properties draw:stroke="solid" svg:stroke-width="0.0209in" svg:stroke-color="#000000" draw:stroke-linejoin="round" draw:fill="solid" draw:fill-color="#ffffff" draw:textarea-vertical-align="middle" draw:auto-grow-height="false" draw:fit-to-size="false" style:shrink-to-fit="false" fo:min-height="0in" fo:min-width="0.7173in" fo:padding-top="0.1in" fo:padding-bottom="0.1in" fo:padding-left="0.1in" fo:padding-right="0.1in" fo:wrap-option="wrap" style:run-through="foreground"/>
    </style:style>
    <style:style style:name="gr18" style:family="graphic">
      <style:graphic-properties draw:stroke="solid" svg:stroke-width="0.0209in" svg:stroke-color="#000000" draw:stroke-linejoin="round" draw:fill="solid" draw:fill-color="#ffffff" draw:textarea-vertical-align="middle" draw:auto-grow-height="false" draw:fit-to-size="false" style:shrink-to-fit="false" fo:min-height="2.1339in" fo:min-width="1.6339in" fo:padding-top="0.1in" fo:padding-bottom="0.1in" fo:padding-left="0.1in" fo:padding-right="0.1in" fo:wrap-option="wrap" style:run-through="foreground"/>
    </style:style>
    <style:style style:name="gr19" style:family="graphic">
      <style:graphic-properties draw:stroke="solid" svg:stroke-width="0.0209in" svg:stroke-color="#000000" draw:stroke-linejoin="round" draw:fill="solid" draw:fill-color="#f3f3f3" draw:textarea-vertical-align="middle" draw:auto-grow-height="false" draw:fit-to-size="false" style:shrink-to-fit="false" fo:min-height="0.0945in" fo:min-width="1.3811in" fo:padding-top="0.1in" fo:padding-bottom="0.1in" fo:padding-left="0.1in" fo:padding-right="0.1in" fo:wrap-option="wrap" style:run-through="foreground"/>
    </style:style>
    <style:style style:name="gr20" style:family="graphic">
      <style:graphic-properties draw:stroke="none" svg:stroke-width="0in" draw:fill="none" draw:textarea-vertical-align="top" draw:auto-grow-height="false" draw:fit-to-size="false" style:shrink-to-fit="false" fo:min-height="0.1681in" fo:min-width="0.4535in" fo:padding-top="0.1in" fo:padding-bottom="0.1in" fo:padding-left="0.1in" fo:padding-right="0.1in" fo:wrap-option="wrap" style:run-through="foreground"/>
    </style:style>
    <style:style style:name="gr21" style:family="graphic">
      <style:graphic-properties draw:stroke="solid" svg:stroke-width="0.0209in" svg:stroke-color="#000000" draw:stroke-linejoin="round" draw:fill="solid" draw:fill-color="#f3f3f3" draw:textarea-vertical-align="middle" draw:auto-grow-height="false" draw:fit-to-size="false" style:shrink-to-fit="false" fo:min-height="0.0953in" fo:min-width="1.3811in" fo:padding-top="0.1in" fo:padding-bottom="0.1in" fo:padding-left="0.1in" fo:padding-right="0.1in" fo:wrap-option="wrap" style:run-through="foreground"/>
    </style:style>
    <style:style style:name="gr22" style:family="graphic">
      <style:graphic-properties draw:stroke="solid" svg:stroke-width="0.0209in" svg:stroke-color="#980000" draw:stroke-linejoin="round" draw:fill="solid" draw:fill-color="#ff0000" draw:textarea-vertical-align="middle" draw:auto-grow-height="false" draw:fit-to-size="false" style:shrink-to-fit="false" fo:min-height="0in" fo:min-width="0in" fo:padding-top="0.1in" fo:padding-bottom="0.1in" fo:padding-left="0.1in" fo:padding-right="0.1in" fo:wrap-option="wrap" style:run-through="foreground"/>
    </style:style>
    <style:style style:name="gr23" style:family="graphic">
      <style:graphic-properties draw:stroke="solid" svg:stroke-width="0.0209in" svg:stroke-color="#000000" draw:stroke-linejoin="round" draw:fill="solid" draw:fill-color="#d9d9d9" draw:textarea-vertical-align="middle" draw:auto-grow-height="false" draw:fit-to-size="false" style:shrink-to-fit="false" fo:min-height="0.0945in" fo:min-width="1.3811in" fo:padding-top="0.1in" fo:padding-bottom="0.1in" fo:padding-left="0.1in" fo:padding-right="0.1in" fo:wrap-option="wrap" style:run-through="foreground"/>
    </style:style>
    <style:style style:name="gr24" style:family="graphic">
      <style:graphic-properties draw:stroke="solid" svg:stroke-width="0.0209in" svg:stroke-color="#274e13" draw:stroke-linejoin="round" draw:fill="solid" draw:fill-color="#00ff00" draw:textarea-vertical-align="middle" draw:auto-grow-height="false" draw:fit-to-size="false" style:shrink-to-fit="false" fo:min-height="0in" fo:min-width="0.0165in" fo:padding-top="0.1in" fo:padding-bottom="0.1in" fo:padding-left="0.1in" fo:padding-right="0.1in" fo:wrap-option="wrap" style:run-through="foreground"/>
    </style:style>
    <style:style style:name="gr25" style:family="graphic">
      <style:graphic-properties draw:stroke="solid" svg:stroke-width="0.0209in" svg:stroke-color="#000000" draw:stroke-linejoin="round" draw:fill="solid" draw:fill-color="#cfe2f3" draw:textarea-vertical-align="middle" draw:auto-grow-height="false" draw:fit-to-size="false" style:shrink-to-fit="false" fo:min-height="1.4465in" fo:min-width="1.2693in" fo:padding-top="0.1in" fo:padding-bottom="0.1in" fo:padding-left="0.1in" fo:padding-right="0.1in" fo:wrap-option="wrap" style:run-through="foreground"/>
    </style:style>
    <style:style style:name="gr26" style:family="graphic">
      <style:graphic-properties draw:stroke="solid" svg:stroke-width="0.0209in" svg:stroke-color="#000000" draw:stroke-linejoin="round" draw:fill="solid" draw:fill-color="#ffffff" draw:textarea-vertical-align="middle" draw:auto-grow-height="false" draw:fit-to-size="false" style:shrink-to-fit="false" fo:min-height="0.0425in" fo:min-width="0.3709in" fo:padding-top="0.1in" fo:padding-bottom="0.1in" fo:padding-left="0.1in" fo:padding-right="0.1in" fo:wrap-option="wrap" style:run-through="foreground"/>
    </style:style>
    <style:style style:name="gr27" style:family="graphic">
      <style:graphic-properties draw:stroke="solid" svg:stroke-width="0.0209in" svg:stroke-color="#000000" draw:stroke-linejoin="round" draw:fill="solid" draw:fill-color="#ffffff" draw:textarea-vertical-align="middle" draw:auto-grow-height="false" draw:fit-to-size="false" style:shrink-to-fit="false" fo:min-height="0.1165in" fo:min-width="1.0583in" fo:padding-top="0.1in" fo:padding-bottom="0.1in" fo:padding-left="0.1in" fo:padding-right="0.1in" fo:wrap-option="wrap" style:run-through="foreground"/>
    </style:style>
    <style:style style:name="gr28" style:family="graphic">
      <style:graphic-properties draw:stroke="none" svg:stroke-width="0in" draw:fill="solid" draw:fill-color="#cfe2f3" draw:textarea-vertical-align="middle" draw:auto-grow-height="false" draw:fit-to-size="false" style:shrink-to-fit="false" fo:min-height="0.0425in" fo:min-width="1.0583in" fo:padding-top="0.1in" fo:padding-bottom="0.1in" fo:padding-left="0.1in" fo:padding-right="0.1in" fo:wrap-option="wrap" style:run-through="foreground"/>
    </style:style>
    <style:style style:name="gr29" style:family="graphic">
      <style:graphic-properties draw:stroke="solid" svg:stroke-width="0.0209in" svg:stroke-color="#000000" draw:stroke-linejoin="round" draw:fill="solid" draw:fill-color="#ffffff" draw:textarea-vertical-align="middle" draw:auto-grow-height="false" draw:fit-to-size="false" style:shrink-to-fit="false" fo:min-height="0.1165in" fo:min-width="0.4134in" fo:padding-top="0.1in" fo:padding-bottom="0.1in" fo:padding-left="0.1in" fo:padding-right="0.1in" fo:wrap-option="wrap" style:run-through="foreground"/>
    </style:style>
    <style:style style:name="gr30" style:family="graphic">
      <style:graphic-properties draw:stroke="solid" svg:stroke-width="0.0209in" svg:stroke-color="#000000" draw:stroke-linejoin="round" draw:fill="solid" draw:fill-color="#d0e0e3" draw:textarea-vertical-align="middle" draw:auto-grow-height="false" draw:fit-to-size="false" style:shrink-to-fit="false" fo:min-height="0.7783in" fo:min-width="0.7252in" fo:padding-top="0.1in" fo:padding-bottom="0.1in" fo:padding-left="0.1in" fo:padding-right="0.1in" fo:wrap-option="wrap" style:run-through="foreground"/>
    </style:style>
    <style:style style:name="gr31" style:family="graphic">
      <style:graphic-properties draw:stroke="solid" svg:stroke-width="0.0209in" svg:stroke-color="#000000" draw:stroke-linejoin="round" draw:fill="solid" draw:fill-color="#ffffff" draw:textarea-vertical-align="middle" draw:auto-grow-height="false" draw:fit-to-size="false" style:shrink-to-fit="false" fo:min-height="0.3283in" fo:min-width="0.6457in" fo:padding-top="0.1in" fo:padding-bottom="0.1in" fo:padding-left="0.1in" fo:padding-right="0.1in" fo:wrap-option="wrap" style:run-through="foreground"/>
    </style:style>
    <style:style style:name="gr32" style:family="graphic">
      <style:graphic-properties draw:stroke="solid" svg:stroke-width="0.0209in" svg:stroke-color="#000000" draw:stroke-linejoin="round" draw:fill="solid" draw:fill-color="#ffffff" draw:textarea-vertical-align="middle" draw:auto-grow-height="false" draw:fit-to-size="false" style:shrink-to-fit="false" fo:min-height="0.0425in" fo:min-width="0.4772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text:span text:style-name="T1">Go Web Programming Bootcamp</text:span></text:p>
      <text:p text:style-name="P2"/>
      <text:p text:style-name="P1"><text:span text:style-name="T2">Link:</text:span></text:p>
      <text:p text:style-name="P1"><text:span text:style-name="T2"><text:tab/>is.gd/gobootcamp</text:span></text:p>
      <text:p text:style-name="P1"><text:span text:style-name="T2">Trainer: </text:span></text:p>
      <text:p text:style-name="P5"><text:span text:style-name="T2">Caleb Doxsey (</text:span><text:a xlink:type="simple" xlink:href="mailto:caleb@doxsey.net" text:style-name="ListLabel_20_856" text:visited-style-name="ListLabel_20_856"><text:span text:style-name="T6">caleb@doxsey.net</text:span></text:a><text:span text:style-name="T2">)</text:span></text:p>
      <text:p text:style-name="P1"><text:span text:style-name="T2">Resources: </text:span></text:p>
      <text:p text:style-name="P5"><text:span text:style-name="T2">golang-book.com</text:span></text:p>
      <text:p text:style-name="P5"><text:span text:style-name="T2">golang.org</text:span></text:p>
      <text:p text:style-name="P5"><text:span text:style-name="T2">cloud.google.com/appengine/docs/go</text:span></text:p>
      <text:p text:style-name="P2"/>
      <text:p text:style-name="P2"/>
      <text:p text:style-name="P6"><text:span text:style-name="T3">Monday 7/6</text:span></text:p>
      <text:p text:style-name="P3"/>
      <text:p text:style-name="P1"><text:span text:style-name="T1">1: Machine Setup</text:span></text:p>
      <text:p text:style-name="P2"/>
      <text:p text:style-name="P1"><text:span text:style-name="T2">Instructions: www.golang-book.com/guides/machine_setup</text:span></text:p>
      <text:p text:style-name="P2"/>
      <text:p text:style-name="P2"/>
      <text:p text:style-name="P6"><text:span text:style-name="T1">2. Hello World</text:span></text:p>
      <text:p text:style-name="P2"/>
      <text:p text:style-name="P1"><text:span text:style-name="T2">Outline:</text:span></text:p>
      <text:list xml:id="list4089407680" text:style-name="WWNum57">
        <text:list-item>
          <text:p text:style-name="P8"><text:span text:style-name="T2">Files &amp; Folders</text:span></text:p>
        </text:list-item>
        <text:list-item>
          <text:p text:style-name="P8"><text:span text:style-name="T2">Terminal</text:span></text:p>
        </text:list-item>
        <text:list-item>
          <text:p text:style-name="P8"><text:span text:style-name="T2">Text Editor</text:span></text:p>
        </text:list-item>
        <text:list-item>
          <text:p text:style-name="P8"><text:span text:style-name="T2">Hello World</text:span></text:p>
        </text:list-item>
        <text:list-item>
          <text:p text:style-name="P8"><text:span text:style-name="T2">godoc</text:span></text:p>
        </text:list-item>
      </text:list>
      <text:p text:style-name="P2"/>
      <text:p text:style-name="P1"><text:span text:style-name="T2">Problems:</text:span></text:p>
      <text:list xml:id="list1739403762" text:style-name="WWNum77">
        <text:list-item>
          <text:p text:style-name="P9"><text:span text:style-name="T2">Create a program which prints “Hello World” to the terminal.</text:span></text:p>
        </text:list-item>
        <text:list-item>
          <text:p text:style-name="P9"><text:span text:style-name="T2">What is whitespace?</text:span></text:p>
        </text:list-item>
        <text:list-item>
          <text:p text:style-name="P9"><text:span text:style-name="T2">What is a comment? What are the two ways of writing a comment?</text:span></text:p>
        </text:list-item>
        <text:list-item>
          <text:p text:style-name="P9"><text:span text:style-name="T2">Our program began with package main. What would the files in the fmt package begin with?</text:span></text:p>
        </text:list-item>
        <text:list-item>
          <text:p text:style-name="P9"><text:span text:style-name="T2">We used the Println function defined in the fmt package. If we wanted to use the Exit function from the os package what would we need to do?</text:span></text:p>
        </text:list-item>
        <text:list-item>
          <text:p text:style-name="P9"><text:span text:style-name="T2">Modify the program we wrote so that instead of printing Hello World it prints Hello, my name is followed by your name.</text:span></text:p>
        </text:list-item>
      </text:list>
      <text:p text:style-name="P2"/>
      <text:p text:style-name="P2"/>
      <text:p text:style-name="P2"/>
      <text:p text:style-name="P6"><text:span text:style-name="T1">3. Variables</text:span></text:p>
      <text:p text:style-name="P2"/>
      <text:p text:style-name="P1"><text:span text:style-name="T2">Outline:</text:span></text:p>
      <text:list xml:id="list3327953215" text:style-name="WWNum76">
        <text:list-item>
          <text:p text:style-name="P10"><text:span text:style-name="T2">Samples</text:span></text:p>
        </text:list-item>
        <text:list-item>
          <text:p text:style-name="P10"><text:span text:style-name="T2">Blank Identifiers</text:span></text:p>
        </text:list-item>
        <text:list-item>
          <text:p text:style-name="P10"><text:span text:style-name="T2">Short Variable Declarations</text:span></text:p>
        </text:list-item>
        <text:list-item>
          <text:p text:style-name="P10"><text:span text:style-name="T2">Assignment</text:span></text:p>
        </text:list-item>
        <text:list-item>
          <text:p text:style-name="P10"><text:span text:style-name="T2">Zero Values</text:span></text:p>
        </text:list-item>
        <text:list-item>
          <text:p text:style-name="P10"><text:span text:style-name="T2">Scope</text:span></text:p>
        </text:list-item>
        <text:list-item>
          <text:p text:style-name="P10"><text:span text:style-name="T2">Constants</text:span></text:p>
        </text:list-item>
      </text:list>
      <text:p text:style-name="P2"/>
      <text:p text:style-name="P1"><text:span text:style-name="T2">Problems:</text:span></text:p>
      <text:list xml:id="list4279317012" text:style-name="WWNum91">
        <text:list-item>
          <text:p text:style-name="P11"><text:span text:style-name="T2">Create a program which prints “Hello &lt;NAME&gt;” with &lt;NAME&gt; replaced with your name to the terminal using a variable.</text:span></text:p>
        </text:list-item>
        <text:list-item>
          <text:p text:style-name="P11"><text:span text:style-name="T2">Use fmt.Scanf to read a user’s name and print “Hello &lt;NAME&gt;” with &lt;NAME&gt; replaced with the user’s name to the terminal.</text:span></text:p>
        </text:list-item>
        <text:list-item>
          <text:p text:style-name="P11"><text:span text:style-name="T2">Create a program which converts:</text:span></text:p>
          <text:list>
            <text:list-item>
              <text:p text:style-name="P106"><text:span text:style-name="T2">Miles to Kilometers</text:span></text:p>
            </text:list-item>
            <text:list-item>
              <text:p text:style-name="P106"><text:span text:style-name="T2">Fahrenheit to Celsius</text:span></text:p>
            </text:list-item>
            <text:list-item>
              <text:p text:style-name="P106"><text:span text:style-name="T2">Pounds to Kilograms</text:span></text:p>
            </text:list-item>
          </text:list>
        </text:list-item>
      </text:list>
      <text:p text:style-name="P2"/>
      <text:p text:style-name="P2"/>
      <text:p text:style-name="P2"/>
      <text:p text:style-name="P6"><text:span text:style-name="T1">4. Types</text:span></text:p>
      <text:p text:style-name="P2"/>
      <text:p text:style-name="P1"><text:span text:style-name="T2">Outline:</text:span></text:p>
      <text:list xml:id="list3605055985" text:style-name="WWNum45">
        <text:list-item>
          <text:p text:style-name="P12"><text:span text:style-name="T2">Integers</text:span></text:p>
        </text:list-item>
        <text:list-item>
          <text:p text:style-name="P12"><text:span text:style-name="T2">Floating Point Numbers</text:span></text:p>
        </text:list-item>
        <text:list-item>
          <text:p text:style-name="P12"><text:span text:style-name="T2">Strings</text:span></text:p>
        </text:list-item>
        <text:list-item>
          <text:p text:style-name="P12"><text:span text:style-name="T2">Booleans</text:span></text:p>
        </text:list-item>
      </text:list>
      <text:p text:style-name="P2"/>
      <text:p text:style-name="P1"><text:span text:style-name="T2">Problems:</text:span></text:p>
      <text:list xml:id="list3949825118" text:style-name="WWNum64">
        <text:list-item>
          <text:p text:style-name="P13"><text:span text:style-name="T2">How are integers stored on a computer?</text:span></text:p>
        </text:list-item>
        <text:list-item>
          <text:p text:style-name="P13"><text:span text:style-name="T2">We know that (in base 10) the largest 1 digit number is 9 and the largest 2 digit number is 99. Given that in binary the largest 2 digit number is 11 (3), the largest 3 digit number is 111 (7) and the largest 4 digit number is 1111 (15) what's the largest 8 digit number? (hint: 10</text:span><text:span text:style-name="T7">1</text:span><text:span text:style-name="T2">-1 = 9 and 10</text:span><text:span text:style-name="T7">2</text:span><text:span text:style-name="T2">-1 = 99)</text:span></text:p>
        </text:list-item>
        <text:list-item>
          <text:p text:style-name="P13"><text:span text:style-name="T2">Although overpowered for the task you can use Go as a calculator. Write a program that computes 32132 × 42452 and prints it to the terminal. (Use the * operator for multiplication)</text:span></text:p>
        </text:list-item>
        <text:list-item>
          <text:p text:style-name="P13"><text:span text:style-name="T2">What is a string? How do you find its length?</text:span></text:p>
        </text:list-item>
        <text:list-item>
          <text:p text:style-name="P13"><text:span text:style-name="T2">What's the value of the expression (true &amp;&amp; false) || (false &amp;&amp; true) || !(false &amp;&amp; false)?</text:span></text:p>
        </text:list-item>
      </text:list>
      <text:p text:style-name="P2"/>
      <text:p text:style-name="P6"><text:span text:style-name="T1">5. A Deeper Look</text:span></text:p>
      <text:p text:style-name="P2"/>
      <text:p text:style-name="P1"><text:span text:style-name="T2">Outline:</text:span></text:p>
      <text:list xml:id="list559906302" text:style-name="WWNum2">
        <text:list-item>
          <text:p text:style-name="P14"><text:span text:style-name="T2">Memory</text:span></text:p>
        </text:list-item>
        <text:list-item>
          <text:p text:style-name="P14"><text:span text:style-name="T2">Stack vs Heap</text:span></text:p>
        </text:list-item>
      </text:list>
      <text:p text:style-name="P2"/>
      <text:p text:style-name="P2"/>
      <text:p text:style-name="P6"><text:span text:style-name="T1">6. Control Structures</text:span></text:p>
      <text:p text:style-name="P2"/>
      <text:p text:style-name="P1"><text:span text:style-name="T2">Outline:</text:span></text:p>
      <text:list xml:id="list1579316953" text:style-name="WWNum69">
        <text:list-item>
          <text:p text:style-name="P15"><text:span text:style-name="T2">For</text:span></text:p>
        </text:list-item>
        <text:list-item>
          <text:p text:style-name="P15"><text:span text:style-name="T2">If</text:span></text:p>
        </text:list-item>
        <text:list-item>
          <text:p text:style-name="P15"><text:span text:style-name="T2">Switch</text:span></text:p>
        </text:list-item>
      </text:list>
      <text:p text:style-name="P2"/>
      <text:p text:style-name="P1"><text:span text:style-name="T2">Problems:</text:span></text:p>
      <text:list xml:id="list1608239646" text:style-name="WWNum59">
        <text:list-item>
          <text:p text:style-name="P16"><text:span text:style-name="T2">Write a program that prints out all the numbers evenly divisible by 3 between 1 and 100. (3, 6, 9, etc.)</text:span></text:p>
        </text:list-item>
        <text:list-item>
          <text:p text:style-name="P16"><text:span text:style-name="T2">Write a program that prints the numbers from 1 to 100. But for multiples of three print "Fizz" instead of the number and for the multiples of five print "Buzz". For numbers which are multiples of both three and five print "FizzBuzz".</text:span></text:p>
        </text:list-item>
      </text:list>
      <text:p text:style-name="P2"/>
      <text:p text:style-name="P2"/>
      <text:p text:style-name="P6"><text:span text:style-name="T3">Tuesday 7/7</text:span></text:p>
      <text:p text:style-name="P4"/>
      <text:p text:style-name="P1"><text:span text:style-name="T1">7. Strings Revisited</text:span></text:p>
      <text:p text:style-name="P2"/>
      <text:p text:style-name="P1"><text:span text:style-name="T2">Outline:</text:span></text:p>
      <text:list xml:id="list3777114019" text:style-name="WWNum89">
        <text:list-item>
          <text:p text:style-name="P17"><text:span text:style-name="T2">Immutability</text:span></text:p>
        </text:list-item>
        <text:list-item>
          <text:p text:style-name="P17"><text:span text:style-name="T2">strings</text:span></text:p>
        </text:list-item>
        <text:list-item>
          <text:p text:style-name="P17"><text:span text:style-name="T2">strconv</text:span></text:p>
        </text:list-item>
        <text:list-item>
          <text:p text:style-name="P17"><text:span text:style-name="T2">Command line arguments</text:span></text:p>
        </text:list-item>
      </text:list>
      <text:p text:style-name="P2"/>
      <text:p text:style-name="P1"><text:span text:style-name="T2">Problems:</text:span></text:p>
      <text:list xml:id="list127518582" text:style-name="WWNum72">
        <text:list-item>
          <text:p text:style-name="P18"><text:span text:style-name="T2">Modify our miles to kilometers program to display in the following format:<text:line-break/><text:tab/>+-------------------------+<text:line-break/><text:tab/>| Miles: 50 <text:s text:c="14"/>|<text:line-break/><text:tab/>+-------------------------+<text:line-break/><text:tab/>| Kilometers: 80.47 <text:s text:c="6"/>|<text:line-break/><text:tab/>+-------------------------+<text:line-break/>Miles will be input by the user, and kilometers should be formatted to 2 decimal places.</text:span></text:p>
        </text:list-item>
        <text:list-item>
          <text:p text:style-name="P18"><text:span text:style-name="T2">Modify the above program so that it generates HTML instead of text. For example:<text:line-break/><text:tab/>&lt;!DOCTYPE html&gt;<text:line-break/><text:tab/>&lt;html&gt;<text:line-break/><text:tab/><text:tab/>&lt;head&gt;&lt;/head&gt;<text:line-break/><text:tab/><text:tab/>&lt;body&gt;<text:line-break/><text:tab/><text:tab/><text:tab/>Miles: 50&lt;br&gt;<text:line-break/><text:tab/><text:tab/><text:tab/>Kilometers: 80.47<text:line-break/><text:tab/><text:tab/>&lt;/body&gt;<text:line-break/><text:tab/>&lt;/html&gt;<text:line-break/>Feel free to use any HTML tags and CSS you may know.</text:span></text:p>
        </text:list-item>
        <text:list-item>
          <text:p text:style-name="P18"><text:span text:style-name="T2">Create a program which parses a query to do distance conversions. For example, from a terminal:<text:line-break/><text:tab/>$ distance_converter 50mi km<text:line-break/>Should produce:<text:line-break/><text:tab/>80.47km<text:line-break/>It should support miles (mi), kilometers (km), feet (ft) and meters (m).</text:span></text:p>
        </text:list-item>
        <text:list-item>
          <text:p text:style-name="P18"><text:span text:style-name="T2">One classic method for composing secret messages is called a square code. <text:s/>The spaces are removed from the english text and the characters are written into a square (or rectangle). <text:s/>For example, the sentence "If man was meant to stay on the ground god would have given us roots" is 54 characters long, so it is written into a rectangle with 7 rows and 8 columns. <text:line-break/><text:line-break/><text:tab/></text:span><text:span text:style-name="T5">ifmanwas<text:line-break/><text:tab/>meanttos<text:line-break/><text:tab/>tayonthe<text:line-break/><text:tab/>groundgo<text:line-break/><text:tab/>dwouldha<text:line-break/><text:tab/>vegivenu<text:line-break/><text:tab/>sroots</text:span><text:span text:style-name="T2"><text:line-break/><text:line-break/>The coded message is obtained by reading down the columns going left to right. <text:s text:c="2"/>For example, the message above is coded as: <text:line-break/><text:line-break/><text:tab/></text:span><text:span text:style-name="T5">imtgdvs fearwer mayoogo anouuio ntnnlvt wttddes aohghn sseoau</text:span><text:span text:style-name="T2"><text:line-break/><text:line-break/>In your program, have the user enter a message in english with no spaces between the words. <text:s/>Have the maximum message length be 81 characters. <text:s/>Display the encoded message. (Watch out that no "garbage" characters are printed.) <text:s text:c="3"/>Here are some more examples:<text:line-break/><text:line-break/><text:tab/>Input <text:s text:c="32"/>Output<text:line-break/><text:tab/>haveaniceday <text:s text:c="25"/>hae and via ecy<text:line-break/><text:tab/>feedthedog <text:s text:c="27"/>fto ehg ee <text:s/>dd<text:line-break/><text:tab/>chillout <text:s text:c="29"/>clu hlt io</text:span></text:p>
        </text:list-item>
      </text:list>
      <text:p text:style-name="P2"/>
      <text:p text:style-name="P6"><text:span text:style-name="T1">8. Arrays, Slices and Maps</text:span></text:p>
      <text:p text:style-name="P2"/>
      <text:p text:style-name="P1"><text:span text:style-name="T2">Outline:</text:span></text:p>
      <text:list xml:id="list1115743719" text:style-name="WWNum11">
        <text:list-item>
          <text:p text:style-name="P19"><text:span text:style-name="T2">Arrays</text:span></text:p>
        </text:list-item>
        <text:list-item>
          <text:p text:style-name="P19"><text:span text:style-name="T2">Slices</text:span></text:p>
        </text:list-item>
        <text:list-item>
          <text:p text:style-name="P19"><text:span text:style-name="T2">Maps</text:span></text:p>
        </text:list-item>
      </text:list>
      <text:p text:style-name="P2"/>
      <text:p text:style-name="P1"><text:span text:style-name="T2">Problems:</text:span></text:p>
      <text:list xml:id="list2758695608" text:style-name="WWNum46">
        <text:list-item>
          <text:p text:style-name="P20"><text:span text:style-name="T2">How do you access the 4th element of an array or slice?</text:span></text:p>
        </text:list-item>
        <text:list-item>
          <text:p text:style-name="P20"><text:span text:style-name="T2">What is the length of a slice created using: make([]int, 3, 9)?</text:span></text:p>
        </text:list-item>
        <text:list-item>
          <text:p text:style-name="P20"><text:span text:style-name="T2">Given the array:<text:line-break/><text:tab/>x := [6]string{"a","b","c","d","e","f"}<text:line-break/>what would x[2:5] give you?</text:span></text:p>
        </text:list-item>
        <text:list-item>
          <text:p text:style-name="P20"><text:span text:style-name="T2">Write a program that finds the smallest number in this list:<text:line-break/><text:tab/>x := []int{<text:line-break/><text:tab/><text:tab/>48,96,86,68,<text:line-break/><text:tab/><text:tab/>57,82,63,70,<text:line-break/><text:tab/><text:tab/>37,34,83,27,<text:line-break/><text:tab/><text:tab/>19,97, 9,17,<text:line-break/><text:tab/>}</text:span></text:p>
        </text:list-item>
        <text:list-item>
          <text:p text:style-name="P20"><text:span text:style-name="T2">Write a program that takes in a state code and returns the state’s name. (eg CA -&gt; California)</text:span></text:p>
        </text:list-item>
      </text:list>
      <text:p text:style-name="P2"/>
      <text:p text:style-name="P2"/>
      <text:p text:style-name="P6"><text:span text:style-name="T1">9. Functions</text:span></text:p>
      <text:p text:style-name="P2"/>
      <text:p text:style-name="P1"><text:span text:style-name="T2">Outline:</text:span></text:p>
      <text:list xml:id="list3436842462" text:style-name="WWNum20">
        <text:list-item>
          <text:p text:style-name="P21"><text:span text:style-name="T2">Functions</text:span></text:p>
        </text:list-item>
        <text:list-item>
          <text:p text:style-name="P21"><text:span text:style-name="T2">Multiple Return Values</text:span></text:p>
        </text:list-item>
        <text:list-item>
          <text:p text:style-name="P21"><text:span text:style-name="T2">Variadic Functions</text:span></text:p>
        </text:list-item>
        <text:list-item>
          <text:p text:style-name="P21"><text:span text:style-name="T2">Closure</text:span></text:p>
        </text:list-item>
        <text:list-item>
          <text:p text:style-name="P21"><text:span text:style-name="T2">Recursion</text:span></text:p>
        </text:list-item>
        <text:list-item>
          <text:p text:style-name="P21"><text:span text:style-name="T2">Panic &amp; Recover</text:span></text:p>
        </text:list-item>
      </text:list>
      <text:p text:style-name="P2"/>
      <text:p text:style-name="P1"><text:span text:style-name="T2">Problems:</text:span></text:p>
      <text:list xml:id="list1730586469" text:style-name="WWNum27">
        <text:list-item>
          <text:p text:style-name="P22"><text:span text:style-name="T1">sum</text:span><text:span text:style-name="T2"> is a function which takes a slice of numbers and adds them together. What would its function signature look like in Go?</text:span></text:p>
        </text:list-item>
        <text:list-item>
          <text:p text:style-name="P22"><text:span text:style-name="T2">Implement the sum function</text:span></text:p>
        </text:list-item>
        <text:list-item>
          <text:p text:style-name="P22"><text:span text:style-name="T2">Write a function which takes an integer and halves it and returns true if it was even or false if it was odd. For example half(1) should return (0, false) and half(2) should return (1, true).</text:span></text:p>
        </text:list-item>
        <text:list-item>
          <text:p text:style-name="P22"><text:span text:style-name="T2">Write a function with one variadic parameter that finds the greatest number in a list of numbers.</text:span></text:p>
        </text:list-item>
        <text:list-item>
          <text:p text:style-name="P22"><text:span text:style-name="T2">Using makeEvenGenerator as an example, write a makeOddGenerator function that generates odd numbers.</text:span></text:p>
        </text:list-item>
        <text:list-item>
          <text:p text:style-name="P22"><text:span text:style-name="T2">The Fibonacci sequence is defined as: fib(0) = 0, fib(1) = 1, fib(n) = fib(n-1) + fib(n-2). Write a recursive function which can find fib(n).</text:span></text:p>
        </text:list-item>
        <text:list-item>
          <text:p text:style-name="P22"><text:span text:style-name="T2">What are defer, panic and recover? How do you recover from a run-time panic?</text:span></text:p>
        </text:list-item>
        <text:list-item>
          <text:p text:style-name="P22"><text:span text:style-name="T2">Create a function which reverses a list of integers:<text:line-break/><text:tab/>reverse([]int{1,2,3}) → []int{3,2,1}</text:span></text:p>
        </text:list-item>
      </text:list>
      <text:p text:style-name="P2"/>
      <text:p text:style-name="P2"/>
      <text:p text:style-name="P6"><text:span text:style-name="T3">Wednesday 7/8</text:span></text:p>
      <text:p text:style-name="P2"/>
      <text:p text:style-name="P1"><text:span text:style-name="T1">10. Review</text:span></text:p>
      <text:p text:style-name="P2"/>
      <text:p text:style-name="P1"><text:span text:style-name="T2">Outline:</text:span></text:p>
      <text:list xml:id="list1011611473" text:style-name="WWNum34">
        <text:list-item>
          <text:p text:style-name="P23"><text:span text:style-name="T2">Create Javascript Cheat Sheet: is.gd/XaJQal</text:span></text:p>
        </text:list-item>
        <text:list-item>
          <text:p text:style-name="P23"><text:span text:style-name="T2">Pair-program on problems</text:span></text:p>
        </text:list-item>
      </text:list>
      <text:p text:style-name="P2"/>
      <text:p text:style-name="P1"><text:span text:style-name="T2">Problems:</text:span></text:p>
      <text:list xml:id="list2342591035" text:style-name="WWNum82">
        <text:list-item>
          <text:p text:style-name="P24"><text:span text:style-name="T2">Create a program which reads user information (at least name and email) and creates a profile page in HTML. Also use or generate a profile image from gravatar.com.</text:span></text:p>
        </text:list-item>
        <text:list-item>
          <text:p text:style-name="P24"><text:span text:style-name="T2">Implement </text:span><text:span text:style-name="T1">WordCount</text:span><text:span text:style-name="T2">. It should return a map of the counts of each “word” in a string. (You might find strings.Fields helpful.)<text:line-break/><text:tab/>WordCount(“test test”) → map[string]int{ “test”: 2 }</text:span></text:p>
        </text:list-item>
        <text:list-item>
          <text:p text:style-name="P24"><text:span text:style-name="T2">Implement a centeredAverage function that computes the average of a list of numbers, but removes the largest and smallest values. <text:line-break/><text:tab/>centeredAverage([]float64{1, 2, 3, 4, 100}) → 3</text:span></text:p>
        </text:list-item>
        <text:list-item>
          <text:p text:style-name="P24"><text:span text:style-name="T2">Given a non-empty list, return true if there is a place to split the list so that the sum of the numbers on one side is equal to the sum of the numbers on the other side. <text:line-break/><text:tab/>canBalance([]int{1, 1, 1, 2, 1}) → true<text:line-break/><text:tab/>canBalance([]int{2, 1, 1, 2, 1}) → false<text:line-break/><text:tab/>canBalance([]int{10, 10}) → true</text:span></text:p>
        </text:list-item>
        <text:list-item>
          <text:p text:style-name="P24"><text:span text:style-name="T2">Say that a "clump" in a list is a series of 2 or more adjacent elements of the same value. Return the number of clumps in the given list.<text:line-break/><text:tab/>countClumps([]int{1, 2, 2, 3, 4, 4}) → 2<text:line-break/><text:tab/>countClumps([]int{1, 1, 2, 1, 1}) → 2<text:line-break/><text:tab/>countClumps([]int{1, 1, 1, 1, 1}) → 1</text:span></text:p>
        </text:list-item>
      </text:list>
      <text:p text:style-name="P2"/>
      <text:p text:style-name="P2"/>
      <text:p text:style-name="P6"><text:span text:style-name="T1">11. Pointers</text:span></text:p>
      <text:p text:style-name="P2"/>
      <text:p text:style-name="P1"><text:span text:style-name="T2">Outline:</text:span></text:p>
      <text:list xml:id="list3735452215" text:style-name="WWNum28">
        <text:list-item>
          <text:p text:style-name="P25"><text:span text:style-name="T2">* and &amp;</text:span></text:p>
        </text:list-item>
        <text:list-item>
          <text:p text:style-name="P25"><text:span text:style-name="T2">new</text:span></text:p>
        </text:list-item>
        <text:list-item>
          <text:p text:style-name="P25"><text:span text:style-name="T2">Scan</text:span></text:p>
        </text:list-item>
      </text:list>
      <text:p text:style-name="P2"/>
      <text:p text:style-name="P1"><text:span text:style-name="T2">Problems:</text:span></text:p>
      <text:list xml:id="list1613978018" text:style-name="WWNum83">
        <text:list-item>
          <text:p text:style-name="P26"><text:span text:style-name="T2">How do you get the memory address of a variable?</text:span></text:p>
        </text:list-item>
        <text:list-item>
          <text:p text:style-name="P26"><text:span text:style-name="T2">How do you assign a value to a pointer?</text:span></text:p>
        </text:list-item>
        <text:list-item>
          <text:p text:style-name="P26"><text:span text:style-name="T2">How do you create a new pointer?</text:span></text:p>
        </text:list-item>
        <text:list-item>
          <text:p text:style-name="P26"><text:span text:style-name="T2">What is the value of x after running this program:<text:line-break/><text:tab/>func square(x *float64) {<text:line-break/><text:tab/><text:tab/>*x = *x * *x<text:line-break/><text:tab/>}<text:line-break/><text:tab/>func main() {<text:line-break/><text:tab/><text:tab/>x := 1.5<text:line-break/><text:tab/><text:tab/>square(&amp;x)<text:line-break/><text:tab/>}</text:span></text:p>
        </text:list-item>
        <text:list-item>
          <text:p text:style-name="P26"><text:span text:style-name="T2">Write a program that can swap two integers (x := 1; y := 2; swap(&amp;x, &amp;y) should give you x=2 and y=1).</text:span></text:p>
        </text:list-item>
        <text:list-item>
          <text:p text:style-name="P26"><text:span text:style-name="T2">Generalize swap into a rotate function so that it works with any number of variables:<text:line-break/><text:tab/>rotate(&amp;x, &amp;y, &amp;z), with x=1, y=2, y=3, yields x=2, y=3, z=1</text:span></text:p>
        </text:list-item>
        <text:list-item>
          <text:p text:style-name="P26"><text:span text:style-name="T2">Create a rotateRight function which does the same thing as rotate but in the other direction.</text:span></text:p>
        </text:list-item>
      </text:list>
      <text:p text:style-name="P2"/>
      <text:p text:style-name="P2"/>
      <text:p text:style-name="P6"><text:span text:style-name="T1">12. Structs and Interfaces</text:span></text:p>
      <text:p text:style-name="P2"/>
      <text:p text:style-name="P1"><text:span text:style-name="T2">Outline:</text:span></text:p>
      <text:list xml:id="list4249330248" text:style-name="WWNum70">
        <text:list-item>
          <text:p text:style-name="P27"><text:span text:style-name="T2">Structs</text:span></text:p>
          <text:list>
            <text:list-item>
              <text:p text:style-name="P107"><text:span text:style-name="T2">Initialization</text:span></text:p>
            </text:list-item>
            <text:list-item>
              <text:p text:style-name="P107"><text:span text:style-name="T2">Fields</text:span></text:p>
            </text:list-item>
          </text:list>
        </text:list-item>
        <text:list-item>
          <text:p text:style-name="P27"><text:span text:style-name="T2">Methods</text:span></text:p>
        </text:list-item>
        <text:list-item>
          <text:p text:style-name="P27"><text:span text:style-name="T2">Embedded Types</text:span></text:p>
        </text:list-item>
      </text:list>
      <text:p text:style-name="P2"/>
      <text:p text:style-name="P1"><text:span text:style-name="T2">Problems:</text:span></text:p>
      <text:list xml:id="list676382071" text:style-name="WWNum3">
        <text:list-item>
          <text:p text:style-name="P28"><text:span text:style-name="T2">What's the difference between a method and a function?</text:span></text:p>
        </text:list-item>
        <text:list-item>
          <text:p text:style-name="P28"><text:span text:style-name="T2">Why would you use an embedded anonymous field instead of a normal named field?</text:span></text:p>
        </text:list-item>
        <text:list-item>
          <text:p text:style-name="P28"><text:span text:style-name="T2">Add a new method to the Shape interface called perimeter which calculates the perimeter of a shape. Implement the method for Circle and Rectangle.</text:span></text:p>
        </text:list-item>
      </text:list>
      <text:p text:style-name="P2"/>
      <text:p text:style-name="P2"/>
      <text:p text:style-name="P6"><text:span text:style-name="T3">Thursday 7/9</text:span></text:p>
      <text:p text:style-name="P2"/>
      <text:p text:style-name="P1"><text:span text:style-name="T1">13. Review</text:span></text:p>
      <text:p text:style-name="P2"/>
      <text:p text:style-name="P1"><text:span text:style-name="T2">Outline:</text:span></text:p>
      <text:list xml:id="list3309627668" text:style-name="WWNum31">
        <text:list-item>
          <text:p text:style-name="P29"><text:span text:style-name="T2">Add to Javascript Cheat Sheet</text:span></text:p>
        </text:list-item>
        <text:list-item>
          <text:p text:style-name="P103"/>
        </text:list-item>
      </text:list>
      <text:p text:style-name="P2"/>
      <text:p text:style-name="P6"><text:span text:style-name="T1">14. Files and IO</text:span></text:p>
      <text:p text:style-name="P2"/>
      <text:p text:style-name="P1"><text:span text:style-name="T2">Outline:</text:span></text:p>
      <text:list xml:id="list1570132439" text:style-name="WWNum14">
        <text:list-item>
          <text:p text:style-name="P30"><text:span text:style-name="T2">Opening, Closing, Reading, Writing</text:span></text:p>
        </text:list-item>
        <text:list-item>
          <text:p text:style-name="P30"><text:span text:style-name="T2">Readers and Writers</text:span></text:p>
        </text:list-item>
        <text:list-item>
          <text:p text:style-name="P30"><text:span text:style-name="T2">Copy</text:span></text:p>
        </text:list-item>
        <text:list-item>
          <text:p text:style-name="P30"><text:span text:style-name="T2">Bufio, Scanner</text:span></text:p>
        </text:list-item>
      </text:list>
      <text:p text:style-name="P2"/>
      <text:p text:style-name="P1"><text:span text:style-name="T2">Problems:</text:span></text:p>
      <text:list xml:id="list1794052188" text:style-name="WWNum78">
        <text:list-item>
          <text:p text:style-name="P31"><text:span text:style-name="T2">Write “Hello World” to a file</text:span></text:p>
        </text:list-item>
        <text:list-item>
          <text:p text:style-name="P31"><text:span text:style-name="T2">Read “Hello World” from that file and write it to stdout.</text:span></text:p>
        </text:list-item>
        <text:list-item>
          <text:p text:style-name="P31"><text:span text:style-name="T2">Generalize #2 and create your own version of cat which reads a file and dumps it to stdout. (my-cat file)</text:span></text:p>
        </text:list-item>
        <text:list-item>
          <text:p text:style-name="P31"><text:span text:style-name="T2">Create your own version of cp which reads a file and writes it to another file. (my-cp src dst)</text:span></text:p>
        </text:list-item>
        <text:list-item>
          <text:p text:style-name="P31"><text:span text:style-name="T2">Create a program which converts the first character of each line in a file to uppercase and writes it to stdout. (make-uppercase)</text:span></text:p>
        </text:list-item>
        <text:list-item>
          <text:p text:style-name="P31"><text:span text:style-name="T2">Remember WordCount? Use WordCount to count the frequency of words for a large book (eg </text:span><text:a xlink:type="simple" xlink:href="http://www.gutenberg.org/files/2701/old/moby10b.txt" text:style-name="ListLabel_20_856" text:visited-style-name="ListLabel_20_856"><text:span text:style-name="T6">http://www.gutenberg.org/files/2701/old/moby10b.txt</text:span></text:a><text:span text:style-name="T2">). </text:span></text:p>
        </text:list-item>
        <text:list-item>
          <text:p text:style-name="P31"><text:span text:style-name="T2">Write a program which finds the longest word in the book.</text:span></text:p>
        </text:list-item>
        <text:list-item>
          <text:p text:style-name="P104"/>
        </text:list-item>
        <text:list-item>
          <text:p text:style-name="P31"><text:span text:style-name="T2">Base64 is often used to encode binary data safely for text transmission. Create a program which can base64 encode a file. (`my-base64 filename` should return something like ‘dGVzdA==’).</text:span></text:p>
        </text:list-item>
        <text:list-item>
          <text:p text:style-name="P31"><text:span text:style-name="T2">Modify #9 so that it supports decoding as well via a mode switch (`my-base64 MODE filename`, where MODE is ‘encode’ or ‘decode’)</text:span></text:p>
        </text:list-item>
      </text:list>
      <text:p text:style-name="P2"/>
      <text:p text:style-name="P2"/>
      <text:p text:style-name="P6"><text:span text:style-name="T1">15. CSV</text:span></text:p>
      <text:p text:style-name="P2"/>
      <text:p text:style-name="P1"><text:span text:style-name="T2">Outline:</text:span></text:p>
      <text:list xml:id="list2955756160" text:style-name="WWNum29">
        <text:list-item>
          <text:p text:style-name="P32"><text:span text:style-name="T2">Reading a CSV file</text:span></text:p>
        </text:list-item>
      </text:list>
      <text:p text:style-name="P2"/>
      <text:p text:style-name="P1"><text:span text:style-name="T2">Problems:</text:span></text:p>
      <text:list xml:id="list76152380" text:style-name="WWNum43">
        <text:list-item>
          <text:p text:style-name="P33"><text:span text:style-name="T2">Download a CSV file of state information from statetable.com and implement a program which takes in a state code (AL, CA, …) and returns a table of information for that state (name, region, etc…). Make sure to use a struct in your program.</text:span></text:p>
        </text:list-item>
        <text:list-item>
          <text:p text:style-name="P33"><text:span text:style-name="T2">Download this CSV file: </text:span><text:a xlink:type="simple" xlink:href="https://data.illinois.gov/api/views/i97v-wnmd/rows.csv?accessType=DOWNLOAD" text:style-name="ListLabel_20_856" text:visited-style-name="ListLabel_20_856"><text:span text:style-name="T6">https://data.illinois.gov/api/views/i97v-wnmd/rows.csv?accessType=DOWNLOAD</text:span></text:a><text:span text:style-name="T2">, which contains information about monuments in the Champaign IL area. Write a program which finds the monument at the highest elevation and display infor<text:tab/>mation about that monument as HTML.</text:span></text:p>
        </text:list-item>
        <text:list-item>
          <text:p text:style-name="P105"/>
        </text:list-item>
      </text:list>
      <text:p text:style-name="P2"/>
      <text:p text:style-name="P2"/>
      <text:p text:style-name="P6"><text:span text:style-name="T3">Friday 7/10</text:span></text:p>
      <text:p text:style-name="P3"/>
      <text:p text:style-name="P1"><text:span text:style-name="T1">15. Review</text:span></text:p>
      <text:p text:style-name="P3"/>
      <text:p text:style-name="P1"><text:span text:style-name="T2">Outline:</text:span></text:p>
      <text:list xml:id="list2731268071" text:style-name="WWNum62">
        <text:list-item>
          <text:p text:style-name="P34"><text:span text:style-name="T2">io, csv</text:span></text:p>
        </text:list-item>
      </text:list>
      <text:p text:style-name="P2"/>
      <text:p text:style-name="P1"><text:span text:style-name="T2">Problems:</text:span></text:p>
      <text:list xml:id="list3094321596" text:style-name="WWNum73">
        <text:list-item>
          <text:p text:style-name="P35"><text:span text:style-name="T2">Grab historical financial data from Yahoo (eg </text:span><text:a xlink:type="simple" xlink:href="http://finance.yahoo.com/q/hp?s=GOOG+Historical+Prices" text:style-name="ListLabel_20_856" text:visited-style-name="ListLabel_20_856"><text:span text:style-name="T6">http://finance.yahoo.com/q/hp?s=GOOG+Historical+Prices</text:span></text:a><text:span text:style-name="T2">) as a csv file, read that file and dumps the contents as an HTML table. CHALLENGE: draw a line chart of the data.</text:span></text:p>
        </text:list-item>
        <text:list-item>
          <text:p text:style-name="P35"><text:span text:style-name="T2">Create a program which finds the md5 checksum of a file. (`my-md5 filename` should return a large hexadecimal number like ‘d47c2bbc28298ca9befdfbc5d3aa4e65’)</text:span></text:p>
        </text:list-item>
        <text:list-item>
          <text:p text:style-name="P35"><text:span text:style-name="T2">Modify #2 so that it computes all the md5 checksums for a directory</text:span></text:p>
        </text:list-item>
      </text:list>
      <text:p text:style-name="P3"/>
      <text:p text:style-name="P6"><text:span text:style-name="T1">16. Concurrency</text:span></text:p>
      <text:p text:style-name="P2"/>
      <text:p text:style-name="P1"><text:span text:style-name="T2">Outline:</text:span></text:p>
      <text:list xml:id="list2650658858" text:style-name="WWNum25">
        <text:list-item>
          <text:p text:style-name="P36"><text:span text:style-name="T2">goroutines</text:span></text:p>
        </text:list-item>
        <text:list-item>
          <text:p text:style-name="P36"><text:span text:style-name="T2">wait groups</text:span></text:p>
        </text:list-item>
        <text:list-item>
          <text:p text:style-name="P36"><text:span text:style-name="T2">channels</text:span></text:p>
        </text:list-item>
        <text:list-item>
          <text:p text:style-name="P36"><text:span text:style-name="T2">select</text:span></text:p>
        </text:list-item>
      </text:list>
      <text:p text:style-name="P2"/>
      <text:p text:style-name="P1"><text:span text:style-name="T2">Problems:</text:span></text:p>
      <text:list xml:id="list3525753564" text:style-name="WWNum30">
        <text:list-item>
          <text:p text:style-name="P37"><text:span text:style-name="T2">Create a program which prints “Hello World” 5 times using 5 goroutines.</text:span></text:p>
        </text:list-item>
        <text:list-item>
          <text:p text:style-name="P37"><text:span text:style-name="T2">Create a ping-pong program with one goroutine writing “ping” to a channel, a second goroutine reading “ping” and then writing “pong” to another channel</text:span></text:p>
        </text:list-item>
        <text:list-item>
          <text:p text:style-name="P37"><text:span text:style-name="T2">Modify #1 so that you use a wait group to wait for all 5 hello world printers to finish</text:span></text:p>
        </text:list-item>
        <text:list-item>
          <text:p text:style-name="P37"><text:span text:style-name="T2">Modify #15.2 so that it computes all the md5 hashsums for a directory of files concurrently.</text:span></text:p>
        </text:list-item>
      </text:list>
      <text:p text:style-name="P2"/>
      <text:p text:style-name="P6"><text:span text:style-name="T1">17. Time</text:span></text:p>
      <text:p text:style-name="P2"/>
      <text:p text:style-name="P1"><text:span text:style-name="T2">Outline:</text:span></text:p>
      <text:list xml:id="list1486692836" text:style-name="WWNum16">
        <text:list-item>
          <text:p text:style-name="P38"><text:span text:style-name="T2">Duration</text:span></text:p>
          <text:list>
            <text:list-item>
              <text:p text:style-name="P108"><text:span text:style-name="T2">Sleep</text:span></text:p>
            </text:list-item>
          </text:list>
        </text:list-item>
        <text:list-item>
          <text:p text:style-name="P38"><text:span text:style-name="T2">Time</text:span></text:p>
          <text:list>
            <text:list-item>
              <text:p text:style-name="P108"><text:span text:style-name="T2">Parse</text:span></text:p>
            </text:list-item>
            <text:list-item>
              <text:p text:style-name="P108"><text:span text:style-name="T2">Format</text:span></text:p>
            </text:list-item>
          </text:list>
        </text:list-item>
      </text:list>
      <text:p text:style-name="P2"/>
      <text:p text:style-name="P1"><text:span text:style-name="T2">Problems:</text:span></text:p>
      <text:list xml:id="list1272525581" text:style-name="WWNum15">
        <text:list-item>
          <text:p text:style-name="P39"><text:span text:style-name="T2">Create a program which sleeps for 10 seconds then prints “Hello World” to the screen</text:span></text:p>
        </text:list-item>
        <text:list-item>
          <text:p text:style-name="P39"><text:span text:style-name="T2">Create a program which can find the number of days between two dates: (`datediff 2015-07-10 2015-07-11` should give you 1)</text:span></text:p>
        </text:list-item>
      </text:list>
      <text:p text:style-name="P2"/>
      <text:p text:style-name="P6"><text:span text:style-name="T3">Monday 7/12</text:span></text:p>
      <text:p text:style-name="P3"/>
      <text:p text:style-name="P1"><text:span text:style-name="T1">18. Why Go?</text:span></text:p>
      <text:list xml:id="list3278079364" text:style-name="WWNum50">
        <text:list-item>
          <text:p text:style-name="P40"><text:span text:style-name="T2">Simple, well-defined language</text:span></text:p>
          <text:list>
            <text:list-item>
              <text:p text:style-name="P109"><text:span text:style-name="T2">https://youtu.be/5kj5ApnhPAE</text:span></text:p>
            </text:list-item>
          </text:list>
        </text:list-item>
        <text:list-item>
          <text:p text:style-name="P40"><text:span text:style-name="T2">Powerful, well-documented API</text:span></text:p>
        </text:list-item>
        <text:list-item>
          <text:p text:style-name="P40"><text:span text:style-name="T2">Great Tools</text:span></text:p>
          <text:list>
            <text:list-item>
              <text:p text:style-name="P109"><text:span text:style-name="T2">Compiler speed, modularity built in</text:span></text:p>
            </text:list-item>
          </text:list>
        </text:list-item>
        <text:list-item>
          <text:p text:style-name="P40"><text:span text:style-name="T2">Concurrency</text:span></text:p>
        </text:list-item>
        <text:list-item>
          <text:p text:style-name="P40"><text:span text:style-name="T2">OO without hierarchy</text:span></text:p>
        </text:list-item>
      </text:list>
      <text:p text:style-name="P2"/>
      <text:p text:style-name="P6"><text:span text:style-name="T1">19. JSON</text:span></text:p>
      <text:p text:style-name="P2"/>
      <text:p text:style-name="P1"><text:span text:style-name="T2">Outline:</text:span></text:p>
      <text:list xml:id="list115563060" text:style-name="WWNum79">
        <text:list-item>
          <text:p text:style-name="P41"><text:span text:style-name="T2">Decode, Unmarshal</text:span></text:p>
        </text:list-item>
        <text:list-item>
          <text:p text:style-name="P41"><text:span text:style-name="T2">Encode, Marshal</text:span></text:p>
        </text:list-item>
      </text:list>
      <text:p text:style-name="P2"/>
      <text:p text:style-name="P1"><text:span text:style-name="T2">Problems:</text:span></text:p>
      <text:list xml:id="list1422454403" text:style-name="WWNum94">
        <text:list-item>
          <text:p text:style-name="P42"><text:span text:style-name="T2">Create a struct, encode it as JSON, and write it out to stdout.</text:span></text:p>
        </text:list-item>
        <text:list-item>
          <text:p text:style-name="P42"><text:span text:style-name="T2">Create a JSON file and a program to read that JSON file into a struct and write it to stdout.</text:span></text:p>
        </text:list-item>
        <text:list-item>
          <text:p text:style-name="P42"><text:span text:style-name="T2">Create a program which can read the csv file from #15.1 and write it as a JSON file.</text:span></text:p>
        </text:list-item>
      </text:list>
      <text:p text:style-name="P2"/>
      <text:p text:style-name="P6"><text:span text:style-name="T1">20. Packages</text:span></text:p>
      <text:p text:style-name="P2"/>
      <text:p text:style-name="P1"><text:span text:style-name="T2">Outline:</text:span></text:p>
      <text:list xml:id="list1300081689" text:style-name="WWNum81">
        <text:list-item>
          <text:p text:style-name="P43"><text:span text:style-name="T2">Multiple packages</text:span></text:p>
        </text:list-item>
        <text:list-item>
          <text:p text:style-name="P43"><text:span text:style-name="T2">go get</text:span></text:p>
        </text:list-item>
        <text:list-item>
          <text:p text:style-name="P43"><text:span text:style-name="T2">godoc, go-search, etc…</text:span></text:p>
        </text:list-item>
        <text:list-item>
          <text:p text:style-name="P43"><text:span text:style-name="T2">godep, gb, etc…</text:span></text:p>
        </text:list-item>
      </text:list>
      <text:p text:style-name="P2"/>
      <text:p text:style-name="P1"><text:span text:style-name="T2">Problems:</text:span></text:p>
      <text:list xml:id="list2537144992" text:style-name="WWNum12">
        <text:list-item>
          <text:p text:style-name="P44"><text:span text:style-name="T2">Create a new package ‘week2/day1/hello’ with a function named ‘Hello’ which prints ‘Hello World’ to the screen. Use this package in a program and call this ‘Hello’ function.</text:span></text:p>
        </text:list-item>
        <text:list-item>
          <text:p text:style-name="P44"><text:span text:style-name="T2">Create a new package ‘week2/day1/converters’ with some of the conversion functions we created last week (miles to km, fahrenheit to celsius, etc…). Rewrite the conversion program to use this library.</text:span></text:p>
        </text:list-item>
        <text:list-item>
          <text:p text:style-name="P44"><text:span text:style-name="T2">Use a 3rd party library to add color to your program (for example: github.com/ttacon/chalk)</text:span></text:p>
        </text:list-item>
      </text:list>
      <text:p text:style-name="P3"/>
      <text:p text:style-name="P6"><text:span text:style-name="T1">21. Testing</text:span></text:p>
      <text:p text:style-name="P2"/>
      <text:p text:style-name="P1"><text:span text:style-name="T2">Outline:</text:span></text:p>
      <text:list xml:id="list1791692199" text:style-name="WWNum60">
        <text:list-item>
          <text:p text:style-name="P45"><text:span text:style-name="T2">go test</text:span></text:p>
        </text:list-item>
        <text:list-item>
          <text:p text:style-name="P45"><text:span text:style-name="T2">Test functions</text:span></text:p>
        </text:list-item>
        <text:list-item>
          <text:p text:style-name="P45"><text:span text:style-name="T2">Test strategies</text:span></text:p>
          <text:list>
            <text:list-item>
              <text:p text:style-name="P110"><text:span text:style-name="T2">Unit Testing</text:span></text:p>
            </text:list-item>
            <text:list-item>
              <text:p text:style-name="P110"><text:span text:style-name="T2">Integration Testing</text:span><text:span text:style-name="T2"><draw:g text:anchor-type="as-char" draw:z-index="0" draw:style-name="gr1"><draw:custom-shape draw:name="Shape 2" draw:style-name="gr2" draw:text-style-name="P130" svg:width="0.9213in" svg:height="0.4248in" svg:x="0in" svg:y="0in"><text:p text:style-name="P129"><text:span text:style-name="T9">Un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131" svg:width="4.7335in" svg:height="0.1689in" svg:x="0.4016in" svg:y="0.4252in"><text:p text:style-name="P136"/><draw:enhanced-geometry draw:mirror-horizontal="false" draw:mirror-vertical="false" draw:text-areas="?f12 ?f8 ?f13 ?f9" svg:viewBox="0 0 0 0" draw:type="ooxml-leftRightArrow" draw:modifiers="50000 50000" draw:enhanced-path="M 0 ?f7 L ?f4 0 ?f4 ?f8 ?f5 ?f8 ?f5 0 ?f14 ?f7 ?f5 ?f15 ?f5 ?f9 ?f4 ?f9 ?f4 ?f15 Z N"><draw:equation draw:name="f0" draw:formula="min(logwidth,logheight)"/><draw:equation draw:name="f1" draw:formula="5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4 +0-?f11 "/><draw:equation draw:name="f13" draw:formula="?f5 +?f11 -0"/><draw:equation draw:name="f14" draw:formula="logwidth"/><draw:equation draw:name="f15" draw:formula="logheight"/><draw:handle draw:handle-position="?f5 ?f8" draw:handle-range-y-maximum="100000" draw:handle-range-y-minimum="0"/><draw:handle draw:handle-position="?f4 0" draw:handle-range-x-maximum="?f1" draw:handle-range-x-minimum="0"/></draw:enhanced-geometry></draw:custom-shape><draw:custom-shape draw:name="Shape 4" draw:style-name="gr4" draw:text-style-name="P130" svg:width="1.665in" svg:height="0.4248in" svg:x="4.2626in" svg:y="0in"><text:p text:style-name="P129"><text:span text:style-name="T9">Integr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list-item>
            <text:list-item>
              <text:p text:style-name="P110"><text:span text:style-name="T2">Mocking (File vs Reader)</text:span></text:p>
            </text:list-item>
          </text:list>
        </text:list-item>
        <text:list-item>
          <text:p text:style-name="P45"><text:span text:style-name="T2">Benchmarks</text:span></text:p>
        </text:list-item>
        <text:list-item>
          <text:p text:style-name="P45"><text:span text:style-name="T2">goconvey, race detector</text:span></text:p>
        </text:list-item>
      </text:list>
      <text:p text:style-name="P2"/>
      <text:p text:style-name="P1"><text:span text:style-name="T2">Problems:</text:span></text:p>
      <text:list xml:id="list2339090187" text:style-name="WWNum24">
        <text:list-item>
          <text:p text:style-name="P46"><text:span text:style-name="T2">Create a new package ‘week2/day1/testing-example’ with the Sum function we wrote last week in a file ‘sum.go’. Add a ‘sum_test.go’ file which tests this function.</text:span></text:p>
        </text:list-item>
        <text:list-item>
          <text:p text:style-name="P46"><text:span text:style-name="T2">Add a benchmark function to benchmark the Sum function.</text:span></text:p>
        </text:list-item>
      </text:list>
      <text:p text:style-name="P2"/>
      <text:p text:style-name="P6"><text:span text:style-name="T1">22. Networking</text:span></text:p>
      <text:p text:style-name="P2"/>
      <text:p text:style-name="P1"><text:span text:style-name="T2">Outline:</text:span></text:p>
      <text:list xml:id="list185524643" text:style-name="WWNum56">
        <text:list-item>
          <text:p text:style-name="P47"><text:span text:style-name="T2">Protocols</text:span></text:p>
        </text:list-item>
        <text:list-item>
          <text:p text:style-name="P47"><text:span text:style-name="T2">OSI Model</text:span></text:p>
          <text:list>
            <text:list-item>
              <text:p text:style-name="P111"><text:a xlink:type="simple" xlink:href="https://en.wikipedia.org/wiki/OSI_model#Description_of_OSI_layers" text:style-name="ListLabel_20_856" text:visited-style-name="ListLabel_20_856"><text:span text:style-name="T6">https://en.wikipedia.org/wiki/OSI_model#Description_of_OSI_layers</text:span></text:a></text:p>
            </text:list-item>
            <text:list-item>
              <text:p text:style-name="P111"><text:span text:style-name="T2">IP, TCP, HTTP</text:span></text:p>
            </text:list-item>
          </text:list>
        </text:list-item>
        <text:list-item>
          <text:p text:style-name="P47"><text:span text:style-name="T2">An Exploration of a Web Request</text:span></text:p>
          <text:list>
            <text:list-item>
              <text:p text:style-name="P111"><text:span text:style-name="T2">DNS</text:span></text:p>
            </text:list-item>
            <text:list-item>
              <text:p text:style-name="P111"><text:span text:style-name="T2">HTTP: net tab (fiddler)</text:span></text:p>
            </text:list-item>
            <text:list-item>
              <text:p text:style-name="P111"><text:span text:style-name="T2">TCP: wireshark, traceroute</text:span></text:p>
            </text:list-item>
            <text:list-item>
              <text:p text:style-name="P111"><text:span text:style-name="T2">Packet Switched Routing</text:span></text:p>
            </text:list-item>
          </text:list>
        </text:list-item>
        <text:list-item>
          <text:p text:style-name="P47"><text:span text:style-name="T2">Distributed Systems</text:span></text:p>
          <text:list>
            <text:list-item>
              <text:p text:style-name="P111"><text:span text:style-name="T2">Client / Server</text:span></text:p>
            </text:list-item>
            <text:list-item>
              <text:p text:style-name="P111"><text:span text:style-name="T2">Peer to Peer</text:span></text:p>
            </text:list-item>
          </text:list>
        </text:list-item>
        <text:list-item>
          <text:p text:style-name="P47"><text:span text:style-name="T2">Web Architecture</text:span></text:p>
          <text:list>
            <text:list-item>
              <text:p text:style-name="P111"><text:span text:style-name="T2">DNS</text:span></text:p>
              <text:list>
                <text:list-item>
                  <text:p text:style-name="P124"><text:span text:style-name="T2">nameservers, dig, whois</text:span></text:p>
                </text:list-item>
              </text:list>
            </text:list-item>
            <text:list-item>
              <text:p text:style-name="P111"><text:span text:style-name="T2">Stacks</text:span></text:p>
              <text:list>
                <text:list-item>
                  <text:p text:style-name="P124"><text:span text:style-name="T2">Reverse proxies / load balancers (nginx, haproxy)</text:span></text:p>
                </text:list-item>
                <text:list-item>
                  <text:p text:style-name="P124"><text:span text:style-name="T2">Web servers (nginx, apache, IIS, …)</text:span></text:p>
                </text:list-item>
                <text:list-item>
                  <text:p text:style-name="P124"><text:soft-page-break/><text:span text:style-name="T2">Backend servers (databases, mail servers, …)</text:span></text:p>
                </text:list-item>
                <text:list-item>
                  <text:p text:style-name="P124"><text:span text:style-name="T2">Cloud services</text:span></text:p>
                </text:list-item>
                <text:list-item>
                  <text:p text:style-name="P124"><text:span text:style-name="T2">Queues</text:span></text:p>
                </text:list-item>
              </text:list>
            </text:list-item>
          </text:list>
        </text:list-item>
      </text:list>
      <text:p text:style-name="P2"/>
      <text:p text:style-name="P6"><text:span text:style-name="T1">23. TCP Servers</text:span></text:p>
      <text:p text:style-name="P2"/>
      <text:p text:style-name="P1"><text:span text:style-name="T2">Outline:</text:span></text:p>
      <text:list xml:id="list2479507015" text:style-name="WWNum1">
        <text:list-item>
          <text:p text:style-name="P48"><text:span text:style-name="T2">Listen, Accept, Conn</text:span></text:p>
        </text:list-item>
        <text:list-item>
          <text:p text:style-name="P48"><text:span text:style-name="T2">telnet (for windows: `pkgmgr /iu:"TelnetClient"`)</text:span></text:p>
        </text:list-item>
        <text:list-item>
          <text:p text:style-name="P48"><text:span text:style-name="T2">Dial</text:span></text:p>
        </text:list-item>
      </text:list>
      <text:p text:style-name="P2"/>
      <text:p text:style-name="P1"><text:span text:style-name="T2">Problems:</text:span></text:p>
      <text:list xml:id="list3500988785" text:style-name="WWNum18">
        <text:list-item>
          <text:p text:style-name="P49"><text:span text:style-name="T2">Create a TCP server that sends ‘Hello World’ to new connections and then closes them.</text:span></text:p>
        </text:list-item>
        <text:list-item>
          <text:p text:style-name="P49"><text:span text:style-name="T2">Create an ‘echo’ TCP server. It should accept a connection and write to the connection anything that’s sent to it.</text:span></text:p>
        </text:list-item>
      </text:list>
      <text:p text:style-name="P2"/>
      <text:p text:style-name="P2"/>
      <text:p text:style-name="P6"><text:span text:style-name="T3">Tuesday 7/14</text:span></text:p>
      <text:p text:style-name="P2"/>
      <text:p text:style-name="P1"><text:span text:style-name="T1">24. Review</text:span></text:p>
      <text:list xml:id="list4238446435" text:style-name="WWNum66">
        <text:list-item>
          <text:p text:style-name="P50"><text:span text:style-name="T2">json</text:span></text:p>
        </text:list-item>
        <text:list-item>
          <text:p text:style-name="P50"><text:span text:style-name="T2">packages</text:span></text:p>
        </text:list-item>
        <text:list-item>
          <text:p text:style-name="P50"><text:span text:style-name="T2">tests</text:span></text:p>
        </text:list-item>
        <text:list-item>
          <text:p text:style-name="P50"><text:span text:style-name="T2">tcp listen and dial</text:span></text:p>
        </text:list-item>
      </text:list>
      <text:p text:style-name="P2"/>
      <text:p text:style-name="P1"><text:span text:style-name="T2">Also: init</text:span></text:p>
      <text:p text:style-name="P2"/>
      <text:p text:style-name="P1"><text:span text:style-name="T2">Problems:</text:span></text:p>
      <text:list xml:id="list4012857540" text:style-name="WWNum63">
        <text:list-item>
          <text:p text:style-name="P51"><text:span text:style-name="T2">Create a simplified redis clone which accepts GET, SET and DEL commands. ‘GET &lt;KEY&gt;’ should write the value of &lt;KEY&gt; followed by a new line. ‘SET &lt;KEY&gt; &lt;VALUE&gt;’ should set the value of &lt;KEY&gt;. ‘DEL &lt;KEY&gt;’ should remove the value. Data should be stored in memory.</text:span></text:p>
        </text:list-item>
        <text:list-item>
          <text:p text:style-name="P51"><text:span text:style-name="T2">Modify ‘echo’ so that it returns messages as rot 13.</text:span></text:p>
        </text:list-item>
        <text:list-item>
          <text:p text:style-name="P51"><text:span text:style-name="T2">Create a chat room server. A client can connect and send messages to the server. Those messages will be broadcast to any other currently connected clients.</text:span></text:p>
        </text:list-item>
      </text:list>
      <text:p text:style-name="P2"/>
      <text:p text:style-name="P6"><text:span text:style-name="T1">Digression: On Redis</text:span></text:p>
      <text:p text:style-name="P2"/>
      <text:p text:style-name="P6"><text:span text:style-name="T1">25. HTTP Servers (From Scratch)</text:span></text:p>
      <text:p text:style-name="P2"/>
      <text:p text:style-name="P1"><text:span text:style-name="T2">Outline:</text:span></text:p>
      <text:list xml:id="list345908435" text:style-name="WWNum10">
        <text:list-item>
          <text:p text:style-name="P52"><text:span text:style-name="T2">HTTP Spec: http://www.w3.org/Protocols/rfc2616/rfc2616.txt</text:span></text:p>
        </text:list-item>
        <text:list-item>
          <text:p text:style-name="P52"><text:span text:style-name="T2">Format:<text:line-break/> <text:s/>Request = Request-Line<text:line-break/> <text:s text:c="11"/>*(header CRLF)<text:line-break/> <text:s text:c="11"/>CRLF<text:line-break/> <text:s text:c="11"/>[ message-body ]<text:line-break/> <text:s/>Request-Line = Method Request-URI HTTP-Version CRLF<text:line-break/> <text:s/>Header = Name: Value<text:line-break/> <text:s/>Response = Status-Line <text:line-break/> <text:s text:c="12"/>*(header CRLF)<text:line-break/> <text:s text:c="12"/>CRLF<text:line-break/> <text:s text:c="12"/>[ message-body ]<text:line-break/> <text:s/>Status-Line = HTTP-Version Status-Code Reason-Phrase CRLF</text:span></text:p>
        </text:list-item>
        <text:list-item>
          <text:p text:style-name="P52"><text:span text:style-name="T2">Verbs / Methods (GET, POST, PUT, DELETE, HEAD)</text:span></text:p>
        </text:list-item>
        <text:list-item>
          <text:p text:style-name="P52"><text:span text:style-name="T2">Headers</text:span></text:p>
          <text:list>
            <text:list-item>
              <text:p text:style-name="P112"><text:span text:style-name="T2">Accept</text:span></text:p>
            </text:list-item>
            <text:list-item>
              <text:p text:style-name="P112"><text:span text:style-name="T2">Connection</text:span></text:p>
            </text:list-item>
            <text:list-item>
              <text:p text:style-name="P112"><text:span text:style-name="T2">Content-Type</text:span></text:p>
            </text:list-item>
            <text:list-item>
              <text:p text:style-name="P112"><text:span text:style-name="T2">Location</text:span></text:p>
            </text:list-item>
            <text:list-item>
              <text:p text:style-name="P112"><text:span text:style-name="T2">Range</text:span></text:p>
            </text:list-item>
            <text:list-item>
              <text:p text:style-name="P112"><text:span text:style-name="T2">Referer</text:span></text:p>
            </text:list-item>
            <text:list-item>
              <text:p text:style-name="P112"><text:span text:style-name="T2">Transfer-Encoding</text:span></text:p>
            </text:list-item>
            <text:list-item>
              <text:p text:style-name="P112"><text:span text:style-name="T2">WWW-Authenticate</text:span></text:p>
            </text:list-item>
          </text:list>
        </text:list-item>
        <text:list-item>
          <text:p text:style-name="P52"><text:span text:style-name="T2">Caching: https://developers.google.com/web/fundamentals/performance/optimizing-content-efficiency/http-caching</text:span></text:p>
        </text:list-item>
      </text:list>
      <text:p text:style-name="P2"/>
      <text:p text:style-name="P1"><text:span text:style-name="T2">Problems:</text:span></text:p>
      <text:list xml:id="list3807870781" text:style-name="WWNum92">
        <text:list-item>
          <text:p text:style-name="P53"><text:span text:style-name="T2">Create a TCP server which can handle a simple HTTP request and return ‘Hello World’</text:span></text:p>
        </text:list-item>
        <text:list-item>
          <text:p text:style-name="P53"><text:span text:style-name="T2">Create a TCP server which can handle a simple HTTP request and return the URL that was passed into it</text:span></text:p>
        </text:list-item>
      </text:list>
      <text:p text:style-name="P2"/>
      <text:p text:style-name="P2"><text:soft-page-break/></text:p>
      <text:p text:style-name="P6"><text:span text:style-name="T1">26. The net/http package</text:span></text:p>
      <text:p text:style-name="P2"/>
      <text:p text:style-name="P1"><text:span text:style-name="T2">Outline:</text:span></text:p>
      <text:list xml:id="list919286561" text:style-name="WWNum4">
        <text:list-item>
          <text:p text:style-name="P54"><text:span text:style-name="T2">ListenAndServe, Serve</text:span></text:p>
        </text:list-item>
        <text:list-item>
          <text:p text:style-name="P54"><text:span text:style-name="T2">Handler, Request, ResponseWriter</text:span></text:p>
        </text:list-item>
        <text:list-item>
          <text:p text:style-name="P54"><text:span text:style-name="T2">ServeMux, DefaultServer</text:span></text:p>
        </text:list-item>
      </text:list>
      <text:p text:style-name="P2"/>
      <text:p text:style-name="P1"><text:span text:style-name="T2">Problems:</text:span></text:p>
      <text:list xml:id="list1454092553" text:style-name="WWNum95">
        <text:list-item>
          <text:p text:style-name="P55"><text:span text:style-name="T2">Create a ‘Hello World’ http server using the net/http package</text:span></text:p>
        </text:list-item>
        <text:list-item>
          <text:p text:style-name="P55"><text:span text:style-name="T2">Create an echo http server that returns a plain text page contain the url the user accessed (going to localhost/whatever displays ‘/whatever’)</text:span></text:p>
        </text:list-item>
        <text:list-item>
          <text:p text:style-name="P55"><text:span text:style-name="T2">Create an http server which returns an html page with a picture of a cat for ‘/cat’ and a picture of a dog for ‘/dog’ using a ServeMux</text:span></text:p>
        </text:list-item>
      </text:list>
      <text:p text:style-name="P2"/>
      <text:p text:style-name="P2"/>
      <text:p text:style-name="P6"><text:span text:style-name="T1">27. Serving Files</text:span></text:p>
      <text:p text:style-name="P2"/>
      <text:p text:style-name="P1"><text:span text:style-name="T2">Outline:</text:span></text:p>
      <text:list xml:id="list3237391010" text:style-name="WWNum85">
        <text:list-item>
          <text:p text:style-name="P56"><text:span text:style-name="T2">Manually</text:span></text:p>
        </text:list-item>
        <text:list-item>
          <text:p text:style-name="P56"><text:span text:style-name="T2">ServeContent</text:span></text:p>
        </text:list-item>
        <text:list-item>
          <text:p text:style-name="P56"><text:span text:style-name="T2">ServeFile</text:span></text:p>
        </text:list-item>
        <text:list-item>
          <text:p text:style-name="P56"><text:span text:style-name="T2">FileServer</text:span></text:p>
        </text:list-item>
      </text:list>
      <text:p text:style-name="P2"/>
      <text:p text:style-name="P1"><text:span text:style-name="T2">Problems:</text:span></text:p>
      <text:list xml:id="list644362194" text:style-name="WWNum49">
        <text:list-item>
          <text:p text:style-name="P57"><text:span text:style-name="T2">Create an http server that serves a file from the disk</text:span></text:p>
        </text:list-item>
        <text:list-item>
          <text:p text:style-name="P57"><text:span text:style-name="T2">Modify #1 to use ServeContent</text:span></text:p>
        </text:list-item>
        <text:list-item>
          <text:p text:style-name="P57"><text:span text:style-name="T2">Modify #1 to use ServeFile</text:span></text:p>
        </text:list-item>
        <text:list-item>
          <text:p text:style-name="P57"><text:span text:style-name="T2">Create a static http server (perhaps named static-http) that serves the contents of the current working directory.</text:span></text:p>
        </text:list-item>
      </text:list>
      <text:p text:style-name="P2"/>
      <text:p text:style-name="P2"/>
      <text:p text:style-name="P6"><text:span text:style-name="T3">Wednesday 7/15</text:span></text:p>
      <text:p text:style-name="P3"/>
      <text:p text:style-name="P1"><text:span text:style-name="T1">28. Review</text:span></text:p>
      <text:p text:style-name="P2"/>
      <text:list xml:id="list803412535" text:style-name="WWNum13">
        <text:list-item>
          <text:p text:style-name="P58"><text:span text:style-name="T2">http servers</text:span></text:p>
        </text:list-item>
        <text:list-item>
          <text:p text:style-name="P58"><text:span text:style-name="T2">mux</text:span></text:p>
        </text:list-item>
        <text:list-item>
          <text:p text:style-name="P58"><text:span text:style-name="T2">files</text:span></text:p>
        </text:list-item>
      </text:list>
      <text:p text:style-name="P3"/>
      <text:p text:style-name="P6"><text:span text:style-name="T1">29. Templates</text:span></text:p>
      <text:p text:style-name="P2"/>
      <text:p text:style-name="P1"><text:span text:style-name="T2">Outline:</text:span></text:p>
      <text:list xml:id="list138171173" text:style-name="WWNum7">
        <text:list-item>
          <text:p text:style-name="P59"><text:span text:style-name="T2">ParseFiles, ParseGlob</text:span></text:p>
        </text:list-item>
        <text:list-item>
          <text:p text:style-name="P59"><text:span text:style-name="T2">Execute, ExecuteTemplate</text:span></text:p>
        </text:list-item>
        <text:list-item>
          <text:p text:style-name="P59"><text:span text:style-name="T2">Actions</text:span></text:p>
        </text:list-item>
      </text:list>
      <text:p text:style-name="P2"/>
      <text:p text:style-name="P1"><text:span text:style-name="T2">Problems:</text:span></text:p>
      <text:list xml:id="list1197669300" text:style-name="WWNum8">
        <text:list-item>
          <text:p text:style-name="P60"><text:span text:style-name="T2">Create an http application that returns Hello World using a template.</text:span></text:p>
        </text:list-item>
        <text:list-item>
          <text:p text:style-name="P60"><text:span text:style-name="T2">Modify #1 so that it returns the currently selected URL (use a variable in your template) </text:span></text:p>
        </text:list-item>
        <text:list-item>
          <text:p text:style-name="P60"><text:span text:style-name="T2">Modify the financial CSV program we wrote so that it outputs HTML using a template file instead of a string. Zebra stripe the table.</text:span></text:p>
        </text:list-item>
      </text:list>
      <text:p text:style-name="P2"/>
      <text:p text:style-name="P6"><text:span text:style-name="T1">30. Forms and the Query String</text:span></text:p>
      <text:p text:style-name="P3"/>
      <text:p text:style-name="P1"><text:span text:style-name="T2">Outline:</text:span></text:p>
      <text:list xml:id="list2879736904" text:style-name="WWNum47">
        <text:list-item>
          <text:p text:style-name="P61"><text:span text:style-name="T2">Request.URL.Query().Get(KEY)</text:span></text:p>
        </text:list-item>
        <text:list-item>
          <text:p text:style-name="P61"><text:span text:style-name="T2">Request.FormValue(KEY)</text:span></text:p>
        </text:list-item>
        <text:list-item>
          <text:p text:style-name="P61"><text:span text:style-name="T2">Request.FormFile(KEY)</text:span></text:p>
        </text:list-item>
      </text:list>
      <text:p text:style-name="P2"/>
      <text:p text:style-name="P1"><text:span text:style-name="T2">Problems:</text:span></text:p>
      <text:list xml:id="list1008516845" text:style-name="WWNum44">
        <text:list-item>
          <text:p text:style-name="P62"><text:span text:style-name="T2">Create an http application which has a page with a form that takes in first and last name and on submit displays “Hello &lt;FIRST&gt; &lt;LAST&gt;”</text:span></text:p>
        </text:list-item>
        <text:list-item>
          <text:p text:style-name="P62"><text:span text:style-name="T2">Create an http application with a form that accepts a file and uploads it to “/tmp”.</text:span></text:p>
        </text:list-item>
      </text:list>
      <text:p text:style-name="P2"/>
      <text:p text:style-name="P6"><text:span text:style-name="T1">31. Cookies, Session and Context</text:span></text:p>
      <text:p text:style-name="P2"/>
      <text:p text:style-name="P1"><text:span text:style-name="T2">Outline:</text:span></text:p>
      <text:list xml:id="list315556573" text:style-name="WWNum38">
        <text:list-item>
          <text:p text:style-name="P63"><text:span text:style-name="T2">Set-Cookie</text:span></text:p>
        </text:list-item>
        <text:list-item>
          <text:p text:style-name="P63"><text:span text:style-name="T2">Request.Cookie</text:span></text:p>
        </text:list-item>
        <text:list-item>
          <text:p text:style-name="P63"><text:span text:style-name="T2">Sessions</text:span></text:p>
        </text:list-item>
      </text:list>
      <text:p text:style-name="P2"/>
      <text:p text:style-name="P1"><text:span text:style-name="T2">Problems:</text:span></text:p>
      <text:list xml:id="list3989056403" text:style-name="WWNum36">
        <text:list-item>
          <text:p text:style-name="P64"><text:span text:style-name="T2">Create an http application that tracks how many times a user accesses your web page with a cookie.</text:span></text:p>
        </text:list-item>
        <text:list-item>
          <text:p text:style-name="P64"><text:span text:style-name="T2">Create an http application that supports at least 2 endpoints: login and logout. login should accept a form and save a cookie. (with at least the username) logout should clear the cookie.</text:span></text:p>
        </text:list-item>
      </text:list>
      <text:p text:style-name="P2"/>
      <text:p text:style-name="P6"><text:span text:style-name="T1">32. TLS and Certificates</text:span></text:p>
      <text:p text:style-name="P2"/>
      <text:p text:style-name="P1"><text:span text:style-name="T2">Outline:</text:span></text:p>
      <text:list xml:id="list3004599757" text:style-name="WWNum90">
        <text:list-item>
          <text:p text:style-name="P65"><text:span text:style-name="T2">ListenAndServeTLS</text:span></text:p>
        </text:list-item>
        <text:list-item>
          <text:p text:style-name="P65"><text:span text:style-name="T2">go run $(go env GOROOT)/src/crypto/tls/generate_cert.go --host=somedomainname.com</text:span></text:p>
        </text:list-item>
      </text:list>
      <text:p text:style-name="P2"/>
      <text:p text:style-name="P1"><text:span text:style-name="T2">Problems:</text:span></text:p>
      <text:list xml:id="list2886613131" text:style-name="WWNum5">
        <text:list-item>
          <text:p text:style-name="P66"><text:span text:style-name="T2">Create a certificate and use it with ListenAndServeTLS in an http server.</text:span></text:p>
        </text:list-item>
      </text:list>
      <text:p text:style-name="P2"/>
      <text:p text:style-name="P6"><text:span text:style-name="T1">33. Project: Photo Blog</text:span></text:p>
      <text:p text:style-name="P1"><draw:g text:anchor-type="as-char" draw:z-index="1" draw:style-name="gr1"><draw:custom-shape draw:name="Shape 24" draw:style-name="gr5" draw:text-style-name="P132" svg:width="1.5406in" svg:height="2.0421in" svg:x="0in" svg:y="0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6" draw:text-style-name="P133" svg:width="1.163in" svg:height="0.463in" svg:x="0.189in" svg:y="0.2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7" draw:text-style-name="P134" svg:width="1.163in" svg:height="0.4634in" svg:x="0.189in" svg:y="0.7898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8" draw:text-style-name="P131" svg:width="1.163in" svg:height="0.463in" svg:x="0.189in" svg:y="1.3791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9" draw:text-style-name="P132" svg:width="1.5413in" svg:height="2.0421in" svg:x="1.8134in" svg:y="0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0" draw:text-style-name="P135" svg:width="1.1634in" svg:height="1.4051in" svg:x="2.0016in" svg:y="0.4366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11" draw:text-style-name="P137" svg:width="0.8705in" svg:height="0.4362in" svg:x="1.8134in" svg:y="0in"><text:p text:style-name="P136"><text:span text:style-name="T9">Adm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11" draw:text-style-name="P137" svg:width="0.8705in" svg:height="0.4362in" svg:x="2.0016in" svg:y="0.4366in"><text:p text:style-name="P136"><text:span text:style-name="T10">Log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12" draw:text-style-name="P132" svg:width="0.9177in" svg:height="0.1894in" svg:x="2.1252in" svg:y="0.7898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12" draw:text-style-name="P132" svg:width="0.9177in" svg:height="0.1894in" svg:x="2.1252in" svg:y="1.0638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13" draw:text-style-name="P132" svg:width="0.3587in" svg:height="0.1894in" svg:x="2.6839in" svg:y="1.3374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5" draw:text-style-name="P132" svg:width="1.5406in" svg:height="2.0421in" svg:x="3.6264in" svg:y="0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14" draw:text-style-name="P135" svg:width="1.163in" svg:height="1.4051in" svg:x="3.8154in" svg:y="0.4366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15" draw:text-style-name="P137" svg:width="0.8697in" svg:height="0.4362in" svg:x="3.6264in" svg:y="0in"><text:p text:style-name="P136"><text:span text:style-name="T9">Adm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16" draw:text-style-name="P137" svg:width="0.7642in" svg:height="0.4362in" svg:x="4.4028in" svg:y="0in"><text:p text:style-name="P136"><text:span text:style-name="T10">Logou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17" draw:text-style-name="P132" svg:width="0.9169in" svg:height="0.1894in" svg:x="3.9382in" svg:y="0.7898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13" draw:text-style-name="P132" svg:width="0.3587in" svg:height="0.1894in" svg:x="4.4965in" svg:y="1.0638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15" draw:text-style-name="P137" svg:width="0.8697in" svg:height="0.4362in" svg:x="3.8154in" svg:y="0.4366in"><text:p text:style-name="P136"><text:span text:style-name="T10">Uplo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text:span text:style-name="T2">Our goal for this project is to create a basic photo blog. It should have a few pages:</text:span></text:p>
      <text:p text:style-name="P2"/>
      <text:list xml:id="list4022307803" text:style-name="WWNum21">
        <text:list-item>
          <text:p text:style-name="P67"><text:span text:style-name="T2">The initial page (https://localhost:8080/) should list the most recent uploaded photos. Clicking a photo should download it. (hint: HTML5 download attribute or the Content-Disposition header)</text:span></text:p>
        </text:list-item>
        <text:list-item>
          <text:p text:style-name="P67"><text:span text:style-name="T2">There should be an admin page (https://localhost:8080/admin) which allows a user to login (you can hardcode the username and password).</text:span></text:p>
        </text:list-item>
        <text:list-item>
          <text:p text:style-name="P67"><text:span text:style-name="T2">Once logged in the admin user should be presented with a form to upload an image. The uploaded image should then be accessible on the main page.</text:span></text:p>
        </text:list-item>
        <text:list-item>
          <text:p text:style-name="P67"><text:span text:style-name="T2">The admin section should require TLS. A self-signed certificate is ok. It’s ok to require TLS for the regular section of the site as well.</text:span></text:p>
        </text:list-item>
        <text:list-item>
          <text:p text:style-name="P67"><text:span text:style-name="T2">Try to use the HTML/CSS skills you learned earlier to make the photoblog look nice. Make sure to upload some interesting photos (that perhaps reflect your personality)</text:span></text:p>
        </text:list-item>
      </text:list>
      <text:p text:style-name="P2"/>
      <text:p text:style-name="P1"><text:span text:style-name="T2">Feel free to team up on this project. At the end of the day everyone will demo what they built and explain their code. </text:span></text:p>
      <text:p text:style-name="P2"/>
      <text:p text:style-name="P1"><text:span text:style-name="T2">This project is intentionally open-ended. Using Google is not cheating.</text:span></text:p>
      <text:p text:style-name="P2"/>
      <text:p text:style-name="P6"><text:span text:style-name="T3">Thursday 7/16</text:span></text:p>
      <text:p text:style-name="P3"/>
      <text:p text:style-name="P1"><text:span text:style-name="T1">34. Review</text:span></text:p>
      <text:p text:style-name="P3"/>
      <text:list xml:id="list1261593795" text:style-name="WWNum22">
        <text:list-item>
          <text:p text:style-name="P68"><text:span text:style-name="T2">Routes with Serve Mux</text:span></text:p>
        </text:list-item>
        <text:list-item>
          <text:p text:style-name="P68"><text:span text:style-name="T2">Templates</text:span></text:p>
        </text:list-item>
        <text:list-item>
          <text:p text:style-name="P68"><text:span text:style-name="T2">Sessions</text:span></text:p>
        </text:list-item>
        <text:list-item>
          <text:p text:style-name="P68"><text:span text:style-name="T2">Listing a Directory</text:span></text:p>
        </text:list-item>
        <text:list-item>
          <text:p text:style-name="P68"><text:span text:style-name="T2">Uploading a File</text:span></text:p>
        </text:list-item>
        <text:list-item>
          <text:p text:style-name="P68"><text:span text:style-name="T2">Setting up TLS</text:span></text:p>
        </text:list-item>
      </text:list>
      <text:p text:style-name="P2"/>
      <text:p text:style-name="P6"><text:span text:style-name="T1">37. Manual Server Management</text:span></text:p>
      <text:p text:style-name="P3"/>
      <text:p text:style-name="P1"><text:span text:style-name="T2">Outline:</text:span></text:p>
      <text:list xml:id="list82800871" text:style-name="WWNum58">
        <text:list-item>
          <text:p text:style-name="P69"><text:span text:style-name="T2">Virtual Machines</text:span></text:p>
        </text:list-item>
        <text:list-item>
          <text:p text:style-name="P69"><text:span text:style-name="T2">SystemD</text:span></text:p>
        </text:list-item>
        <text:list-item>
          <text:p text:style-name="P69"><text:span text:style-name="T2">Deploy</text:span></text:p>
        </text:list-item>
        <text:list-item>
          <text:p text:style-name="P69"><text:span text:style-name="T2">Monitoring</text:span></text:p>
        </text:list-item>
      </text:list>
      <text:p text:style-name="P3"/>
      <text:p text:style-name="P6"><text:span text:style-name="T1">38. App Engine Setup</text:span></text:p>
      <text:p text:style-name="P2"/>
      <text:p text:style-name="P1"><text:span text:style-name="T2">Outline:</text:span></text:p>
      <text:list xml:id="list3768525402" text:style-name="WWNum52">
        <text:list-item>
          <text:p text:style-name="P70"><text:span text:style-name="T2">https://cloud.google.com/appengine/docs/go/gettingstarted/introduction</text:span></text:p>
        </text:list-item>
      </text:list>
      <text:p text:style-name="P2"/>
      <text:p text:style-name="P6"><text:span text:style-name="T3">Friday 7/17</text:span></text:p>
      <text:p text:style-name="P2"/>
      <text:p text:style-name="P1"><text:span text:style-name="T1">39. App Engine Introduction</text:span></text:p>
      <text:p text:style-name="P2"/>
      <text:p text:style-name="P1"><text:span text:style-name="T2">Outline:</text:span></text:p>
      <text:list xml:id="list3779343127" text:style-name="WWNum80">
        <text:list-item>
          <text:p text:style-name="P71"><text:span text:style-name="T2">App Engine</text:span></text:p>
          <text:list>
            <text:list-item>
              <text:p text:style-name="P113"><text:span text:style-name="T2">Managed PAAS on Google Infrastructure</text:span></text:p>
            </text:list-item>
            <text:list-item>
              <text:p text:style-name="P113"><text:span text:style-name="T2">Free to Start, Affordable Limits</text:span></text:p>
            </text:list-item>
            <text:list-item>
              <text:p text:style-name="P113"><text:span text:style-name="T2">Autoscales</text:span></text:p>
              <text:list>
                <text:list-item>
                  <text:p text:style-name="P125"><text:span text:style-name="T2">cloud.google.com/appengine/docs/scaling</text:span></text:p>
                </text:list-item>
              </text:list>
            </text:list-item>
            <text:list-item>
              <text:p text:style-name="P113"><text:span text:style-name="T2">Managed VMs, Compute Engine, Cloud SQL</text:span></text:p>
            </text:list-item>
          </text:list>
        </text:list-item>
        <text:list-item>
          <text:p text:style-name="P71"><text:span text:style-name="T2">Project Layout</text:span></text:p>
          <text:list>
            <text:list-item>
              <text:p text:style-name="P113"><text:span text:style-name="T2">go stuff</text:span></text:p>
            </text:list-item>
            <text:list-item>
              <text:p text:style-name="P113"><text:span text:style-name="T2">app.yaml</text:span></text:p>
            </text:list-item>
            <text:list-item>
              <text:p text:style-name="P113"><text:span text:style-name="T2">instead of `goapp deploy`</text:span></text:p>
              <text:list>
                <text:list-item>
                  <text:p text:style-name="P125"><text:span text:style-name="T2">appcfg.py update --oauth2 ./</text:span></text:p>
                </text:list-item>
              </text:list>
            </text:list-item>
          </text:list>
        </text:list-item>
        <text:list-item>
          <text:p text:style-name="P71"><text:span text:style-name="T2">Console</text:span></text:p>
          <text:list>
            <text:list-item>
              <text:p text:style-name="P113"><text:span text:style-name="T2">APIs</text:span></text:p>
            </text:list-item>
            <text:list-item>
              <text:p text:style-name="P113"><text:span text:style-name="T2">Logs</text:span></text:p>
            </text:list-item>
            <text:list-item>
              <text:p text:style-name="P113"><text:span text:style-name="T2">Quotas</text:span></text:p>
            </text:list-item>
          </text:list>
        </text:list-item>
      </text:list>
      <text:p text:style-name="P2"/>
      <text:p text:style-name="P6"><text:span text:style-name="T1">40. Users</text:span></text:p>
      <text:p text:style-name="P2"/>
      <text:p text:style-name="P1"><text:span text:style-name="T2">Outline:</text:span></text:p>
      <text:list xml:id="list33168346" text:style-name="WWNum67">
        <text:list-item>
          <text:p text:style-name="P72"><text:span text:style-name="T2">Google Logins (cloud.google.com/appengine/docs/go/users)</text:span></text:p>
          <text:list>
            <text:list-item>
              <text:p text:style-name="P114"><text:span text:style-name="T2">user.LoginURL, user.LogoutURL</text:span></text:p>
            </text:list-item>
            <text:list-item>
              <text:p text:style-name="P114"><text:span text:style-name="T2">Through the YAML: </text:span><text:a xlink:type="simple" xlink:href="https://cloud.google.com/appengine/docs/go/config/appconfig#Go_app_yaml_Requiring_login_or_administrator_status" text:style-name="ListLabel_20_856" text:visited-style-name="ListLabel_20_856"><text:span text:style-name="T6">https://cloud.google.com/appengine/docs/go/config/appconfig#Go_app_yaml_Requiring_login_or_administrator_status</text:span></text:a></text:p>
            </text:list-item>
            <text:list-item>
              <text:p text:style-name="P114"><text:span text:style-name="T2">OAuth?</text:span></text:p>
            </text:list-item>
            <text:list-item>
              <text:p text:style-name="P114"><text:span text:style-name="T2">Or Manual</text:span></text:p>
            </text:list-item>
          </text:list>
        </text:list-item>
      </text:list>
      <text:p text:style-name="P2"/>
      <text:p text:style-name="P1"><text:span text:style-name="T2">Problems:</text:span></text:p>
      <text:list xml:id="list2020235070" text:style-name="WWNum35">
        <text:list-item>
          <text:p text:style-name="P73"><text:span text:style-name="T2">Modify the photo-blog app so it uses Google logins</text:span></text:p>
        </text:list-item>
      </text:list>
      <text:p text:style-name="P2"/>
      <text:p text:style-name="P6"><text:span text:style-name="T1">40.5: Custom Domains</text:span></text:p>
      <text:p text:style-name="P3"/>
      <text:p text:style-name="P3"/>
      <text:p text:style-name="P2"/>
      <text:p text:style-name="P6"><text:span text:style-name="T1">41. Session Redux</text:span></text:p>
      <text:p text:style-name="P3"/>
      <text:p text:style-name="P1"><text:span text:style-name="T2">Outline: </text:span></text:p>
      <text:list xml:id="list3887314813" text:style-name="WWNum19">
        <text:list-item>
          <text:p text:style-name="P74"><text:span text:style-name="T2">ClearContext</text:span></text:p>
        </text:list-item>
        <text:list-item>
          <text:p text:style-name="P74"><text:span text:style-name="T2">Other Routers</text:span></text:p>
        </text:list-item>
        <text:list-item>
          <text:p text:style-name="P74"><text:span text:style-name="T2">Three Options:</text:span></text:p>
          <text:list>
            <text:list-item>
              <text:p text:style-name="P115"><text:span text:style-name="T2">Use Google logins and avoid session</text:span></text:p>
            </text:list-item>
            <text:list-item>
              <text:p text:style-name="P115"><text:span text:style-name="T2">Use Gorilla sessions with manual routing (either via http.ServeMux or some other router)</text:span></text:p>
            </text:list-item>
            <text:list-item>
              <text:p text:style-name="P115"><text:span text:style-name="T2">Use a Session ID and Memcache</text:span></text:p>
            </text:list-item>
          </text:list>
        </text:list-item>
      </text:list>
      <text:p text:style-name="P2"/>
      <text:p text:style-name="P6"><text:span text:style-name="T1">42. Memcache</text:span></text:p>
      <text:p text:style-name="P2"/>
      <text:p text:style-name="P1"><text:span text:style-name="T2">Outline:</text:span></text:p>
      <text:list xml:id="list1471105751" text:style-name="WWNum93">
        <text:list-item>
          <text:p text:style-name="P75"><text:span text:style-name="T2">Get, Set, Delete</text:span></text:p>
        </text:list-item>
        <text:list-item>
          <text:p text:style-name="P75"><text:span text:style-name="T2">Increment</text:span></text:p>
        </text:list-item>
      </text:list>
      <text:p text:style-name="P2"/>
      <text:p text:style-name="P1"><text:span text:style-name="T2">Problems:</text:span></text:p>
      <text:list xml:id="list4130737026" text:style-name="WWNum86">
        <text:list-item>
          <text:p text:style-name="P76"><text:span text:style-name="T2">Use memcache to implement a counter every time a user visits the page and show the value of the counter.</text:span></text:p>
        </text:list-item>
        <text:list-item>
          <text:p text:style-name="P76"><text:span text:style-name="T2">Update the counter application so that it requires a login and add a per-user counter in addition to the global counter.</text:span></text:p>
        </text:list-item>
      </text:list>
      <text:p text:style-name="P3"/>
      <text:p text:style-name="P6"><text:span text:style-name="T1">43. DataStore</text:span></text:p>
      <text:p text:style-name="P2"/>
      <text:p text:style-name="P1"><text:span text:style-name="T2">Outline:</text:span></text:p>
      <text:list xml:id="list2059523630" text:style-name="WWNum65">
        <text:list-item>
          <text:p text:style-name="P77"><text:span text:style-name="T2">Entities</text:span></text:p>
          <text:list>
            <text:list-item>
              <text:p text:style-name="P116"><text:span text:style-name="T2">Kind</text:span></text:p>
            </text:list-item>
            <text:list-item>
              <text:p text:style-name="P116"><text:span text:style-name="T2">Identifier (string or int)</text:span></text:p>
            </text:list-item>
            <text:list-item>
              <text:p text:style-name="P116"><text:span text:style-name="T2">Ancestors</text:span></text:p>
            </text:list-item>
            <text:list-item>
              <text:p text:style-name="P116"><text:span text:style-name="T2">Put, Get, Key, IncompleteKey</text:span></text:p>
            </text:list-item>
          </text:list>
        </text:list-item>
        <text:list-item>
          <text:p text:style-name="P77"><text:span text:style-name="T2">Queries</text:span></text:p>
          <text:list>
            <text:list-item>
              <text:p text:style-name="P116"><text:span text:style-name="T2">Indexes (index.yaml, https://cloud.google.com/appengine/docs/go/config/indexconfig)</text:span></text:p>
            </text:list-item>
            <text:list-item>
              <text:p text:style-name="P116"><text:span text:style-name="T2">kind, filters, sort</text:span></text:p>
            </text:list-item>
            <text:list-item>
              <text:p text:style-name="P116"><text:span text:style-name="T2">KeysOnly</text:span></text:p>
            </text:list-item>
            <text:list-item>
              <text:p text:style-name="P116"><text:span text:style-name="T2">Project</text:span></text:p>
            </text:list-item>
          </text:list>
        </text:list-item>
      </text:list>
      <text:p text:style-name="P2"/>
      <text:p text:style-name="P1"><text:span text:style-name="T2">Problems:</text:span></text:p>
      <text:list xml:id="list1411532296" text:style-name="WWNum61">
        <text:list-item>
          <text:p text:style-name="P78"><text:span text:style-name="T2">Create a user profile page that requires login (via Google) and save profile information in the data store.</text:span></text:p>
        </text:list-item>
      </text:list>
      <text:p text:style-name="P2"/>
      <text:p text:style-name="P6"><text:span text:style-name="T1">44. AJAX</text:span></text:p>
      <text:p text:style-name="P2"/>
      <text:p text:style-name="P1"><text:span text:style-name="T2">Outline:</text:span></text:p>
      <text:list xml:id="list2416981313" text:style-name="WWNum71">
        <text:list-item>
          <text:p text:style-name="P79"><text:span text:style-name="T2">Building APIs</text:span></text:p>
        </text:list-item>
      </text:list>
      <text:p text:style-name="P3"/>
      <text:p text:style-name="P6"><text:span text:style-name="T1">45. Project: ToDo</text:span></text:p>
      <text:p text:style-name="P2"/>
      <text:p text:style-name="P1"><draw:g text:anchor-type="as-char" draw:z-index="2" draw:style-name="gr1"><draw:custom-shape draw:name="Shape 10" draw:style-name="gr18" draw:text-style-name="P132" svg:width="1.8335in" svg:height="2.3335in" svg:x="0in" svg:y="0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19" draw:text-style-name="P138" svg:width="1.5807in" svg:height="0.2941in" svg:x="0.1161in" svg:y="0.3681in"><text:p text:style-name="P136"><text:span text:style-name="T11">Get Mil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20" draw:text-style-name="P137" svg:width="0.6531in" svg:height="0.3677in" svg:x="0in" svg:y="0in"><text:p text:style-name="P136"><text:span text:style-name="T10">Tod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9" draw:text-style-name="P138" svg:width="1.5807in" svg:height="0.2941in" svg:x="0.1161in" svg:y="0.7665in"><text:p text:style-name="P136"><text:span text:style-name="T11">Laund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21" draw:text-style-name="P138" svg:width="1.5807in" svg:height="0.2949in" svg:x="0.1161in" svg:y="1.1654in"><text:p text:style-name="P136"><text:span text:style-name="T11">Study for Te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22" draw:text-style-name="P139" svg:width="0.2421in" svg:height="0.2413in" svg:x="1.428in" svg:y="0.3945in"><text:p text:style-name="P136"/><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draw:equation draw:name="f0" draw:formula="if(0-$0 ,0,if(51965-$0 ,$0 ,51965))"/><draw:equation draw:name="f1" draw:formula="min(logwidth,logheight)"/><draw:equation draw:name="f2" draw:formula="?f1 *?f0 /100000"/><draw:equation draw:name="f3" draw:formula="(10800000*atan2(logheight,logwidth))/pi"/><draw:equation draw:name="f4" draw:formula="1*sin(pi*(?f3 )/10800000)"/><draw:equation draw:name="f5" draw:formula="1*cos(pi*(?f3 )/10800000)"/><draw:equation draw:name="f6" draw:formula="1*tan(pi*(?f3 )/10800000)"/><draw:equation draw:name="f7" draw:formula="sqrt(logwidth*logwidth+logheight*logheight+0*0)"/><draw:equation draw:name="f8" draw:formula="?f7 *51965/100000"/><draw:equation draw:name="f9" draw:formula="?f7 +0-?f8 "/><draw:equation draw:name="f10" draw:formula="?f5 *?f9 /2"/><draw:equation draw:name="f11" draw:formula="?f4 *?f9 /2"/><draw:equation draw:name="f12" draw:formula="?f4 *?f2 /2"/><draw:equation draw:name="f13" draw:formula="?f5 *?f2 /2"/><draw:equation draw:name="f14" draw:formula="?f10 +0-?f12 "/><draw:equation draw:name="f15" draw:formula="?f11 +?f13 -0"/><draw:equation draw:name="f16" draw:formula="?f10 +?f12 -0"/><draw:equation draw:name="f17" draw:formula="?f11 +0-?f13 "/><draw:equation draw:name="f18" draw:formula="logwidth/2"/><draw:equation draw:name="f19" draw:formula="?f18 +0-?f16 "/><draw:equation draw:name="f20" draw:formula="?f19 *?f6 /1"/><draw:equation draw:name="f21" draw:formula="?f20 +?f17 -0"/><draw:equation draw:name="f22" draw:formula="logwidth+0-?f16 "/><draw:equation draw:name="f23" draw:formula="logwidth+0-?f14 "/><draw:equation draw:name="f24" draw:formula="logheight/2"/><draw:equation draw:name="f25" draw:formula="?f24 +0-?f15 "/><draw:equation draw:name="f26" draw:formula="?f25 *1/?f6 "/><draw:equation draw:name="f27" draw:formula="?f23 +0-?f26 "/><draw:equation draw:name="f28" draw:formula="?f14 +?f26 -0"/><draw:equation draw:name="f29" draw:formula="logheight+0-?f15 "/><draw:equation draw:name="f30" draw:formula="logheight+0-?f17 "/><draw:equation draw:name="f31" draw:formula="logheight+0-?f21 "/><draw:equation draw:name="f32" draw:formula="logwidth+0-?f10 "/><draw:equation draw:name="f33" draw:formula="logheight+0-?f11 "/><draw:handle draw:handle-position="0 ?f2" draw:handle-range-y-maximum="51965" draw:handle-range-y-minimum="0"/></draw:enhanced-geometry></draw:custom-shape><draw:custom-shape draw:name="Shape 16" draw:style-name="gr23" draw:text-style-name="P140" svg:width="1.5807in" svg:height="0.2941in" svg:x="0.1264in" svg:y="1.7646in"><text:p text:style-name="P136"><text:span text:style-name="T12">Ad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24" draw:text-style-name="P141" svg:width="0.2949in" svg:height="0.2941in" svg:x="1.4016in" svg:y="1.7646in"><text:p text:style-name="P136"/><draw:enhanced-geometry draw:mirror-horizontal="false" draw:mirror-vertical="false" draw:text-areas="?f6 ?f12 ?f9 ?f13" svg:viewBox="0 0 0 0" draw:type="ooxml-mathPlus" draw:modifiers="23520" draw:enhanced-path="M ?f6 ?f12 L ?f7 ?f12 ?f7 ?f11 ?f8 ?f11 ?f8 ?f12 ?f9 ?f12 ?f9 ?f13 ?f8 ?f13 ?f8 ?f14 ?f7 ?f14 ?f7 ?f13 ?f6 ?f13 Z N"><draw:equation draw:name="f0" draw:formula="if(0-$0 ,0,if(73490-$0 ,$0 ,73490))"/><draw:equation draw:name="f1" draw:formula="logwidth*73490/200000"/><draw:equation draw:name="f2" draw:formula="logheight*73490/200000"/><draw:equation draw:name="f3" draw:formula="min(logwidth,logheight)"/><draw:equation draw:name="f4" draw:formula="?f3 *?f0 /200000"/><draw:equation draw:name="f5" draw:formula="logwidth/2"/><draw:equation draw:name="f6" draw:formula="?f5 +0-?f1 "/><draw:equation draw:name="f7" draw:formula="?f5 +0-?f4 "/><draw:equation draw:name="f8" draw:formula="?f5 +?f4 -0"/><draw:equation draw:name="f9" draw:formula="?f5 +?f1 -0"/><draw:equation draw:name="f10" draw:formula="logheight/2"/><draw:equation draw:name="f11" draw:formula="?f10 +0-?f2 "/><draw:equation draw:name="f12" draw:formula="?f10 +0-?f4 "/><draw:equation draw:name="f13" draw:formula="?f10 +?f4 -0"/><draw:equation draw:name="f14" draw:formula="?f10 +?f2 -0"/><draw:handle draw:handle-position="0 ?f12" draw:handle-range-y-maximum="73490" draw:handle-range-y-minimum="0"/></draw:enhanced-geometry></draw:custom-shape><draw:custom-shape draw:name="Shape 18" draw:style-name="gr22" draw:text-style-name="P139" svg:width="0.2421in" svg:height="0.2413in" svg:x="1.428in" svg:y="0.7929in"><text:p text:style-name="P136"/><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draw:equation draw:name="f0" draw:formula="if(0-$0 ,0,if(51965-$0 ,$0 ,51965))"/><draw:equation draw:name="f1" draw:formula="min(logwidth,logheight)"/><draw:equation draw:name="f2" draw:formula="?f1 *?f0 /100000"/><draw:equation draw:name="f3" draw:formula="(10800000*atan2(logheight,logwidth))/pi"/><draw:equation draw:name="f4" draw:formula="1*sin(pi*(?f3 )/10800000)"/><draw:equation draw:name="f5" draw:formula="1*cos(pi*(?f3 )/10800000)"/><draw:equation draw:name="f6" draw:formula="1*tan(pi*(?f3 )/10800000)"/><draw:equation draw:name="f7" draw:formula="sqrt(logwidth*logwidth+logheight*logheight+0*0)"/><draw:equation draw:name="f8" draw:formula="?f7 *51965/100000"/><draw:equation draw:name="f9" draw:formula="?f7 +0-?f8 "/><draw:equation draw:name="f10" draw:formula="?f5 *?f9 /2"/><draw:equation draw:name="f11" draw:formula="?f4 *?f9 /2"/><draw:equation draw:name="f12" draw:formula="?f4 *?f2 /2"/><draw:equation draw:name="f13" draw:formula="?f5 *?f2 /2"/><draw:equation draw:name="f14" draw:formula="?f10 +0-?f12 "/><draw:equation draw:name="f15" draw:formula="?f11 +?f13 -0"/><draw:equation draw:name="f16" draw:formula="?f10 +?f12 -0"/><draw:equation draw:name="f17" draw:formula="?f11 +0-?f13 "/><draw:equation draw:name="f18" draw:formula="logwidth/2"/><draw:equation draw:name="f19" draw:formula="?f18 +0-?f16 "/><draw:equation draw:name="f20" draw:formula="?f19 *?f6 /1"/><draw:equation draw:name="f21" draw:formula="?f20 +?f17 -0"/><draw:equation draw:name="f22" draw:formula="logwidth+0-?f16 "/><draw:equation draw:name="f23" draw:formula="logwidth+0-?f14 "/><draw:equation draw:name="f24" draw:formula="logheight/2"/><draw:equation draw:name="f25" draw:formula="?f24 +0-?f15 "/><draw:equation draw:name="f26" draw:formula="?f25 *1/?f6 "/><draw:equation draw:name="f27" draw:formula="?f23 +0-?f26 "/><draw:equation draw:name="f28" draw:formula="?f14 +?f26 -0"/><draw:equation draw:name="f29" draw:formula="logheight+0-?f15 "/><draw:equation draw:name="f30" draw:formula="logheight+0-?f17 "/><draw:equation draw:name="f31" draw:formula="logheight+0-?f21 "/><draw:equation draw:name="f32" draw:formula="logwidth+0-?f10 "/><draw:equation draw:name="f33" draw:formula="logheight+0-?f11 "/><draw:handle draw:handle-position="0 ?f2" draw:handle-range-y-maximum="51965" draw:handle-range-y-minimum="0"/></draw:enhanced-geometry></draw:custom-shape><draw:custom-shape draw:name="Shape 19" draw:style-name="gr22" draw:text-style-name="P139" svg:width="0.2421in" svg:height="0.2413in" svg:x="1.428in" svg:y="1.1925in"><text:p text:style-name="P136"/><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draw:equation draw:name="f0" draw:formula="if(0-$0 ,0,if(51965-$0 ,$0 ,51965))"/><draw:equation draw:name="f1" draw:formula="min(logwidth,logheight)"/><draw:equation draw:name="f2" draw:formula="?f1 *?f0 /100000"/><draw:equation draw:name="f3" draw:formula="(10800000*atan2(logheight,logwidth))/pi"/><draw:equation draw:name="f4" draw:formula="1*sin(pi*(?f3 )/10800000)"/><draw:equation draw:name="f5" draw:formula="1*cos(pi*(?f3 )/10800000)"/><draw:equation draw:name="f6" draw:formula="1*tan(pi*(?f3 )/10800000)"/><draw:equation draw:name="f7" draw:formula="sqrt(logwidth*logwidth+logheight*logheight+0*0)"/><draw:equation draw:name="f8" draw:formula="?f7 *51965/100000"/><draw:equation draw:name="f9" draw:formula="?f7 +0-?f8 "/><draw:equation draw:name="f10" draw:formula="?f5 *?f9 /2"/><draw:equation draw:name="f11" draw:formula="?f4 *?f9 /2"/><draw:equation draw:name="f12" draw:formula="?f4 *?f2 /2"/><draw:equation draw:name="f13" draw:formula="?f5 *?f2 /2"/><draw:equation draw:name="f14" draw:formula="?f10 +0-?f12 "/><draw:equation draw:name="f15" draw:formula="?f11 +?f13 -0"/><draw:equation draw:name="f16" draw:formula="?f10 +?f12 -0"/><draw:equation draw:name="f17" draw:formula="?f11 +0-?f13 "/><draw:equation draw:name="f18" draw:formula="logwidth/2"/><draw:equation draw:name="f19" draw:formula="?f18 +0-?f16 "/><draw:equation draw:name="f20" draw:formula="?f19 *?f6 /1"/><draw:equation draw:name="f21" draw:formula="?f20 +?f17 -0"/><draw:equation draw:name="f22" draw:formula="logwidth+0-?f16 "/><draw:equation draw:name="f23" draw:formula="logwidth+0-?f14 "/><draw:equation draw:name="f24" draw:formula="logheight/2"/><draw:equation draw:name="f25" draw:formula="?f24 +0-?f15 "/><draw:equation draw:name="f26" draw:formula="?f25 *1/?f6 "/><draw:equation draw:name="f27" draw:formula="?f23 +0-?f26 "/><draw:equation draw:name="f28" draw:formula="?f14 +?f26 -0"/><draw:equation draw:name="f29" draw:formula="logheight+0-?f15 "/><draw:equation draw:name="f30" draw:formula="logheight+0-?f17 "/><draw:equation draw:name="f31" draw:formula="logheight+0-?f21 "/><draw:equation draw:name="f32" draw:formula="logwidth+0-?f10 "/><draw:equation draw:name="f33" draw:formula="logheight+0-?f11 "/><draw:handle draw:handle-position="0 ?f2" draw:handle-range-y-maximum="51965" draw:handle-range-y-minimum="0"/></draw:enhanced-geometry></draw:custom-shape></draw:g></text:p>
      <text:p text:style-name="P2"/>
      <text:p text:style-name="P1"><text:span text:style-name="T2">Create a google appengine application which implements a simple todo app. It should require login via Google and store a todo list for each user (one todo list per user). That todo list should only be visible to that user.</text:span></text:p>
      <text:p text:style-name="P2"/>
      <text:p text:style-name="P1"><text:span text:style-name="T2">The todo list should support:</text:span></text:p>
      <text:list xml:id="list2433501982" text:style-name="WWNum23">
        <text:list-item>
          <text:p text:style-name="P80"><text:span text:style-name="T2">A list of each item</text:span></text:p>
        </text:list-item>
        <text:list-item>
          <text:p text:style-name="P80"><text:span text:style-name="T2">Adding a new item to the end of a list</text:span></text:p>
        </text:list-item>
        <text:list-item>
          <text:p text:style-name="P80"><text:span text:style-name="T2">Removing an item from the list</text:span></text:p>
        </text:list-item>
      </text:list>
      <text:p text:style-name="P2"/>
      <text:p text:style-name="P1"><text:span text:style-name="T2">This application should be implemented using Javascript and a JSON backend. For example to build the list view you should make a request to your server (perhaps GET /api/todos) which will return a JSON array. Similarly removing todo items can use (DELETE /api/todos/{TODO_ID}) and adding can use (POST /api/todos).</text:span></text:p>
      <text:p text:style-name="P2"/>
      <text:p text:style-name="P2"/>
      <text:p text:style-name="P2"/>
      <text:p text:style-name="P6"><text:span text:style-name="T3">Monday 7/20</text:span></text:p>
      <text:p text:style-name="P3"/>
      <text:p text:style-name="P1"><text:span text:style-name="T1">46. Todo Application Walkthrough</text:span></text:p>
      <text:p text:style-name="P2"/>
      <text:p text:style-name="P2"/>
      <text:p text:style-name="P6"><text:span text:style-name="T1">47. Project: Twitter Clone </text:span></text:p>
      <text:p text:style-name="P2"/>
      <text:p text:style-name="P1"><text:span text:style-name="T2">For this project we are going to build a twitter clone. As we learn more about App Engine we will add features to our application.</text:span></text:p>
      <text:p text:style-name="P2"/>
      <text:p text:style-name="P1"><text:span text:style-name="T2">To get started we want to support the following:</text:span></text:p>
      <text:p text:style-name="P2"/>
      <text:list xml:id="list3844744055" text:style-name="WWNum39">
        <text:list-item>
          <text:p text:style-name="P81"><text:span text:style-name="T2">The home page should display a login button and list recent tweets:<text:line-break/><text:line-break/>twitter-clone.appspot.com/<text:line-break/></text:span><text:span text:style-name="T2"><draw:g text:anchor-type="as-char" draw:z-index="3" draw:style-name="gr1"><draw:custom-shape draw:name="Shape 5" draw:style-name="gr25" draw:text-style-name="P142" svg:width="1.4689in" svg:height="1.6461in" svg:x="0in" svg:y="0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26" draw:text-style-name="P143" svg:width="0.5705in" svg:height="0.2421in" svg:x="0.7929in" svg:y="0.0846in"><text:p text:style-name="P136"><text:span text:style-name="T13">Log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27" draw:text-style-name="P143" svg:width="1.2579in" svg:height="0.3161in" svg:x="0.1055in" svg:y="0.4535in"><text:p text:style-name="P136"><text:span text:style-name="T13">Tweet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27" draw:text-style-name="P143" svg:width="1.2579in" svg:height="0.3161in" svg:x="0.1055in" svg:y="0.8445in"><text:p text:style-name="P136"><text:span text:style-name="T13">Tweet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27" draw:text-style-name="P143" svg:width="1.2579in" svg:height="0.3161in" svg:x="0.1055in" svg:y="1.2346in"><text:p text:style-name="P136"><text:span text:style-name="T13">Tweet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span text:style-name="T2"><text:line-break/></text:span></text:p>
        </text:list-item>
        <text:list-item>
          <text:p text:style-name="P81"><text:span text:style-name="T2">User accounts can be done with standard Google Login. An account should not be required to view someone’s tweets but should be required to post tweets.</text:span></text:p>
        </text:list-item>
        <text:list-item>
          <text:p text:style-name="P81"><text:span text:style-name="T2">The first time a user logs in they should be required to create a username. This username will be used when they tweet (@whomever). Usernames are required to be unique.</text:span></text:p>
        </text:list-item>
        <text:list-item>
          <text:p text:style-name="P81"><text:span text:style-name="T2">Tweets should be visible on a user’s profile. For example we might have:<text:line-break/><text:line-break/>twitter-clone.appspot.com/&lt;USERNAME&gt;<text:line-break/></text:span><text:span text:style-name="T2"><draw:g text:anchor-type="as-char" draw:z-index="4" draw:style-name="gr1"><draw:custom-shape draw:name="Shape 5" draw:style-name="gr25" draw:text-style-name="P142" svg:width="1.4689in" svg:height="1.6461in" svg:x="0in" svg:y="0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28" draw:text-style-name="P144" svg:width="1.2579in" svg:height="0.2421in" svg:x="0.1055in" svg:y="0.0846in"><text:p text:style-name="P136"><text:span text:style-name="T13">@cale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27" draw:text-style-name="P143" svg:width="1.2579in" svg:height="0.3161in" svg:x="0.1055in" svg:y="0.4535in"><text:p text:style-name="P136"><text:span text:style-name="T13">Tweet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27" draw:text-style-name="P143" svg:width="1.2579in" svg:height="0.3161in" svg:x="0.1055in" svg:y="0.8445in"><text:p text:style-name="P136"><text:span text:style-name="T13">Tweet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27" draw:text-style-name="P143" svg:width="1.2579in" svg:height="0.3161in" svg:x="0.1055in" svg:y="1.2346in"><text:p text:style-name="P136"><text:span text:style-name="T13">Tweet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span text:style-name="T2"><text:line-break/><text:line-break/>Which would list the most recent tweets for that user.</text:span></text:p>
        </text:list-item>
        <text:list-item>
          <text:p text:style-name="P81"><text:span text:style-name="T2">For logged-in users the top right should have a tweet button which displays an overlay with a form inside of it. Submitting the form should create a new tweet.<text:line-break/></text:span><text:span text:style-name="T2"><draw:g text:anchor-type="as-char" draw:z-index="5" draw:style-name="gr1"><draw:custom-shape draw:name="Shape 5" draw:style-name="gr25" draw:text-style-name="P142" svg:width="1.4689in" svg:height="1.6461in" svg:x="0in" svg:y="0in"><text:p text:style-name="P13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28" draw:text-style-name="P144" svg:width="1.2579in" svg:height="0.2421in" svg:x="0.1055in" svg:y="0.0846in"><text:p text:style-name="P136"><text:span text:style-name="T13">@cale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27" draw:text-style-name="P143" svg:width="1.2579in" svg:height="0.3161in" svg:x="0.1055in" svg:y="0.4535in"><text:p text:style-name="P136"><text:span text:style-name="T13">Tweet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27" draw:text-style-name="P143" svg:width="1.2579in" svg:height="0.3161in" svg:x="0.1055in" svg:y="0.8445in"><text:p text:style-name="P136"><text:span text:style-name="T13">Tweet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27" draw:text-style-name="P143" svg:width="1.2579in" svg:height="0.3161in" svg:x="0.1055in" svg:y="1.2346in"><text:p text:style-name="P136"><text:span text:style-name="T13">Tweet #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29" draw:text-style-name="P143" svg:width="0.613in" svg:height="0.3161in" svg:x="0.7508in" svg:y="0.0634in"><text:p text:style-name="P136"><text:span text:style-name="T13">Twe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30" draw:text-style-name="P145" svg:width="1.0252in" svg:height="1.0787in" svg:x="0.222in" svg:y="0.261in"><text:p text:style-name="P136"/><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2" draw:style-name="gr31" draw:text-style-name="P143" svg:width="0.8453in" svg:height="0.528in" svg:x="0.3118in" svg:y="0.3799in"><text:p text:style-name="P136"><text:span text:style-name="T13">Tex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32" draw:text-style-name="P143" svg:width="0.6768in" svg:height="0.2421in" svg:x="0.4807in" svg:y="0.9925in"><text:p text:style-name="P136"><text:span text:style-name="T13">Submi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list-item>
        <text:list-item>
          <text:p text:style-name="P81"><text:span text:style-name="T2">There should also be a logout button. Logout should log the user out of the twitter application but not out of their google account.</text:span></text:p>
        </text:list-item>
        <text:list-item>
          <text:p text:style-name="P81"><text:span text:style-name="T2">Tweets should be limited to 140 characters. Use an Ajax API to implement tweet submission.</text:span></text:p>
        </text:list-item>
      </text:list>
      <text:p text:style-name="P2"/>
      <text:p text:style-name="P2"/>
      <text:p text:style-name="P2"/>
      <text:p text:style-name="P6"><text:span text:style-name="T3">Tuesday 7/21</text:span></text:p>
      <text:p text:style-name="P127"/>
      <text:p text:style-name="P1"><text:span text:style-name="T1">48. Logs</text:span></text:p>
      <text:p text:style-name="P3"/>
      <text:p text:style-name="P1"><text:span text:style-name="T2">Outline:</text:span></text:p>
      <text:list xml:id="list2001541823" text:style-name="WWNum84">
        <text:list-item>
          <text:p text:style-name="P82"><text:span text:style-name="T2">Infof, Errorf, Debugf, …</text:span></text:p>
        </text:list-item>
      </text:list>
      <text:p text:style-name="P2"/>
      <text:p text:style-name="P6"><text:span text:style-name="T1">49. Testing</text:span></text:p>
      <text:p text:style-name="P2"/>
      <text:p text:style-name="P1"><text:span text:style-name="T2">Outline:</text:span></text:p>
      <text:list xml:id="list896046356" text:style-name="WWNum42">
        <text:list-item>
          <text:p text:style-name="P83"><text:span text:style-name="T2">goapp test</text:span></text:p>
        </text:list-item>
      </text:list>
      <text:p text:style-name="P3"/>
      <text:p text:style-name="P1"><text:span text:style-name="T1">50. Review</text:span></text:p>
      <text:p text:style-name="P3"/>
      <text:list xml:id="list3001419688" text:style-name="WWNum17">
        <text:list-item>
          <text:p text:style-name="P84"><text:span text:style-name="T2">Process</text:span></text:p>
          <text:list>
            <text:list-item>
              <text:p text:style-name="P117"><text:span text:style-name="T2">Github</text:span></text:p>
            </text:list-item>
            <text:list-item>
              <text:p text:style-name="P117"><text:span text:style-name="T2">Managing Complexity Using Issues</text:span></text:p>
            </text:list-item>
          </text:list>
        </text:list-item>
        <text:list-item>
          <text:p text:style-name="P84"><text:span text:style-name="T2">Assessment</text:span></text:p>
          <text:list>
            <text:list-item>
              <text:p text:style-name="P117"><text:span text:style-name="T2">Git</text:span></text:p>
            </text:list-item>
            <text:list-item>
              <text:p text:style-name="P117"><text:span text:style-name="T2">Deployed</text:span></text:p>
            </text:list-item>
            <text:list-item>
              <text:p text:style-name="P117"><text:span text:style-name="T2">Home Page</text:span></text:p>
              <text:list>
                <text:list-item>
                  <text:p text:style-name="P126"><text:span text:style-name="T2">Shows Tweets</text:span></text:p>
                </text:list-item>
                <text:list-item>
                  <text:p text:style-name="P126"><text:span text:style-name="T2">Login Button</text:span></text:p>
                </text:list-item>
              </text:list>
            </text:list-item>
            <text:list-item>
              <text:p text:style-name="P117"><text:span text:style-name="T2">User Profile Page</text:span></text:p>
              <text:list>
                <text:list-item>
                  <text:p text:style-name="P126"><text:span text:style-name="T2">Shows Username</text:span></text:p>
                </text:list-item>
                <text:list-item>
                  <text:p text:style-name="P126"><text:span text:style-name="T2">Shows Tweets</text:span></text:p>
                </text:list-item>
                <text:list-item>
                  <text:p text:style-name="P126"><text:span text:style-name="T2">Login or Tweet+Logout Buttons</text:span></text:p>
                </text:list-item>
              </text:list>
            </text:list-item>
            <text:list-item>
              <text:p text:style-name="P117"><text:span text:style-name="T2">Tweet Overlay</text:span></text:p>
              <text:list>
                <text:list-item>
                  <text:p text:style-name="P126"><text:soft-page-break/><text:span text:style-name="T2">Submission Creates Tweet and Refreshes</text:span></text:p>
                </text:list-item>
              </text:list>
            </text:list-item>
            <text:list-item>
              <text:p text:style-name="P117"><text:span text:style-name="T8">At least one test for data functions</text:span></text:p>
            </text:list-item>
          </text:list>
        </text:list-item>
      </text:list>
      <text:p text:style-name="P3"/>
      <text:p text:style-name="P6"><text:span text:style-name="T1">51. Projection Queries</text:span></text:p>
      <text:p text:style-name="P2"/>
      <text:p text:style-name="P1"><text:span text:style-name="T2">Outline:</text:span></text:p>
      <text:list xml:id="list434267964" text:style-name="WWNum37">
        <text:list-item>
          <text:p text:style-name="P85"><text:span text:style-name="T2">We can restrict the data returned with .Project():<text:line-break/><text:line-break/> <text:s text:c="3"/>q := datastore.NewQuery("People").Project("FirstName", "LastName")<text:line-break/><text:line-break/>Would only return the first and last name properties.</text:span></text:p>
        </text:list-item>
      </text:list>
      <text:p text:style-name="P2"/>
      <text:p text:style-name="P6"><text:span text:style-name="T3">Wednesday 7/22</text:span></text:p>
      <text:p text:style-name="P3"/>
      <text:p text:style-name="P1"><text:span text:style-name="T1">52. Twitter Clone: Followers</text:span></text:p>
      <text:p text:style-name="P2"/>
      <text:p text:style-name="P1"><text:span text:style-name="T2">A user in Twitter has the ability to “Follow” another account. When a logged in user goes to the twitter clone they should only see the Tweets of their followers in their Timeline.</text:span></text:p>
      <text:p text:style-name="P2"/>
      <text:p text:style-name="P1"><text:span text:style-name="T2">Add to our twitter app the ability to follow / unfollow another user and update the home page to show Tweets accordingly. Also add a page to a user’s profile page to show their followers.</text:span></text:p>
      <text:p text:style-name="P2"/>
      <text:p text:style-name="P2"/>
      <text:p text:style-name="P6"><text:span text:style-name="T1">53: Review</text:span></text:p>
      <text:p text:style-name="P2"/>
      <text:list xml:id="list3533402554" text:style-name="WWNum87">
        <text:list-item>
          <text:p text:style-name="P86"><text:span text:style-name="T2">Follower Implementation</text:span></text:p>
        </text:list-item>
      </text:list>
      <text:p text:style-name="P2"/>
      <text:p text:style-name="P6"><text:span text:style-name="T1">54. Data Modeling without Joins</text:span></text:p>
      <text:p text:style-name="P3"/>
      <text:list xml:id="list2372074426" text:style-name="WWNum26">
        <text:list-item>
          <text:p text:style-name="P87"><text:span text:style-name="T2">FYI: http://highscalability.com/blog/2013/7/8/the-architecture-twitter-uses-to-deal-with-150m-active-users.html</text:span></text:p>
        </text:list-item>
      </text:list>
      <text:p text:style-name="P3"/>
      <text:p text:style-name="P6"><text:span text:style-name="T1">55. Mail</text:span></text:p>
      <text:p text:style-name="P3"/>
      <text:p text:style-name="P1"><text:span text:style-name="T2">Outline:</text:span></text:p>
      <text:list xml:id="list1733439769" text:style-name="WWNum55">
        <text:list-item>
          <text:p text:style-name="P88"><text:span text:style-name="T2">Sending: </text:span><text:a xlink:type="simple" xlink:href="http://godoc.org/google.golang.org/appengine/mail#Send" text:style-name="ListLabel_20_856" text:visited-style-name="ListLabel_20_856"><text:span text:style-name="T6">http://godoc.org/google.golang.org/appengine/mail#Send</text:span></text:a></text:p>
          <text:list>
            <text:list-item>
              <text:p text:style-name="P118"><text:span text:style-name="T2">func confirm(w http.ResponseWriter, r *http.Request) {<text:line-break/> <text:s/>c := appengine.NewContext(r)<text:line-break/> <text:s/>addr := r.FormValue("email")<text:line-break/> <text:s/>url := createConfirmationURL(r)<text:line-break/> <text:s/>msg := &amp;mail.Message{<text:line-break/> <text:s text:c="3"/>Sender: <text:s/>"Example.com Support &lt;support@example.com&gt;",<text:line-break/> <text:s text:c="3"/>To: <text:s text:c="5"/>[]string{addr},<text:line-break/> <text:s text:c="3"/>Subject: "Confirm your registration",<text:line-break/> <text:s text:c="3"/>Body: <text:s text:c="3"/>fmt.Sprintf(confirmMessage, url),<text:line-break/> <text:s/>}<text:line-break/> <text:s/>if err := mail.Send(c, msg); err != nil {<text:line-break/> <text:s text:c="3"/>c.Errorf("Couldn't send email: %v", err)<text:line-break/> <text:s/>}<text:line-break/>}</text:span></text:p>
            </text:list-item>
          </text:list>
        </text:list-item>
      </text:list>
      <text:p text:style-name="P3"/>
      <text:p text:style-name="P6"><text:span text:style-name="T1">56. Twitter Clone: Send an Email for @mentions</text:span></text:p>
      <text:p text:style-name="P2"/>
      <text:p text:style-name="P1"><text:span text:style-name="T2">When a user tweets a message that contains another username (for example “hi @example”) send an email to the mentioned user with the content of the message.</text:span></text:p>
      <text:p text:style-name="P2"/>
      <text:p text:style-name="P1"><text:span text:style-name="T2">CHALLENGE: write an incoming mail handler which can post a tweet on a user’s behalf via email.</text:span></text:p>
      <text:p text:style-name="P2"/>
      <text:p text:style-name="P6"><text:span text:style-name="T1">57. Realtime Updates</text:span></text:p>
      <text:p text:style-name="P2"/>
      <text:p text:style-name="P1"><text:span text:style-name="T2">Users should not be required to refresh their page to receive updates. Implement realtime updates by periodically polling an API endpoint and alerting the user when new tweets are available.</text:span></text:p>
      <text:p text:style-name="P3"/>
      <text:p text:style-name="P6"><text:span text:style-name="T3">Thursday 7/23</text:span></text:p>
      <text:p text:style-name="P3"/>
      <text:p text:style-name="P1"><text:span text:style-name="T1">59. Channels</text:span></text:p>
      <text:p text:style-name="P2"/>
      <text:p text:style-name="P1"><text:span text:style-name="T2">Outline:</text:span></text:p>
      <text:list xml:id="list1777467316" text:style-name="WWNum53">
        <text:list-item>
          <text:p text:style-name="P89"><text:span text:style-name="T2">Go: Create, Send</text:span></text:p>
        </text:list-item>
        <text:list-item>
          <text:p text:style-name="P89"><text:span text:style-name="T2">Javascript: </text:span></text:p>
          <text:list>
            <text:list-item>
              <text:p text:style-name="P119"><text:span text:style-name="T2">&lt;script type="text/javascript" src="/_ah/channel/jsapi"&gt;&lt;/script&gt;</text:span></text:p>
            </text:list-item>
            <text:list-item>
              <text:p text:style-name="P119"><text:span text:style-name="T2">goog.appengine.Channel(token)</text:span></text:p>
            </text:list-item>
            <text:list-item>
              <text:p text:style-name="P119"><text:span text:style-name="T2">open(optional_handler)</text:span></text:p>
            </text:list-item>
          </text:list>
        </text:list-item>
      </text:list>
      <text:p text:style-name="P2"/>
      <text:p text:style-name="P1"><text:span text:style-name="T2">Problems:</text:span></text:p>
      <text:list xml:id="list1376255508" text:style-name="WWNum41">
        <text:list-item>
          <text:p text:style-name="P90"><text:span text:style-name="T2">Build a hello world app engine channel application.</text:span></text:p>
        </text:list-item>
        <text:list-item>
          <text:p text:style-name="P90"><text:span text:style-name="T2">Build a chat application using app engine channels.</text:span></text:p>
          <text:list>
            <text:list-item>
              <text:p text:style-name="P120"><text:span text:style-name="T2">https://github.com/golang-book/bootcamp-examples/tree/master/week3/day4/chat-example</text:span></text:p>
            </text:list-item>
          </text:list>
        </text:list-item>
      </text:list>
      <text:p text:style-name="P2"/>
      <text:p text:style-name="P6"><text:span text:style-name="T1">60. Search</text:span></text:p>
      <text:p text:style-name="P3"/>
      <text:p text:style-name="P1"><text:span text:style-name="T2">Outline:</text:span></text:p>
      <text:list xml:id="list3711671947" text:style-name="WWNum88">
        <text:list-item>
          <text:p text:style-name="P91"><text:span text:style-name="T2">Documents, Indexes, Queries and Results</text:span></text:p>
        </text:list-item>
        <text:list-item>
          <text:p text:style-name="P91"><text:span text:style-name="T2">Open, Put, Get, Search, Delete</text:span></text:p>
        </text:list-item>
      </text:list>
      <text:p text:style-name="P2"/>
      <text:p text:style-name="P1"><text:span text:style-name="T2">Problems:</text:span></text:p>
      <text:list xml:id="list2783766465" text:style-name="WWNum68">
        <text:list-item>
          <text:p text:style-name="P92"><text:span text:style-name="T2">Build a simple movie information site that has search capabilities. It should require login, any user can add a movie, and it should support searching.</text:span></text:p>
        </text:list-item>
      </text:list>
      <text:p text:style-name="P2"/>
      <text:p text:style-name="P2"/>
      <text:p text:style-name="P2"/>
      <text:p text:style-name="P6"><text:span text:style-name="T3">Friday 7/24</text:span></text:p>
      <text:p text:style-name="P3"/>
      <text:p text:style-name="P1"><text:span text:style-name="T1">61. Movie Search Implementation</text:span></text:p>
      <text:p text:style-name="P3"/>
      <text:p text:style-name="P1"><text:span text:style-name="T2">Outline:</text:span></text:p>
      <text:list xml:id="list2100430706" text:style-name="WWNum6">
        <text:list-item>
          <text:p text:style-name="P93"><text:span text:style-name="T2">Code</text:span></text:p>
        </text:list-item>
        <text:list-item>
          <text:p text:style-name="P93"><text:span text:style-name="T2">Open Search</text:span></text:p>
        </text:list-item>
      </text:list>
      <text:p text:style-name="P3"/>
      <text:p text:style-name="P6"><text:span text:style-name="T1">62. Google Cloud Storage</text:span></text:p>
      <text:p text:style-name="P2"/>
      <text:p text:style-name="P1"><text:span text:style-name="T2">This is going to be painful...</text:span></text:p>
      <text:p text:style-name="P2"/>
      <text:p text:style-name="P1"><text:span text:style-name="T2">Outline:</text:span></text:p>
      <text:list xml:id="list1196336686" text:style-name="WWNum32">
        <text:list-item>
          <text:p text:style-name="P94"><text:span text:style-name="T2">https://cloud.google.com/appengine/docs/go/googlecloudstorageclient/getstarted</text:span></text:p>
        </text:list-item>
        <text:list-item>
          <text:p text:style-name="P94"><text:span text:style-name="T2">~/go_appengine/dev_appserver.py . --appidentity_email_address &lt;your_app_email_address&gt;@developer.gserviceaccount.com --appidentity_private_key_path pem_file.pem</text:span></text:p>
        </text:list-item>
      </text:list>
      <text:list xml:id="list1677572138" text:style-name="WWNum54">
        <text:list-item>
          <text:p text:style-name="P95"><text:span text:style-name="T2">google.golang.org/appengine/file.DefaultBucketName(ctx)</text:span></text:p>
        </text:list-item>
        <text:list-item>
          <text:p text:style-name="P95"><text:span text:style-name="T2">google.golang.org/cloud/storage, golang.org/x/oauth2/google</text:span></text:p>
          <text:list>
            <text:list-item>
              <text:p text:style-name="P121"><text:span text:style-name="T2">(https://github.com/calebdoxsey/tutorials/blob/master/appengine/cms/api.go#L194)</text:span></text:p>
            </text:list-item>
            <text:list-item>
              <text:p text:style-name="P121"><text:span text:style-name="T2">Bucket</text:span></text:p>
            </text:list-item>
            <text:list-item>
              <text:p text:style-name="P121"><text:span text:style-name="T2">Writer</text:span></text:p>
            </text:list-item>
            <text:list-item>
              <text:p text:style-name="P121"><text:span text:style-name="T2">Reader</text:span></text:p>
            </text:list-item>
          </text:list>
        </text:list-item>
      </text:list>
      <text:p text:style-name="P2"/>
      <text:p text:style-name="P1"><text:span text:style-name="T2">Problems:</text:span></text:p>
      <text:list xml:id="list1183802166" text:style-name="WWNum48">
        <text:list-item>
          <text:p text:style-name="P96"><text:span text:style-name="T2">Create an http application with an upload form which uploads files to Google Cloud Storage</text:span></text:p>
        </text:list-item>
        <text:list-item>
          <text:p text:style-name="P96"><text:span text:style-name="T2">Add movie images to the movie information site</text:span></text:p>
        </text:list-item>
      </text:list>
      <text:p text:style-name="P2"/>
      <text:p text:style-name="P2"/>
      <text:p text:style-name="P6"><text:span text:style-name="T1">63. URLFetch </text:span></text:p>
      <text:p text:style-name="P2"/>
      <text:p text:style-name="P1"><text:span text:style-name="T2">Outline:</text:span></text:p>
      <text:list xml:id="list629723810" text:style-name="WWNum74">
        <text:list-item>
          <text:p text:style-name="P97"><text:span text:style-name="T2">urlfetch.Client(ctx)</text:span></text:p>
          <text:list>
            <text:list-item>
              <text:p text:style-name="P122"><text:span text:style-name="T2">Do, Get, Head, Post, PostForm</text:span></text:p>
            </text:list-item>
          </text:list>
        </text:list-item>
        <text:list-item>
          <text:p text:style-name="P97"><text:span text:style-name="T2">developer.github.com/v3/markdown/</text:span></text:p>
        </text:list-item>
      </text:list>
      <text:p text:style-name="P2"/>
      <text:p text:style-name="P1"><text:span text:style-name="T2">Problems:</text:span></text:p>
      <text:list xml:id="list145893792" text:style-name="WWNum9">
        <text:list-item>
          <text:p text:style-name="P98"><text:span text:style-name="T2">Add markdown support to the movie information site using Github’s API:</text:span></text:p>
          <text:list>
            <text:list-item>
              <text:p text:style-name="P123"><text:span text:style-name="T2">curl -X POST -d '{<text:line-break/> <text:s/>"text": "Hello world github/linguist#1 **cool**, and #1!",<text:line-break/> <text:s/>"mode": "gfm",<text:line-break/> <text:s/>"context": "github/gollum"<text:line-break/>}' https://api.github.com/markdown</text:span></text:p>
            </text:list-item>
          </text:list>
        </text:list-item>
      </text:list>
      <text:p text:style-name="P2"/>
      <text:p text:style-name="P2"/>
      <text:p text:style-name="P2"/>
      <text:p text:style-name="P6"><text:span text:style-name="T3">Monday 7/27</text:span></text:p>
      <text:p text:style-name="P2"/>
      <text:p text:style-name="P1"><text:span text:style-name="T1">64. Review</text:span></text:p>
      <text:p text:style-name="P2"/>
      <text:p text:style-name="P1"><text:span text:style-name="T2">Outline:</text:span></text:p>
      <text:list xml:id="list1783800555" text:style-name="WWNum40">
        <text:list-item>
          <text:p text:style-name="P99"><text:span text:style-name="T2">Movie Markdown Walkthrough</text:span></text:p>
        </text:list-item>
        <text:list-item>
          <text:p text:style-name="P99"><text:span text:style-name="T2">Movie Posters via GCS</text:span></text:p>
        </text:list-item>
      </text:list>
      <text:p text:style-name="P2"/>
      <text:p text:style-name="P2"/>
      <text:p text:style-name="P2"/>
      <text:p text:style-name="P7"/>
      <text:p text:style-name="P1"><text:span text:style-name="T1">65. Self-Destructing Messages</text:span></text:p>
      <text:p text:style-name="P2"/>
      <text:p text:style-name="P1"><text:span text:style-name="T2">Build an application which allows sharing a message which after a certain amount of time expires.</text:span></text:p>
      <text:p text:style-name="P2"/>
      <text:p text:style-name="P1"><text:span text:style-name="T2">Improve the security of the application by encrypting the message with a randomly generated private key which is never stored on the server.</text:span></text:p>
      <text:p text:style-name="P6"><text:span text:style-name="T1">66. Basic File Browser</text:span></text:p>
      <text:p text:style-name="P2"/>
      <text:p text:style-name="P1"><text:span text:style-name="T2">Build an application which can access any GCS bucket using a provided JSON credentials file. It should support uploading, downloading and listing directories.</text:span></text:p>
      <text:p text:style-name="P2"/>
      <text:p text:style-name="P2"/>
      <text:p text:style-name="P2"/>
      <text:p text:style-name="P6"><text:span text:style-name="T1">67. API Example: Financial CSV</text:span></text:p>
      <text:p text:style-name="P2"/>
      <text:p text:style-name="P1"><text:span text:style-name="T2">Build an application which can take in two stock ticker symbols and calculate the covariance between their returns over the last 5 years. Add a chart of their two relative returns.</text:span></text:p>
      <text:p text:style-name="P2"/>
      <text:p text:style-name="P2"/>
      <text:p text:style-name="P2"/>
      <text:p text:style-name="P6"><text:span text:style-name="T3">Tuesday 7/28</text:span></text:p>
      <text:p text:style-name="P3"/>
      <text:p text:style-name="P1"><text:span text:style-name="T1">68. Review</text:span></text:p>
      <text:p text:style-name="P3"/>
      <text:list xml:id="list2045198181" text:style-name="WWNum51">
        <text:list-item>
          <text:p text:style-name="P100"><text:span text:style-name="T2">Financial CSV, charts, correlation</text:span></text:p>
        </text:list-item>
      </text:list>
      <text:p text:style-name="P3"/>
      <text:p text:style-name="P6"><text:span text:style-name="T1">69. API Example: Stripe</text:span></text:p>
      <text:p text:style-name="P2"/>
      <text:p text:style-name="P1"><text:span text:style-name="T2">Create an application which uses the Stripe API to allow site payments.</text:span></text:p>
      <text:p text:style-name="P2"/>
      <text:p text:style-name="P1"><text:span text:style-name="T2">https://stripe.com/docs/tutorials/charges<text:line-break/>https://github.com/stripe/stripe-go</text:span></text:p>
      <text:p text:style-name="P2"/>
      <text:p text:style-name="P2"/>
      <text:p text:style-name="P6"><text:span text:style-name="T1">70. API Example: 3rd Party OAuth</text:span></text:p>
      <text:p text:style-name="P2"/>
      <text:p text:style-name="P1"><text:span text:style-name="T2">Create an application which uses a 3rd party for authentication rather than the built in Google provider.</text:span></text:p>
      <text:p text:style-name="P2"/>
      <text:p text:style-name="P1"><text:span text:style-name="T1">Problem:</text:span></text:p>
      <text:list xml:id="list47858050" text:style-name="WWNum33">
        <text:list-item>
          <text:p text:style-name="P101"><text:span text:style-name="T2">Implement 3rd party login with another provider (google, twitter, facebook, etc…)</text:span></text:p>
        </text:list-item>
      </text:list>
      <text:p text:style-name="P6"><text:span text:style-name="T1">71. Task Queue</text:span></text:p>
      <text:p text:style-name="P2"/>
      <text:p text:style-name="P1"><text:span text:style-name="T2">Outline</text:span></text:p>
      <text:list xml:id="list2449637410" text:style-name="WWNum75">
        <text:list-item>
          <text:p text:style-name="P102"><text:span text:style-name="T2">cloud.google.com/appengine/docs/go/taskqueue</text:span></text:p>
        </text:list-item>
        <text:list-item>
          <text:p text:style-name="P102"><text:span text:style-name="T2">google.golang.org/appengine/delay</text:span></text:p>
        </text:list-item>
      </text:list>
      <text:p text:style-name="P2"/>
      <text:p text:style-name="P2"/>
      <text:p text:style-name="P2"/>
      <text:p text:style-name="P6"><text:span text:style-name="T2">72. Scheduled Tas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1" svg:font-family="'Source Code Pro'"/>
    <style:font-face style:name="Source Sans Pro" svg:font-family="'Source Sans Pro'"/>
    <style:font-face style:name="Arial" svg:font-family="Arial" style:font-family-generic="roman" style:font-pitch="variable"/>
    <style:font-face style:name="Source Code Pro" svg:font-family="'Source Code Pr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ource Code Pro2" svg:font-family="'Source Code Pr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font-name="Source Code Pro" fo:font-family="'Source Code Pr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Source Code Pro" fo:font-family="'Source Code Pr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Source Code Pro" fo:font-family="'Source Code Pr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Source Code Pro" fo:font-family="'Source Code Pr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Source Code Pro" fo:font-family="'Source Code Pr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Source Code Pro" fo:font-family="'Source Code Pro'"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Source Code Pro" fo:font-family="'Source Code Pr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Source Code Pro" fo:font-family="'Source Code Pr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Source Code Pro" fo:font-family="'Source Code Pro'" style:font-family-generic="roman" style:font-pitch="variable" style:text-underline-style="none"/>
    </style:style>
    <style:style style:name="ListLabel_20_74" style:display-name="ListLabel 74" style:family="text">
      <style:text-properties style:font-name="Source Code Pro" fo:font-family="'Source Code Pro'" style:font-family-generic="roman" style:font-pitch="variable"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Source Code Pro" fo:font-family="'Source Code Pro'" style:font-family-generic="roman" style:font-pitch="variable" style:text-underline-style="none"/>
    </style:style>
    <style:style style:name="ListLabel_20_83" style:display-name="ListLabel 83" style:family="text">
      <style:text-properties style:font-name="Source Code Pro" fo:font-family="'Source Code Pro'" style:font-family-generic="roman" style:font-pitch="variable"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Source Code Pro" fo:font-family="'Source Code Pr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Source Code Pro" fo:font-family="'Source Code Pro'"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Source Code Pro" fo:font-family="'Source Code Pro'"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Source Code Pro" fo:font-family="'Source Code Pro'"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Source Code Pro" fo:font-family="'Source Code Pro'"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Source Code Pro" fo:font-family="'Source Code Pro'" style:font-family-generic="roman" style:font-pitch="variable" style:text-underline-style="none"/>
    </style:style>
    <style:style style:name="ListLabel_20_137" style:display-name="ListLabel 137" style:family="text">
      <style:text-properties style:font-name="Source Code Pro" fo:font-family="'Source Code Pro'" style:font-family-generic="roman" style:font-pitch="variable"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Source Code Pro" fo:font-family="'Source Code Pro'" style:font-family-generic="roman" style:font-pitch="variable" style:text-underline-style="none"/>
    </style:style>
    <style:style style:name="ListLabel_20_146" style:display-name="ListLabel 146" style:family="text">
      <style:text-properties style:font-name="Source Code Pro" fo:font-family="'Source Code Pro'" style:font-family-generic="roman" style:font-pitch="variable" style:text-underline-style="none"/>
    </style:style>
    <style:style style:name="ListLabel_20_147" style:display-name="ListLabel 147" style:family="text">
      <style:text-properties style:font-name="Source Code Pro" fo:font-family="'Source Code Pro'" style:font-family-generic="roman" style:font-pitch="variable"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Source Code Pro" fo:font-family="'Source Code Pro'"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Source Code Pro" fo:font-family="'Source Code Pro'" style:font-family-generic="roman" style:font-pitch="variable" style:text-underline-style="none"/>
    </style:style>
    <style:style style:name="ListLabel_20_164" style:display-name="ListLabel 164" style:family="text">
      <style:text-properties style:font-name="Source Code Pro" fo:font-family="'Source Code Pro'" style:font-family-generic="roman" style:font-pitch="variable"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Source Code Pro" fo:font-family="'Source Code Pro'"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Source Code Pro" fo:font-family="'Source Code Pro'"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Source Code Pro" fo:font-family="'Source Code Pro'"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Source Code Pro" fo:font-family="'Source Code Pro'"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Source Code Pro" fo:font-family="'Source Code Pro'"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Source Code Pro" fo:font-family="'Source Code Pro'"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Source Code Pro" fo:font-family="'Source Code Pro'"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Source Code Pro" fo:font-family="'Source Code Pro'"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Source Code Pro" fo:font-family="'Source Code Pro'"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Source Code Pro" fo:font-family="'Source Code Pro'"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Source Code Pro" fo:font-family="'Source Code Pro'"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Source Code Pro" fo:font-family="'Source Code Pro'" style:font-family-generic="roman" style:font-pitch="variable"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Source Code Pro" fo:font-family="'Source Code Pro'"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Source Code Pro" fo:font-family="'Source Code Pro'"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Source Code Pro" fo:font-family="'Source Code Pro'"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Source Code Pro" fo:font-family="'Source Code Pro'"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Source Code Pro" fo:font-family="'Source Code Pro'" style:font-family-generic="roman" style:font-pitch="variable"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Source Code Pro" fo:font-family="'Source Code Pro'"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Source Code Pro" fo:font-family="'Source Code Pro'"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Source Code Pro" fo:font-family="'Source Code Pro'" style:font-family-generic="roman" style:font-pitch="variable"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Source Code Pro" fo:font-family="'Source Code Pro'" style:font-family-generic="roman" style:font-pitch="variable"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Source Code Pro" fo:font-family="'Source Code Pro'" style:font-family-generic="roman" style:font-pitch="variable" style:text-underline-style="none"/>
    </style:style>
    <style:style style:name="ListLabel_20_362" style:display-name="ListLabel 362" style:family="text">
      <style:text-properties style:font-name="Source Code Pro" fo:font-family="'Source Code Pro'" style:font-family-generic="roman" style:font-pitch="variable"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Source Code Pro" fo:font-family="'Source Code Pro'" style:font-family-generic="roman" style:font-pitch="variable"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Source Code Pro" fo:font-family="'Source Code Pro'"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Source Code Pro" fo:font-family="'Source Code Pro'" style:font-family-generic="roman" style:font-pitch="variable"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Source Code Pro" fo:font-family="'Source Code Pro'" style:font-family-generic="roman" style:font-pitch="variable"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Source Code Pro" fo:font-family="'Source Code Pro'" style:font-family-generic="roman" style:font-pitch="variable"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Source Code Pro" fo:font-family="'Source Code Pro'" style:font-family-generic="roman" style:font-pitch="variable"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Source Code Pro" fo:font-family="'Source Code Pro'" style:font-family-generic="roman" style:font-pitch="variable"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Source Code Pro" fo:font-family="'Source Code Pro'" style:font-family-generic="roman" style:font-pitch="variable"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Source Code Pro" fo:font-family="'Source Code Pro'" style:font-family-generic="roman" style:font-pitch="variable" style:text-underline-style="none"/>
    </style:style>
    <style:style style:name="ListLabel_20_443" style:display-name="ListLabel 443" style:family="text">
      <style:text-properties style:font-name="Source Code Pro" fo:font-family="'Source Code Pro'" style:font-family-generic="roman" style:font-pitch="variable"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Source Code Pro" fo:font-family="'Source Code Pro'" style:font-family-generic="roman" style:font-pitch="variable"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Source Code Pro" fo:font-family="'Source Code Pro'" style:font-family-generic="roman" style:font-pitch="variable"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Source Code Pro" fo:font-family="'Source Code Pro'" style:font-family-generic="roman" style:font-pitch="variable" style:text-underline-style="none"/>
    </style:style>
    <style:style style:name="ListLabel_20_470" style:display-name="ListLabel 470" style:family="text">
      <style:text-properties style:font-name="Source Code Pro" fo:font-family="'Source Code Pro'" style:font-family-generic="roman" style:font-pitch="variable"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Source Code Pro" fo:font-family="'Source Code Pro'" style:font-family-generic="roman" style:font-pitch="variable" style:text-underline-style="none"/>
    </style:style>
    <style:style style:name="ListLabel_20_479" style:display-name="ListLabel 479" style:family="text">
      <style:text-properties style:font-name="Source Code Pro" fo:font-family="'Source Code Pro'" style:font-family-generic="roman" style:font-pitch="variable"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Source Code Pro" fo:font-family="'Source Code Pro'" style:font-family-generic="roman" style:font-pitch="variable" style:text-underline-style="none"/>
    </style:style>
    <style:style style:name="ListLabel_20_488" style:display-name="ListLabel 488" style:family="text">
      <style:text-properties style:font-name="Source Code Pro" fo:font-family="'Source Code Pro'" style:font-family-generic="roman" style:font-pitch="variable"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Source Code Pro" fo:font-family="'Source Code Pro'" style:font-family-generic="roman" style:font-pitch="variable" style:text-underline-style="none"/>
    </style:style>
    <style:style style:name="ListLabel_20_497" style:display-name="ListLabel 497" style:family="text">
      <style:text-properties style:font-name="Source Code Pro" fo:font-family="'Source Code Pro'" style:font-family-generic="roman" style:font-pitch="variable" style:text-underline-style="none"/>
    </style:style>
    <style:style style:name="ListLabel_20_498" style:display-name="ListLabel 498" style:family="text">
      <style:text-properties style:font-name="Source Code Pro" fo:font-family="'Source Code Pro'" style:font-family-generic="roman" style:font-pitch="variable"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Source Code Pro" fo:font-family="'Source Code Pro'" style:font-family-generic="roman" style:font-pitch="variable"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Source Code Pro" fo:font-family="'Source Code Pro'" style:font-family-generic="roman" style:font-pitch="variable"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Source Code Pro" fo:font-family="'Source Code Pro'" style:font-family-generic="roman" style:font-pitch="variable"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Source Code Pro" fo:font-family="'Source Code Pro'" style:font-family-generic="roman" style:font-pitch="variable" style:text-underline-style="none"/>
    </style:style>
    <style:style style:name="ListLabel_20_533" style:display-name="ListLabel 533" style:family="text">
      <style:text-properties style:font-name="Source Code Pro" fo:font-family="'Source Code Pro'" style:font-family-generic="roman" style:font-pitch="variable"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Source Code Pro" fo:font-family="'Source Code Pro'" style:font-family-generic="roman" style:font-pitch="variable"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Source Code Pro" fo:font-family="'Source Code Pro'"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Source Code Pro" fo:font-family="'Source Code Pro'" style:font-family-generic="roman" style:font-pitch="variable"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Source Code Pro" fo:font-family="'Source Code Pro'"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Source Code Pro" fo:font-family="'Source Code Pro'" style:font-family-generic="roman" style:font-pitch="variable" style:text-underline-style="none"/>
    </style:style>
    <style:style style:name="ListLabel_20_578" style:display-name="ListLabel 578" style:family="text">
      <style:text-properties style:font-name="Source Code Pro" fo:font-family="'Source Code Pro'" style:font-family-generic="roman" style:font-pitch="variable"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Source Code Pro" fo:font-family="'Source Code Pro'" style:font-family-generic="roman" style:font-pitch="variable"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Source Code Pro" fo:font-family="'Source Code Pro'" style:font-family-generic="roman" style:font-pitch="variable" style:text-underline-style="none"/>
    </style:style>
    <style:style style:name="ListLabel_20_596" style:display-name="ListLabel 596" style:family="text">
      <style:text-properties style:font-name="Source Code Pro" fo:font-family="'Source Code Pro'" style:font-family-generic="roman" style:font-pitch="variable"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Source Code Pro" fo:font-family="'Source Code Pro'" style:font-family-generic="roman" style:font-pitch="variable"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Source Code Pro" fo:font-family="'Source Code Pro'" style:font-family-generic="roman" style:font-pitch="variable"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font-name="Source Code Pro" fo:font-family="'Source Code Pro'" style:font-family-generic="roman" style:font-pitch="variable" style:text-underline-style="none"/>
    </style:style>
    <style:style style:name="ListLabel_20_623" style:display-name="ListLabel 623" style:family="text">
      <style:text-properties style:font-name="Source Code Pro" fo:font-family="'Source Code Pro'" style:font-family-generic="roman" style:font-pitch="variable"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Source Code Pro" fo:font-family="'Source Code Pro'" style:font-family-generic="roman" style:font-pitch="variable"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font-name="Source Code Pro" fo:font-family="'Source Code Pro'" style:font-family-generic="roman" style:font-pitch="variable"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font-name="Source Code Pro" fo:font-family="'Source Code Pro'" style:font-family-generic="roman" style:font-pitch="variable"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font-name="Source Code Pro" fo:font-family="'Source Code Pro'" style:font-family-generic="roman" style:font-pitch="variable" style:text-underline-style="none"/>
    </style:style>
    <style:style style:name="ListLabel_20_659" style:display-name="ListLabel 659" style:family="text">
      <style:text-properties style:font-name="Source Code Pro" fo:font-family="'Source Code Pro'" style:font-family-generic="roman" style:font-pitch="variable"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font-name="Source Code Pro" fo:font-family="'Source Code Pro'" style:font-family-generic="roman" style:font-pitch="variable"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font-name="Source Code Pro" fo:font-family="'Source Code Pro'" style:font-family-generic="roman" style:font-pitch="variable"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font-name="Source Code Pro" fo:font-family="'Source Code Pro'" style:font-family-generic="roman" style:font-pitch="variable"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font-name="Source Code Pro" fo:font-family="'Source Code Pro'" style:font-family-generic="roman" style:font-pitch="variable"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font-name="Source Code Pro" fo:font-family="'Source Code Pro'" style:font-family-generic="roman" style:font-pitch="variable"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font-name="Source Code Pro" fo:font-family="'Source Code Pro'" style:font-family-generic="roman" style:font-pitch="variable" style:text-underline-style="none"/>
    </style:style>
    <style:style style:name="ListLabel_20_713" style:display-name="ListLabel 713" style:family="text">
      <style:text-properties style:font-name="Source Code Pro" fo:font-family="'Source Code Pro'" style:font-family-generic="roman" style:font-pitch="variable" style:text-underline-style="none"/>
    </style:style>
    <style:style style:name="ListLabel_20_714" style:display-name="ListLabel 714" style:family="text">
      <style:text-properties style:font-name="Source Code Pro" fo:font-family="'Source Code Pro'" style:font-family-generic="roman" style:font-pitch="variable"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font-name="Source Code Pro" fo:font-family="'Source Code Pro'" style:font-family-generic="roman" style:font-pitch="variable"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font-name="Source Code Pro" fo:font-family="'Source Code Pro'" style:font-family-generic="roman" style:font-pitch="variable"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font-name="Source Code Pro" fo:font-family="'Source Code Pro'" style:font-family-generic="roman" style:font-pitch="variable"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font-name="Source Code Pro" fo:font-family="'Source Code Pro'" style:font-family-generic="roman" style:font-pitch="variable"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font-name="Source Code Pro" fo:font-family="'Source Code Pro'" style:font-family-generic="roman" style:font-pitch="variable"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font-name="Source Code Pro" fo:font-family="'Source Code Pro'" style:font-family-generic="roman" style:font-pitch="variable"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font-name="Source Code Pro" fo:font-family="'Source Code Pro'" style:font-family-generic="roman" style:font-pitch="variable"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font-name="Source Code Pro" fo:font-family="'Source Code Pro'" style:font-family-generic="roman" style:font-pitch="variable"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font-name="Source Code Pro" fo:font-family="'Source Code Pro'" style:font-family-generic="roman" style:font-pitch="variable"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font-name="Source Code Pro" fo:font-family="'Source Code Pro'" style:font-family-generic="roman" style:font-pitch="variable"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font-name="Source Code Pro" fo:font-family="'Source Code Pro'" style:font-family-generic="roman" style:font-pitch="variable" style:text-underline-style="none"/>
    </style:style>
    <style:style style:name="ListLabel_20_812" style:display-name="ListLabel 812" style:family="text">
      <style:text-properties style:font-name="Source Code Pro" fo:font-family="'Source Code Pro'" style:font-family-generic="roman" style:font-pitch="variable"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font-name="Source Code Pro" fo:font-family="'Source Code Pro'" style:font-family-generic="roman" style:font-pitch="variable"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font-name="Source Code Pro" fo:font-family="'Source Code Pro'" style:font-family-generic="roman" style:font-pitch="variable"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font-name="Source Code Pro" fo:font-family="'Source Code Pro'" style:font-family-generic="roman" style:font-pitch="variable"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font-name="Source Code Pro" fo:font-family="'Source Code Pro'" style:font-family-generic="roman" style:font-pitch="variable"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fo:color="#1155cc" style:font-name="Source Code Pro" fo:font-family="'Source Code Pro'" style:font-family-generic="roman" style:font-pitch="variable" style:text-underline-style="solid" style:text-underline-width="auto" style:text-underline-color="font-color" style:font-name-asian="Source Code Pro2" style:font-family-asian="'Source Code Pro'" style:font-family-generic-asian="system" style:font-pitch-asian="variable" style:font-name-complex="Source Code Pro2" style:font-family-complex="'Source Code Pr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2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4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4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4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4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4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6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7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7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7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7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7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7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60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0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0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0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0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1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1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62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2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2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2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2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2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2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text:style-name="ListLabel_20_64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4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4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4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4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4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4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4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4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text:style-name="ListLabel_20_64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5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5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5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5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5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5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5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text:style-name="ListLabel_20_68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8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8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8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9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9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9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text:style-name="ListLabel_20_69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9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9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9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9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0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0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text:style-name="ListLabel_20_73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3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3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3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3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3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3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3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3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text:style-name="ListLabel_20_73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4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4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4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4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4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4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4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6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6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6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7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7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7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7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number text:level="1" text:style-name="ListLabel_20_81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1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1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1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1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1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1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text:style-name="ListLabel_20_82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2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2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2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2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2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2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2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number text:level="1" text:style-name="ListLabel_20_83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4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4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4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4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4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4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number text:level="1" text:style-name="ListLabel_20_84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4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5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5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5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5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5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5" meta:paragraph-count="579" meta:word-count="4437" meta:character-count="26944" meta:non-whitespace-character-count="23086"/>
    <meta:generator>LibreOfficeDev/6.0.5.2$Linux_X86_64 LibreOffice_project/</meta:generator>
  </office:meta>
</office:document-meta>
</file>